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fo:min-height="0.889cm" fo:min-width="3.376cm"/>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9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InterfaceClass">
      <style:graphic-properties draw:fill-color="#ffffff" fo:min-height="0.899cm" fo:min-width="3.376cm"/>
      <style:paragraph-properties style:writing-mode="lr-tb"/>
    </style:style>
    <style:style style:name="gr71" style:family="graphic" style:parent-style-name="InterfaceClass">
      <style:graphic-properties fo:min-height="0.9cm" fo:min-width="3.376cm"/>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graphic-properties draw:stroke="none" svg:stroke-color="#000000" draw:fill="none" draw:fill-color="#ffffff" fo:min-height="1.656cm"/>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6" style:family="graphic" style:parent-style-name="RequiredClass">
      <style:graphic-properties fo:min-height="0.55cm" fo:min-width="4.923cm"/>
      <style:paragraph-properties style:writing-mode="lr-tb"/>
    </style:style>
    <style:style style:name="gr97" style:family="graphic" style:parent-style-name="RequiredClass">
      <style:graphic-properties fo:min-height="0.55cm" fo:min-width="4.924cm"/>
      <style:paragraph-properties style:writing-mode="lr-tb"/>
    </style:style>
    <style:style style:name="gr98" style:family="graphic" style:parent-style-name="RequiredClass">
      <style:graphic-properties fo:min-height="0.55cm" fo:min-width="4.921cm"/>
      <style:paragraph-properties style:writing-mode="lr-tb"/>
    </style:style>
    <style:style style:name="gr99" style:family="graphic" style:parent-style-name="RequiredClass">
      <style:graphic-properties fo:min-height="0.55cm" fo:min-width="5.155cm"/>
      <style:paragraph-properties style:writing-mode="lr-tb"/>
    </style:style>
    <style:style style:name="gr100" style:family="graphic" style:parent-style-name="RequiredClass">
      <style:graphic-properties fo:min-height="0.55cm" fo:min-width="5.156cm"/>
      <style:paragraph-properties style:writing-mode="lr-tb"/>
    </style:style>
    <style:style style:name="gr1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4" style:family="graphic" style:parent-style-name="RequiredClass">
      <style:graphic-properties fo:min-height="0.545cm" fo:min-width="4.924cm"/>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standard">
      <style:graphic-properties draw:stroke="none" svg:stroke-color="#000000" draw:fill="none" draw:fill-color="#ffffff" fo:min-height="1.737cm"/>
      <style:paragraph-properties style:writing-mode="lr-tb"/>
    </style:style>
    <style:style style:name="gr111" style:family="graphic" style:parent-style-name="RequiredClass">
      <style:graphic-properties fo:min-height="0.55cm" fo:min-width="4.156cm"/>
      <style:paragraph-properties style:writing-mode="lr-tb"/>
    </style:style>
    <style:style style:name="gr112" style:family="graphic" style:parent-style-name="InterfaceClass">
      <style:graphic-properties fo:min-height="0.578cm" fo:min-width="3.376cm"/>
      <style:paragraph-properties style:writing-mode="lr-tb"/>
    </style:style>
    <style:style style:name="gr113" style:family="graphic" style:parent-style-name="InterfaceClass">
      <style:graphic-properties fo:min-height="0.577cm" fo:min-width="3.376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7" style:family="graphic" style:parent-style-name="standard">
      <style:graphic-properties draw:stroke="none" svg:stroke-color="#000000" draw:fill="none" draw:fill-color="#ffffff" fo:min-height="1.187cm"/>
      <style:paragraph-properties style:writing-mode="lr-tb"/>
    </style:style>
    <style:style style:name="gr118" style:family="graphic" style:parent-style-name="Implements_5f_conn">
      <style:graphic-properties/>
      <style:paragraph-properties style:writing-mode="lr-tb"/>
    </style:style>
    <style:style style:name="gr1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0" style:family="graphic" style:parent-style-name="has_5f_a_5f_conn">
      <style:graphic-properties/>
      <style:paragraph-properties style:writing-mode="lr-tb"/>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standard">
      <style:graphic-properties draw:stroke="none" svg:stroke-color="#000000" draw:fill="none" draw:fill-color="#ffffff" fo:min-height="0.637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7" style:family="graphic" style:parent-style-name="standard">
      <style:graphic-properties svg:stroke-color="#808080" draw:fill-color="#dddddd" draw:textarea-horizontal-align="justify" draw:textarea-vertical-align="middle" draw:auto-grow-height="false" fo:min-height="5.613cm" fo:min-width="13.533cm"/>
    </style:style>
    <style:style style:name="gr1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9" style:family="graphic" style:parent-style-name="DataClass">
      <style:graphic-properties fo:min-height="0.578cm" fo:min-width="3.376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graphic-properties draw:stroke="none" svg:stroke-color="#000000" draw:fill="none" draw:fill-color="#ffffff" fo:min-height="1.168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4" style:family="graphic" style:parent-style-name="DataClass">
      <style:graphic-properties draw:fill-color="#ffffff" fo:min-height="0.451cm" fo:min-width="3.228cm"/>
      <style:paragraph-properties style:writing-mode="lr-tb"/>
    </style:style>
    <style:style style:name="gr135" style:family="graphic" style:parent-style-name="DataClass">
      <style:graphic-properties draw:fill-color="#ffffff" fo:min-height="0.451cm" fo:min-width="2.472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InterfaceClass">
      <style:graphic-properties/>
      <style:paragraph-properties style:writing-mode="lr-tb"/>
    </style:style>
    <style:style style:name="gr139" style:family="graphic" style:parent-style-name="RequiredClass">
      <style:graphic-properties svg:stroke-color="#000000" draw:marker-end="" fo:min-height="0.578cm" fo:min-width="3.376cm"/>
      <style:paragraph-properties style:writing-mode="lr-tb"/>
    </style:style>
    <style:style style:name="gr140" style:family="graphic" style:parent-style-name="RequiredClass">
      <style:graphic-properties fo:min-height="0.578cm" fo:min-width="3.376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graphic-properties svg:stroke-color="#000000" draw:fill-color="#ffffff" draw:textarea-horizontal-align="justify" draw:textarea-vertical-align="top" draw:auto-grow-height="false" fo:min-height="0.657cm" fo:min-width="3.727cm"/>
      <style:paragraph-properties style:writing-mode="lr-tb"/>
    </style:style>
    <style:style style:name="gr1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false" fo:min-height="4.189cm" fo:min-width="0cm"/>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2"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3" style:family="graphic" style:parent-style-name="Extends_5f_conn">
      <style:graphic-properties draw:stroke-linejoin="miter" draw:auto-grow-height="false" fo:min-height="0.66cm" fo:min-width="3.708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Extends_5f_conn">
      <style:graphic-properties draw:stroke-linejoin="miter" draw:auto-grow-height="false" fo:min-height="0.66cm" fo:min-width="5.576cm"/>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RequiredClass">
      <style:graphic-properties fo:min-height="0.769cm" fo:min-width="4.329cm"/>
      <style:paragraph-properties style:writing-mode="lr-tb"/>
    </style:style>
    <style:style style:name="gr210" style:family="graphic" style:parent-style-name="RequiredClass">
      <style:graphic-properties fo:min-height="0.769cm" fo:min-width="4.011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4" style:family="graphic" style:parent-style-name="standard">
      <style:graphic-properties draw:stroke="none" draw:fill="none" fo:min-height="1.908cm"/>
      <style:paragraph-properties style:writing-mode="lr-tb"/>
    </style:style>
    <style:style style:name="gr215" style:family="graphic" style:parent-style-name="standard">
      <style:graphic-properties draw:stroke="none" draw:fill="none" fo:min-height="0.713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17" style:family="graphic" style:parent-style-name="standard">
      <style:graphic-properties draw:stroke="none" draw:fill="none" fo:min-height="3.153cm"/>
      <style:paragraph-properties style:writing-mode="lr-tb"/>
    </style:style>
    <style:style style:name="gr218" style:family="graphic" style:parent-style-name="OptionalDeco">
      <style:graphic-properties fo:min-height="0.55cm" fo:min-width="3.782cm"/>
      <style:paragraph-properties style:writing-mode="lr-tb"/>
    </style:style>
    <style:style style:name="gr219" style:family="graphic" style:parent-style-name="OptionalDeco">
      <style:graphic-properties fo:min-height="0.55cm" fo:min-width="3.411cm"/>
      <style:paragraph-properties style:writing-mode="lr-tb"/>
    </style:style>
    <style:style style:name="gr220" style:family="graphic" style:parent-style-name="OptionalDeco">
      <style:graphic-properties fo:min-height="0.55cm" fo:min-width="3.412cm"/>
      <style:paragraph-properties style:writing-mode="lr-tb"/>
    </style:style>
    <style:style style:name="gr2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2" style:family="graphic" style:parent-style-name="standard">
      <style:graphic-properties svg:stroke-color="#3465a4" draw:textarea-vertical-align="middle"/>
    </style:style>
    <style:style style:name="gr223" style:family="graphic" style:parent-style-name="OptionalDeco">
      <style:graphic-properties fo:min-height="0.55cm" fo:min-width="2.561cm"/>
      <style:paragraph-properties style:writing-mode="lr-tb"/>
    </style:style>
    <style:style style:name="gr224" style:family="graphic" style:parent-style-name="OptionalDeco">
      <style:graphic-properties/>
      <style:paragraph-properties style:writing-mode="lr-tb"/>
    </style:style>
    <style:style style:name="gr225" style:family="graphic" style:parent-style-name="standard">
      <style:graphic-properties draw:textarea-vertical-align="middle"/>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OptionalDeco">
      <style:graphic-properties fo:min-height="0.55cm" fo:min-width="2.708cm"/>
      <style:paragraph-properties style:writing-mode="lr-tb"/>
    </style:style>
    <style:style style:name="gr228" style:family="graphic" style:parent-style-name="OptionalDeco">
      <style:graphic-properties fo:min-height="0.55cm" fo:min-width="3.77cm"/>
      <style:paragraph-properties style:writing-mode="lr-tb"/>
    </style:style>
    <style:style style:name="gr229" style:family="graphic" style:parent-style-name="OptionalDeco">
      <style:graphic-properties draw:fill-color="#ffffff" fo:min-height="0.55cm" fo:min-width="3.77cm"/>
      <style:paragraph-properties style:writing-mode="lr-tb"/>
    </style:style>
    <style:style style:name="gr230" style:family="graphic" style:parent-style-name="OptionalDeco">
      <style:graphic-properties fo:min-height="0.55cm" fo:min-width="3.767cm"/>
      <style:paragraph-properties style:writing-mode="lr-tb"/>
    </style:style>
    <style:style style:name="gr231" style:family="graphic" style:parent-style-name="standard">
      <style:graphic-properties draw:stroke="none" draw:fill="none" fo:min-height="0.51cm"/>
      <style:paragraph-properties style:writing-mode="lr-tb"/>
    </style:style>
    <style:style style:name="gr232"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3" style:family="graphic" style:parent-style-name="standard">
      <style:graphic-properties draw:stroke="none" draw:fill="none" fo:min-height="3.053cm"/>
      <style:paragraph-properties style:writing-mode="lr-tb"/>
    </style:style>
    <style:style style:name="gr234" style:family="graphic" style:parent-style-name="OptionalDeco">
      <style:graphic-properties fo:min-height="0.55cm" fo:min-width="3.898cm"/>
      <style:paragraph-properties style:writing-mode="lr-tb"/>
    </style:style>
    <style:style style:name="gr2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37" style:family="graphic" style:parent-style-name="Calls">
      <style:graphic-properties/>
    </style:style>
    <style:style style:name="gr238" style:family="graphic" style:parent-style-name="standard">
      <style:graphic-properties draw:fill-color="#729fcf" draw:textarea-vertical-align="middle"/>
    </style:style>
    <style:style style:name="gr239"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0" style:family="graphic" style:parent-style-name="RequiredClass">
      <style:graphic-properties fo:min-height="0.55cm" fo:min-width="3.898cm"/>
      <style:paragraph-properties style:writing-mode="lr-tb"/>
    </style:style>
    <style:style style:name="gr241" style:family="graphic" style:parent-style-name="DecoGroup">
      <style:graphic-properties fo:min-height="17.961cm" fo:min-width="12.916cm"/>
      <style:paragraph-properties style:writing-mode="lr-tb"/>
    </style:style>
    <style:style style:name="gr242" style:family="graphic" style:parent-style-name="RequiredClass">
      <style:graphic-properties fo:min-height="0.55cm" fo:min-width="4.011cm"/>
      <style:paragraph-properties style:writing-mode="lr-tb"/>
    </style:style>
    <style:style style:name="gr243" style:family="graphic" style:parent-style-name="RequiredClass">
      <style:graphic-properties draw:fill-color="#ffa6a6" fo:min-height="0.55cm" fo:min-width="2.63cm"/>
      <style:paragraph-properties style:writing-mode="lr-tb"/>
    </style:style>
    <style:style style:name="gr244" style:family="graphic" style:parent-style-name="RequiredClass">
      <style:graphic-properties draw:fill-color="#ffa6a6" fo:min-height="0.55cm" fo:min-width="2.633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46" style:family="graphic" style:parent-style-name="objectwithoutfill">
      <style:graphic-properties draw:marker-end="Arrow" draw:marker-end-width="0.3cm" draw:fill="none" draw:textarea-vertical-align="middle"/>
    </style:style>
    <style:style style:name="gr247" style:family="graphic" style:parent-style-name="standard">
      <style:graphic-properties draw:stroke="none" draw:fill="none" fo:min-height="3.073cm"/>
      <style:paragraph-properties style:writing-mode="lr-tb"/>
    </style:style>
    <style:style style:name="gr2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9" style:family="graphic" style:parent-style-name="RequiredClass">
      <style:graphic-properties fo:min-height="0.55cm" fo:min-width="2.689cm"/>
      <style:paragraph-properties style:writing-mode="lr-tb"/>
    </style:style>
    <style:style style:name="gr250" style:family="graphic" style:parent-style-name="RequiredClass">
      <style:graphic-properties fo:min-height="0.55cm" fo:min-width="2.399cm"/>
      <style:paragraph-properties style:writing-mode="lr-tb"/>
    </style:style>
    <style:style style:name="gr2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2" style:family="graphic" style:parent-style-name="OptionalDeco">
      <style:graphic-properties draw:fill-color="#ffffff" fo:min-height="0.55cm" fo:min-width="3.767cm"/>
      <style:paragraph-properties style:writing-mode="lr-tb"/>
    </style:style>
    <style:style style:name="gr253" style:family="graphic" style:parent-style-name="OptionalDeco">
      <style:graphic-properties draw:fill-color="#ffffff"/>
      <style:paragraph-properties style:writing-mode="lr-tb"/>
    </style:style>
    <style:style style:name="gr254" style:family="graphic" style:parent-style-name="standard">
      <style:graphic-properties draw:stroke="none" svg:stroke-color="#000000" draw:fill="none" draw:fill-color="#ffffff" fo:min-height="0.908cm"/>
      <style:paragraph-properties style:writing-mode="lr-tb"/>
    </style:style>
    <style:style style:name="gr255" style:family="graphic" style:parent-style-name="RequiredClass">
      <style:graphic-properties fo:min-height="0.55cm" fo:min-width="2.398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57" style:family="graphic" style:parent-style-name="standard">
      <style:graphic-properties draw:stroke="none" draw:fill="none" fo:min-height="2.12cm"/>
      <style:paragraph-properties style:writing-mode="lr-tb"/>
    </style:style>
    <style:style style:name="gr258" style:family="graphic" style:parent-style-name="OptionalDeco">
      <style:graphic-properties fo:min-height="0.55cm" fo:min-width="4.011cm"/>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4" style:family="graphic" style:parent-style-name="DecoGroup">
      <style:graphic-properties/>
      <style:paragraph-properties style:writing-mode="lr-tb"/>
    </style:style>
    <style:style style:name="gr265" style:family="graphic" style:parent-style-name="OptionalDeco">
      <style:graphic-properties draw:fill-color="#ffffff" fo:min-height="0.55cm" fo:min-width="3.693cm"/>
      <style:paragraph-properties style:writing-mode="lr-tb"/>
    </style:style>
    <style:style style:name="gr266" style:family="graphic" style:parent-style-name="OptionalDeco">
      <style:graphic-properties fo:min-height="0.55cm" fo:min-width="3.05cm"/>
      <style:paragraph-properties style:writing-mode="lr-tb"/>
    </style:style>
    <style:style style:name="gr267" style:family="graphic" style:parent-style-name="OptionalDeco">
      <style:graphic-properties fo:min-height="0.549cm" fo:min-width="3.014cm"/>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8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0" style:family="graphic" style:parent-style-name="standard">
      <style:graphic-properties draw:stroke="none" draw:fill="none" fo:min-height="2.365cm"/>
      <style:paragraph-properties style:writing-mode="lr-tb"/>
    </style:style>
    <style:style style:name="gr271" style:family="graphic" style:parent-style-name="OptionalDeco">
      <style:graphic-properties fo:min-height="0.549cm" fo:min-width="3.693cm"/>
      <style:paragraph-properties style:writing-mode="lr-tb"/>
    </style:style>
    <style:style style:name="gr272" style:family="graphic" style:parent-style-name="OptionalDeco">
      <style:graphic-properties fo:min-height="0.55cm" fo:min-width="3.053cm"/>
      <style:paragraph-properties style:writing-mode="lr-tb"/>
    </style:style>
    <style:style style:name="gr273" style:family="graphic" style:parent-style-name="OptionalDeco">
      <style:graphic-properties fo:min-height="0.549cm" fo:min-width="3.245cm"/>
      <style:paragraph-properties style:writing-mode="lr-tb"/>
    </style:style>
    <style:style style:name="gr274" style:family="graphic" style:parent-style-name="standard">
      <style:graphic-properties draw:stroke="none" draw:fill="none" fo:min-height="2.757cm"/>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3.439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RequiredClass">
      <style:graphic-properties fo:min-height="0.55cm" fo:min-width="3.329cm"/>
      <style:paragraph-properties style:writing-mode="lr-tb"/>
    </style:style>
    <style:style style:name="gr277" style:family="graphic" style:parent-style-name="RequiredClass">
      <style:graphic-properties fo:min-height="0.55cm" fo:min-width="3.328cm"/>
      <style:paragraph-properties style:writing-mode="lr-tb"/>
    </style:style>
    <style:style style:name="gr278" style:family="graphic" style:parent-style-name="RequiredClass">
      <style:graphic-properties fo:min-height="0.55cm" fo:min-width="3.325cm"/>
      <style:paragraph-properties style:writing-mode="lr-tb"/>
    </style:style>
    <style:style style:name="gr279" style:family="graphic" style:parent-style-name="standard">
      <style:graphic-properties draw:stroke="none" draw:fill="none" fo:min-height="1.486cm"/>
      <style:paragraph-properties style:writing-mode="lr-tb"/>
    </style:style>
    <style:style style:name="gr280" style:family="graphic" style:parent-style-name="RequiredClass">
      <style:graphic-properties draw:fill-color="#ffa6a6" fo:min-height="0.55cm" fo:min-width="3.328cm"/>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standard">
      <style:graphic-properties draw:stroke="none" draw:fill="none" fo:min-height="6.699cm"/>
      <style:paragraph-properties style:writing-mode="lr-tb"/>
    </style:style>
    <style:style style:name="gr286" style:family="graphic" style:parent-style-name="RequiredClass">
      <style:graphic-properties fo:min-height="0.55cm" fo:min-width="3.513cm"/>
      <style:paragraph-properties style:writing-mode="lr-tb"/>
    </style:style>
    <style:style style:name="gr287" style:family="graphic" style:parent-style-name="standard">
      <style:graphic-properties draw:stroke="none" draw:fill="none" fo:min-height="0.395cm"/>
      <style:paragraph-properties style:writing-mode="lr-tb"/>
    </style:style>
    <style:style style:name="gr288" style:family="graphic" style:parent-style-name="standard">
      <style:graphic-properties draw:stroke="none" draw:fill="none" fo:min-height="0.789cm"/>
      <style:paragraph-properties style:writing-mode="lr-tb"/>
    </style:style>
    <style:style style:name="gr289" style:family="graphic" style:parent-style-name="InterfaceClass">
      <style:graphic-properties draw:fill-color="#ffffff"/>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standard">
      <style:graphic-properties draw:stroke="none" draw:fill="none" fo:min-height="1.183cm"/>
      <style:paragraph-properties style:writing-mode="lr-tb"/>
    </style:style>
    <style:style style:name="gr292" style:family="graphic" style:parent-style-name="DecoGroup">
      <style:graphic-properties fo:min-height="4.025cm" fo:min-width="25.377cm"/>
      <style:paragraph-properties style:writing-mode="lr-tb"/>
    </style:style>
    <style:style style:name="gr293" style:family="graphic" style:parent-style-name="RequiredClass">
      <style:graphic-properties fo:min-height="0.549cm" fo:min-width="3.039cm"/>
      <style:paragraph-properties style:writing-mode="lr-tb"/>
    </style:style>
    <style:style style:name="gr294" style:family="graphic" style:parent-style-name="RequiredClass">
      <style:graphic-properties fo:min-height="0.55cm" fo:min-width="3.66cm"/>
      <style:paragraph-properties style:writing-mode="lr-tb"/>
    </style:style>
    <style:style style:name="gr295" style:family="graphic" style:parent-style-name="RequiredClass">
      <style:graphic-properties fo:min-height="0.55cm" fo:min-width="2.765cm"/>
      <style:paragraph-properties style:writing-mode="lr-tb"/>
    </style:style>
    <style:style style:name="gr296" style:family="graphic" style:parent-style-name="RequiredClass">
      <style:graphic-properties fo:min-height="0.55cm" fo:min-width="1.776cm"/>
      <style:paragraph-properties style:writing-mode="lr-tb"/>
    </style:style>
    <style:style style:name="gr297" style:family="graphic" style:parent-style-name="OptionalDeco">
      <style:graphic-properties fo:min-height="0.55cm" fo:min-width="3.694cm"/>
      <style:paragraph-properties style:writing-mode="lr-tb"/>
    </style:style>
    <style:style style:name="gr298" style:family="graphic" style:parent-style-name="OptionalDeco">
      <style:graphic-properties fo:min-height="1.056cm" fo:min-width="4.286cm"/>
      <style:paragraph-properties style:writing-mode="lr-tb"/>
    </style:style>
    <style:style style:name="gr299" style:family="graphic" style:parent-style-name="OptionalDeco">
      <style:graphic-properties fo:min-height="1.056cm" fo:min-width="4.487cm"/>
      <style:paragraph-properties style:writing-mode="lr-tb"/>
    </style:style>
    <style:style style:name="gr300" style:family="graphic" style:parent-style-name="RequiredClass">
      <style:graphic-properties fo:min-height="0.55cm" fo:min-width="5.699cm"/>
      <style:paragraph-properties style:writing-mode="lr-tb"/>
    </style:style>
    <style:style style:name="gr301" style:family="graphic" style:parent-style-name="RequiredClass">
      <style:graphic-properties fo:min-height="0.549cm" fo:min-width="4.011cm"/>
      <style:paragraph-properties style:writing-mode="lr-tb"/>
    </style:style>
    <style:style style:name="gr302" style:family="graphic" style:parent-style-name="RequiredClass">
      <style:graphic-properties fo:min-height="0.549cm" fo:min-width="3.997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OptionalDeco">
      <style:graphic-properties fo:min-height="0.549cm" fo:min-width="3.122cm"/>
      <style:paragraph-properties style:writing-mode="lr-tb"/>
    </style:style>
    <style:style style:name="gr305" style:family="graphic" style:parent-style-name="RequiredClass">
      <style:graphic-properties draw:fill-color="#ffa6a6"/>
      <style:paragraph-properties style:writing-mode="lr-tb"/>
    </style:style>
    <style:style style:name="gr306" style:family="graphic" style:parent-style-name="RequiredClass">
      <style:graphic-properties draw:fill-color="#ffa6a6" fo:min-height="0.55cm" fo:min-width="2.515cm"/>
      <style:paragraph-properties style:writing-mode="lr-tb"/>
    </style:style>
    <style:style style:name="gr307" style:family="graphic" style:parent-style-name="RequiredClass">
      <style:graphic-properties draw:fill-color="#ffa6a6" fo:min-height="0.55cm" fo:min-width="3.898cm"/>
      <style:paragraph-properties style:writing-mode="lr-tb"/>
    </style:style>
    <style:style style:name="gr308" style:family="graphic" style:parent-style-name="RequiredClass">
      <style:graphic-properties draw:fill-color="#ffa6a6" fo:min-height="0.55cm" fo:min-width="2.608cm"/>
      <style:paragraph-properties style:writing-mode="lr-tb"/>
    </style:style>
    <style:style style:name="gr309" style:family="graphic" style:parent-style-name="RequiredClass">
      <style:graphic-properties draw:fill-color="#ffa6a6" fo:min-height="0.55cm" fo:min-width="2.747cm"/>
      <style:paragraph-properties style:writing-mode="lr-tb"/>
    </style:style>
    <style:style style:name="gr310" style:family="graphic" style:parent-style-name="RequiredClass">
      <style:graphic-properties draw:fill-color="#ffa6a6" fo:min-height="0.55cm" fo:min-width="3.194cm"/>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false" fo:min-height="2.081cm" fo:min-width="0cm"/>
      <style:paragraph-properties style:writing-mode="lr-tb"/>
    </style:style>
    <style:style style:name="gr312" style:family="graphic" style:parent-style-name="standard">
      <style:graphic-properties draw:stroke="none" draw:fill="none" fo:min-height="2.54cm"/>
      <style:paragraph-properties style:writing-mode="lr-tb"/>
    </style:style>
    <style:style style:name="gr313" style:family="graphic" style:parent-style-name="OptionalDeco">
      <style:graphic-properties fo:min-height="0.55cm" fo:min-width="3.852cm"/>
      <style:paragraph-properties style:writing-mode="lr-tb"/>
    </style:style>
    <style:style style:name="gr3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5" style:family="graphic" style:parent-style-name="standard">
      <style:graphic-properties draw:stroke="none" draw:fill="none" fo:min-height="1.969cm"/>
      <style:paragraph-properties style:writing-mode="lr-tb"/>
    </style:style>
    <style:style style:name="gr316" style:family="graphic" style:parent-style-name="standard">
      <style:graphic-properties draw:stroke="none" draw:fill="none" fo:min-height="0.487cm"/>
      <style:paragraph-properties style:writing-mode="lr-tb"/>
    </style:style>
    <style:style style:name="gr317" style:family="graphic" style:parent-style-name="standard">
      <style:graphic-properties draw:stroke="none" svg:stroke-color="#000000" draw:fill="none" draw:fill-color="#ffffff" fo:min-height="1.014cm"/>
      <style:paragraph-properties style:writing-mode="lr-tb"/>
    </style:style>
    <style:style style:name="gr318" style:family="graphic" style:parent-style-name="standard">
      <style:graphic-properties draw:stroke="none" draw:fill="none" fo:min-height="4.025cm"/>
      <style:paragraph-properties style:writing-mode="lr-tb"/>
    </style:style>
    <style:style style:name="gr319" style:family="graphic" style:parent-style-name="standard">
      <style:graphic-properties draw:stroke="none" draw:fill="none" fo:min-height="9.364cm"/>
      <style:paragraph-properties style:writing-mode="lr-tb"/>
    </style:style>
    <style:style style:name="gr3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1" style:family="graphic" style:parent-style-name="OptionalDeco">
      <style:graphic-properties fo:min-height="0.55cm" fo:min-width="3.884cm"/>
      <style:paragraph-properties style:writing-mode="lr-tb"/>
    </style:style>
    <style:style style:name="gr322"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3"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4" style:family="graphic" style:parent-style-name="standard">
      <style:graphic-properties draw:stroke="none" svg:stroke-color="#000000" draw:fill="none" draw:fill-color="#ffffff" fo:min-height="4.335cm"/>
      <style:paragraph-properties style:writing-mode="lr-tb"/>
    </style:style>
    <style:style style:name="gr325" style:family="graphic" style:parent-style-name="OptionalDeco">
      <style:graphic-properties fo:min-height="0.504cm" fo:min-width="3.909cm"/>
      <style:paragraph-properties style:writing-mode="lr-tb"/>
    </style:style>
    <style:style style:name="gr326" style:family="graphic" style:parent-style-name="DecoGroup">
      <style:graphic-properties fo:min-height="3.708cm" fo:min-width="22.451cm"/>
      <style:paragraph-properties style:writing-mode="lr-tb"/>
    </style:style>
    <style:style style:name="gr327" style:family="graphic" style:parent-style-name="DecoGroup">
      <style:graphic-properties fo:min-height="4.926cm" fo:min-width="25.086cm"/>
      <style:paragraph-properties style:writing-mode="lr-tb"/>
    </style:style>
    <style:style style:name="gr328" style:family="graphic" style:parent-style-name="RequiredClass">
      <style:graphic-properties fo:min-height="0.549cm" fo:min-width="3.476cm"/>
      <style:paragraph-properties style:writing-mode="lr-tb"/>
    </style:style>
    <style:style style:name="gr329" style:family="graphic" style:parent-style-name="RequiredClass">
      <style:graphic-properties fo:min-height="0.55cm" fo:min-width="3.232cm"/>
      <style:paragraph-properties style:writing-mode="lr-tb"/>
    </style:style>
    <style:style style:name="gr330" style:family="graphic" style:parent-style-name="RequiredClass">
      <style:graphic-properties fo:min-height="0.549cm" fo:min-width="3.475cm"/>
      <style:paragraph-properties style:writing-mode="lr-tb"/>
    </style:style>
    <style:style style:name="gr331" style:family="graphic" style:parent-style-name="RequiredClass">
      <style:graphic-properties fo:min-height="0.549cm" fo:min-width="3.792cm"/>
      <style:paragraph-properties style:writing-mode="lr-tb"/>
    </style:style>
    <style:style style:name="gr332" style:family="graphic" style:parent-style-name="RequiredClass">
      <style:graphic-properties fo:min-height="0.549cm" fo:min-width="3.391cm"/>
      <style:paragraph-properties style:writing-mode="lr-tb"/>
    </style:style>
    <style:style style:name="gr333" style:family="graphic" style:parent-style-name="DecoGroup">
      <style:graphic-properties fo:min-height="15.556cm" fo:min-width="24.663cm"/>
      <style:paragraph-properties style:writing-mode="lr-tb"/>
    </style:style>
    <style:style style:name="gr334" style:family="graphic" style:parent-style-name="RequiredClass">
      <style:graphic-properties fo:min-height="0.505cm" fo:min-width="2.658cm"/>
      <style:paragraph-properties style:writing-mode="lr-tb"/>
    </style:style>
    <style:style style:name="gr335" style:family="graphic" style:parent-style-name="RequiredClass">
      <style:graphic-properties fo:min-height="0.504cm" fo:min-width="2.866cm"/>
      <style:paragraph-properties style:writing-mode="lr-tb"/>
    </style:style>
    <style:style style:name="gr336" style:family="graphic" style:parent-style-name="RequiredClass">
      <style:graphic-properties fo:min-height="0.504cm" fo:min-width="2.863cm"/>
      <style:paragraph-properties style:writing-mode="lr-tb"/>
    </style:style>
    <style:style style:name="gr337" style:family="graphic" style:parent-style-name="RequiredClass">
      <style:graphic-properties fo:min-height="0.549cm" fo:min-width="3.46cm"/>
      <style:paragraph-properties style:writing-mode="lr-tb"/>
    </style:style>
    <style:style style:name="gr338" style:family="graphic" style:parent-style-name="OptionalDeco">
      <style:graphic-properties fo:min-height="0.549cm" fo:min-width="3.46cm"/>
      <style:paragraph-properties style:writing-mode="lr-tb"/>
    </style:style>
    <style:style style:name="gr339" style:family="graphic" style:parent-style-name="OptionalDeco">
      <style:graphic-properties fo:min-height="0.549cm" fo:min-width="4.329cm"/>
      <style:paragraph-properties style:writing-mode="lr-tb"/>
    </style:style>
    <style:style style:name="gr340" style:family="graphic" style:parent-style-name="RequiredClass">
      <style:graphic-properties fo:min-height="0.504cm" fo:min-width="2.864cm"/>
      <style:paragraph-properties style:writing-mode="lr-tb"/>
    </style:style>
    <style:style style:name="gr341" style:family="graphic" style:parent-style-name="OptionalDeco">
      <style:graphic-properties draw:fill-color="#ffffff" fo:min-height="0.549cm" fo:min-width="3.079cm"/>
      <style:paragraph-properties style:writing-mode="lr-tb"/>
    </style:style>
    <style:style style:name="gr342" style:family="graphic" style:parent-style-name="RequiredClass">
      <style:graphic-properties fo:min-height="0.504cm" fo:min-width="3.526cm"/>
      <style:paragraph-properties style:writing-mode="lr-tb"/>
    </style:style>
    <style:style style:name="gr343" style:family="graphic" style:parent-style-name="RequiredClass">
      <style:graphic-properties draw:fill-color="#ffa6a6" fo:min-height="0.504cm" fo:min-width="3.51cm"/>
      <style:paragraph-properties style:writing-mode="lr-tb"/>
    </style:style>
    <style:style style:name="gr344" style:family="graphic" style:parent-style-name="RequiredClass">
      <style:graphic-properties draw:fill-color="#ffa6a6" fo:min-height="0.504cm" fo:min-width="3.526cm"/>
      <style:paragraph-properties style:writing-mode="lr-tb"/>
    </style:style>
    <style:style style:name="gr345" style:family="graphic" style:parent-style-name="RequiredClass">
      <style:graphic-properties draw:fill-color="#ffffff" fo:min-height="0.504cm" fo:min-width="3.526cm"/>
      <style:paragraph-properties style:writing-mode="lr-tb"/>
    </style:style>
    <style:style style:name="gr346" style:family="graphic" style:parent-style-name="standard">
      <style:graphic-properties draw:textarea-horizontal-align="justify" draw:textarea-vertical-align="middle" draw:auto-grow-height="false" fo:min-height="0.283cm" fo:min-width="0.387cm"/>
    </style:style>
    <style:style style:name="gr347" style:family="graphic" style:parent-style-name="standard">
      <style:graphic-properties draw:stroke="none" draw:fill="none" fo:min-height="8.275cm"/>
      <style:paragraph-properties style:writing-mode="lr-tb"/>
    </style:style>
    <style:style style:name="gr3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49" style:family="graphic" style:parent-style-name="OptionalDeco">
      <style:graphic-properties draw:fill-color="#ffffff" fo:min-height="0.55cm" fo:min-width="4.011cm"/>
      <style:paragraph-properties style:writing-mode="lr-tb"/>
    </style:style>
    <style:style style:name="gr350" style:family="graphic" style:parent-style-name="OptionalDeco">
      <style:graphic-properties draw:fill-color="#ffffff" fo:min-height="0.55cm" fo:min-width="3.898cm"/>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3"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6" style:family="graphic" style:parent-style-name="standard">
      <style:graphic-properties draw:stroke="none" draw:fill="none" fo:min-height="1.577cm"/>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59" style:family="graphic" style:parent-style-name="DecoGroup">
      <style:graphic-properties fo:min-height="16.6cm" fo:min-width="25.086cm"/>
      <style:paragraph-properties style:writing-mode="lr-tb"/>
    </style:style>
    <style:style style:name="gr360" style:family="graphic" style:parent-style-name="OptionalDeco">
      <style:graphic-properties fo:min-height="0.55cm" fo:min-width="3.208cm"/>
      <style:paragraph-properties style:writing-mode="lr-tb"/>
    </style:style>
    <style:style style:name="gr361" style:family="graphic" style:parent-style-name="OptionalDeco">
      <style:graphic-properties fo:min-height="0.55cm" fo:min-width="3.743cm"/>
      <style:paragraph-properties style:writing-mode="lr-tb"/>
    </style:style>
    <style:style style:name="gr3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3" style:family="graphic" style:parent-style-name="standard">
      <style:graphic-properties draw:stroke="none" svg:stroke-color="#000000" draw:fill="none" draw:fill-color="#ffffff" fo:min-height="1.252cm"/>
      <style:paragraph-properties style:writing-mode="lr-tb"/>
    </style:style>
    <style:style style:name="gr364" style:family="graphic" style:parent-style-name="RequiredClass">
      <style:graphic-properties fo:min-height="0.55cm" fo:min-width="3.743cm"/>
      <style:paragraph-properties style:writing-mode="lr-tb"/>
    </style:style>
    <style:style style:name="gr365" style:family="graphic" style:parent-style-name="OptionalDeco">
      <style:graphic-properties fo:min-height="0.55cm" fo:min-width="5.147cm"/>
      <style:paragraph-properties style:writing-mode="lr-tb"/>
    </style:style>
    <style:style style:name="gr366"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67" style:family="graphic" style:parent-style-name="OptionalDeco">
      <style:graphic-properties draw:fill-color="#ffffff" fo:min-height="0.839cm" fo:min-width="4.645cm"/>
      <style:paragraph-properties style:writing-mode="lr-tb"/>
    </style:style>
    <style:style style:name="gr368" style:family="graphic" style:parent-style-name="OptionalDeco">
      <style:graphic-properties draw:fill-color="#ffffff" fo:min-height="0.839cm" fo:min-width="3.446cm"/>
      <style:paragraph-properties style:writing-mode="lr-tb"/>
    </style:style>
    <style:style style:name="gr369" style:family="graphic" style:parent-style-name="standard">
      <style:graphic-properties draw:stroke="none" svg:stroke-color="#000000" draw:fill="none" draw:fill-color="#ffffff" fo:min-height="1.041cm"/>
      <style:paragraph-properties style:writing-mode="lr-tb"/>
    </style:style>
    <style:style style:name="gr370"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style:text-properties fo:font-size="10pt"/>
    </style:style>
    <style:style style:name="P30" style:family="paragraph">
      <loext:graphic-properties draw:fill="none" draw:fill-color="#ffffff"/>
      <style:paragraph-properties style:writing-mode="lr-tb"/>
      <style:text-properties fo:font-size="10pt"/>
    </style:style>
    <style:style style:name="P31" style:family="paragraph">
      <loext:graphic-properties draw:fill-color="#ffffff"/>
      <style:paragraph-properties style:writing-mode="lr-tb"/>
      <style:text-properties fo:font-size="10pt"/>
    </style:style>
    <style:style style:name="P32"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 style:family="paragraph">
      <style:paragraph-properties style:writing-mode="lr-tb"/>
      <style:text-properties fo:font-size="12pt"/>
    </style:style>
    <style:style style:name="P34" style:family="paragraph">
      <loext:graphic-properties draw:fill-color="#dddddd"/>
      <style:paragraph-properties fo:text-align="center"/>
    </style:style>
    <style:style style:name="P35" style:family="paragraph">
      <loext:graphic-properties draw:fill="none" draw:fill-color="#ffffff"/>
      <style:paragraph-properties style:writing-mode="lr-tb"/>
      <style:text-properties fo:font-size="10.5pt"/>
    </style:style>
    <style:style style:name="P36" style:family="paragraph">
      <style:paragraph-properties style:writing-mode="lr-tb"/>
      <style:text-properties fo:font-size="10pt" style:font-size-asian="10pt" style:font-size-complex="10pt"/>
    </style:style>
    <style:style style:name="P37" style:family="paragraph">
      <loext:graphic-properties draw:fill-color="#ffffff"/>
      <style:paragraph-properties style:writing-mode="lr-tb"/>
      <style:text-properties fo:font-size="10pt" style:font-size-asian="10pt" style:font-size-complex="10pt"/>
    </style:style>
    <style:style style:name="P38" style:family="paragraph">
      <style:paragraph-properties fo:margin-left="0cm" fo:margin-right="0cm" fo:text-align="center" fo:text-indent="0cm" style:writing-mode="lr-tb"/>
      <style:text-properties fo:color="#000000" loext:opacity="100%" fo:font-size="12pt"/>
    </style:style>
    <style:style style:name="P39" style:family="paragraph">
      <style:paragraph-properties fo:margin-top="0cm" fo:margin-bottom="0cm"/>
    </style:style>
    <style:style style:name="P40" style:family="paragraph">
      <loext:graphic-properties draw:fill="none" draw:fill-color="#ffffff"/>
      <style:paragraph-properties fo:margin-top="0cm" fo:margin-bottom="0cm" style:writing-mode="lr-tb"/>
      <style:text-properties fo:font-size="10pt"/>
    </style:style>
    <style:style style:name="P41"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4"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5" style:family="paragraph">
      <style:paragraph-properties fo:text-align="center" style:writing-mode="lr-tb"/>
      <style:text-properties fo:font-size="12pt" style:font-size-asian="12pt" style:font-size-complex="12pt"/>
    </style:style>
    <style:style style:name="P46" style:family="paragraph">
      <loext:graphic-properties draw:fill-color="#ffffff"/>
      <style:paragraph-properties fo:text-align="center" style:writing-mode="lr-tb"/>
      <style:text-properties fo:font-size="12pt" style:font-size-asian="12pt" style:font-size-complex="12pt"/>
    </style:style>
    <style:style style:name="P47" style:family="paragraph">
      <style:paragraph-properties fo:margin-top="0cm" fo:margin-bottom="0.508cm"/>
    </style:style>
    <style:style style:name="P48" style:family="paragraph">
      <loext:graphic-properties draw:fill="none" draw:fill-color="#ffffff"/>
      <style:paragraph-properties fo:margin-top="0cm" fo:margin-bottom="0.508cm" style:writing-mode="lr-tb"/>
      <style:text-properties fo:font-size="10.5pt"/>
    </style:style>
    <style:style style:name="P49" style:family="paragraph">
      <style:paragraph-properties fo:margin-left="0cm" fo:margin-right="0cm" fo:margin-top="0cm" fo:margin-bottom="0.508cm" fo:line-height="100%" fo:text-indent="0cm"/>
    </style:style>
    <style:style style:name="P50"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1" style:family="paragraph">
      <style:text-properties fo:font-size="12pt"/>
    </style:style>
    <style:style style:name="P52" style:family="paragraph">
      <loext:graphic-properties draw:fill="none" draw:fill-color="#ffffff"/>
      <style:paragraph-properties style:writing-mode="lr-tb"/>
      <style:text-properties fo:color="#780373" loext:opacity="100%" fo:font-size="10pt"/>
    </style:style>
    <style:style style:name="P53" style:family="paragraph">
      <style:paragraph-properties style:writing-mode="lr-tb"/>
      <style:text-properties fo:font-size="18pt" fo:language="zxx" fo:country="none"/>
    </style:style>
    <style:style style:name="P54"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loext:graphic-properties draw:fill="none"/>
      <style:paragraph-properties style:writing-mode="lr-tb"/>
      <style:text-properties fo:font-size="10pt"/>
    </style:style>
    <style:style style:name="P58" style:family="paragraph">
      <loext:graphic-properties draw:fill="none"/>
      <style:paragraph-properties style:writing-mode="lr-tb"/>
      <style:text-properties fo:font-size="10pt" style:font-size-asian="12pt" style:font-size-complex="12pt"/>
    </style:style>
    <style:style style:name="P59"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60" style:family="paragraph">
      <style:paragraph-properties>
        <style:tab-stops>
          <style:tab-stop style:position="0.635cm"/>
          <style:tab-stop style:position="1.27cm"/>
        </style:tab-stops>
      </style:paragraph-properties>
    </style:style>
    <style:style style:name="P61"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2"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3" style:family="paragraph">
      <style:paragraph-properties fo:text-align="center" style:writing-mode="lr-tb"/>
      <style:text-properties fo:font-size="10pt"/>
    </style:style>
    <style:style style:name="P64" style:family="paragraph">
      <loext:graphic-properties draw:fill-color="#729fcf"/>
      <style:paragraph-properties fo:text-align="center"/>
    </style:style>
    <style:style style:name="P65" style:family="paragraph">
      <loext:graphic-properties draw:fill-color="#ffa6a6"/>
      <style:paragraph-properties style:writing-mode="lr-tb"/>
    </style:style>
    <style:style style:name="P66" style:family="paragraph">
      <loext:graphic-properties draw:fill-color="#ffffff"/>
      <style:paragraph-properties style:writing-mode="lr-tb"/>
    </style:style>
    <style:style style:name="P67" style:family="paragraph">
      <loext:graphic-properties draw:fill="none" draw:fill-color="#ffffff"/>
      <style:paragraph-properties style:writing-mode="lr-tb"/>
      <style:text-properties fo:font-size="12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7"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3">man_games_editor.pyw</text:span></text:p>
          </draw:text-box>
        </draw:frame>
        <draw:custom-shape draw:style-name="gr48" draw:text-style-name="P27"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GamesEditor</text:span></text:p>
          <draw:enhanced-geometry svg:viewBox="0 0 21600 21600" draw:type="rectangle" draw:enhanced-path="M 0 0 L 21600 0 21600 21600 0 21600 0 0 Z N"/>
        </draw:custom-shape>
        <draw:custom-shape draw:style-name="gr49" draw:text-style-name="P28"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text:span></text:p>
          <draw:enhanced-geometry svg:viewBox="0 0 21600 21600" draw:type="rectangle" draw:enhanced-path="M 0 0 L 21600 0 21600 21600 0 21600 0 0 Z N"/>
        </draw:custom-shape>
        <draw:custom-shape draw:style-name="gr50" draw:text-style-name="P27"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Data</text:span></text:p>
          <draw:enhanced-geometry svg:viewBox="0 0 21600 21600" draw:type="rectangle" draw:enhanced-path="M 0 0 L 21600 0 21600 21600 0 21600 0 0 Z N"/>
        </draw:custom-shape>
        <draw:custom-shape draw:style-name="gr51" draw:text-style-name="P27"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onfig</text:span></text:p>
          <draw:enhanced-geometry svg:viewBox="0 0 21600 21600" draw:type="rectangle" draw:enhanced-path="M 0 0 L 21600 0 21600 21600 0 21600 0 0 Z N"/>
        </draw:custom-shape>
        <draw:connector draw:style-name="gr33" draw:text-style-name="P29" draw:layer="layout" svg:x1="8.137cm" svg:y1="8.916cm" svg:x2="11.312cm" svg:y2="6.693cm" draw:start-shape="id12" draw:start-glue-point="1" draw:end-shape="id13" draw:end-glue-point="3" svg:d="M8137 8916h1588v-2223h1587" svg:viewBox="0 0 3176 2224">
          <text:p/>
        </draw:connector>
        <draw:connector draw:style-name="gr33" draw:text-style-name="P29" draw:layer="layout" svg:x1="8.137cm" svg:y1="8.916cm" svg:x2="11.312cm" svg:y2="8.953cm" draw:start-shape="id12" draw:start-glue-point="1" draw:end-shape="id14" draw:end-glue-point="3" svg:d="M8137 8916h1588v37h1587" svg:viewBox="0 0 3176 38">
          <text:p/>
        </draw:connector>
        <draw:connector draw:style-name="gr33" draw:text-style-name="P29" draw:layer="layout" svg:x1="8.137cm" svg:y1="8.916cm" svg:x2="11.312cm" svg:y2="11.456cm" draw:start-shape="id12" draw:start-glue-point="1" draw:end-shape="id15" draw:end-glue-point="3" svg:d="M8137 8916h1588v2540h1587" svg:viewBox="0 0 3176 2541">
          <text:p/>
        </draw:connector>
        <draw:connector draw:style-name="gr33" draw:text-style-name="P29" draw:layer="layout" svg:x1="15.122cm" svg:y1="6.693cm" svg:x2="16.892cm" svg:y2="6.693cm" draw:start-shape="id13" draw:start-glue-point="1" draw:end-shape="id16" draw:end-glue-point="3" svg:d="M15122 6693h1770" svg:viewBox="0 0 1771 1">
          <text:p/>
        </draw:connector>
        <draw:frame draw:style-name="gr52" draw:text-style-name="P30" draw:layer="layout" svg:width="4.627cm" svg:height="1.905cm" svg:x="21.324cm" svg:y="5.718cm">
          <draw:text-box>
            <text:p><text:span text:style-name="T9">game_params.txt and game_param_descs.txt are loaded into the ParamData class.</text:span></text:p>
          </draw:text-box>
        </draw:frame>
        <draw:frame draw:style-name="gr53" draw:text-style-name="P30"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30" draw:layer="layout" svg:width="0.635cm" svg:height="0.814cm" svg:x="15.605cm" svg:y="6.08cm">
          <draw:text-box>
            <text:p><text:span text:style-name="T9">*</text:span></text:p>
          </draw:text-box>
        </draw:frame>
        <draw:custom-shape draw:style-name="gr54" draw:text-style-name="P27"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Mixin</text:span></text:p>
          <draw:enhanced-geometry svg:viewBox="0 0 21600 21600" draw:type="rectangle" draw:enhanced-path="M 0 0 L 21600 0 21600 21600 0 21600 0 0 Z N"/>
        </draw:custom-shape>
        <draw:connector draw:style-name="gr36" draw:text-style-name="P29" draw:layer="layout" svg:x1="5.828cm" svg:y1="9.53cm" svg:x2="6.47cm" svg:y2="15.602cm" draw:start-shape="id12" draw:start-glue-point="2" draw:end-shape="id17" draw:end-glue-point="3" svg:d="M5828 9530v6072h642" svg:viewBox="0 0 643 6073">
          <text:p/>
        </draw:connector>
        <draw:custom-shape draw:style-name="gr55" draw:text-style-name="P27"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DictEncoder</text:span></text:p>
          <draw:enhanced-geometry svg:viewBox="0 0 21600 21600" draw:type="rectangle" draw:enhanced-path="M 0 0 L 21600 0 21600 21600 0 21600 0 0 Z N"/>
        </draw:custom-shape>
        <draw:connector draw:style-name="gr27" draw:text-style-name="P29"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7" xml:id="id22" draw:id="id22" draw:layer="layout" svg:width="3.81cm" svg:height="1.084cm" svg:x="6.985cm" svg:y="12.3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3">play_mancala.pyw</text:span></text:p>
          </draw:text-box>
        </draw:frame>
        <draw:custom-shape draw:style-name="gr57" draw:text-style-name="P27" xml:id="id19" draw:id="id19" draw:layer="layout" svg:width="3.81cm" svg:height="1.084cm" svg:x="1.052cm" svg:y="10.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hooser</text:span></text:p>
          <draw:enhanced-geometry svg:viewBox="0 0 21600 21600" draw:type="rectangle" draw:enhanced-path="M 0 0 L 21600 0 21600 21600 0 21600 0 0 Z N"/>
        </draw:custom-shape>
        <draw:custom-shape draw:style-name="gr58" draw:text-style-name="P20" xml:id="id24" draw:id="id24" draw:layer="layout" svg:width="3.81cm" svg:height="1.073cm" svg:x="15.679cm" svg:y="9.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eckboxFilter</text:span></text:p>
          <draw:enhanced-geometry svg:viewBox="0 0 21600 21600" draw:type="rectangle" draw:enhanced-path="M 0 0 L 21600 0 21600 21600 0 21600 0 0 Z N"/>
        </draw:custom-shape>
        <draw:custom-shape draw:style-name="gr59" draw:text-style-name="P27" xml:id="id20" draw:id="id20" draw:layer="layout" svg:width="3.81cm" svg:height="1.083cm" svg:x="6.985cm" svg:y="7.0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Filters</text:span></text:p>
          <draw:enhanced-geometry svg:viewBox="0 0 21600 21600" draw:type="rectangle" draw:enhanced-path="M 0 0 L 21600 0 21600 21600 0 21600 0 0 Z N"/>
        </draw:custom-shape>
        <draw:custom-shape draw:style-name="gr60" draw:text-style-name="P27" xml:id="id21" draw:id="id21" draw:layer="layout" svg:width="3.81cm" svg:height="1.084cm" svg:x="6.985cm" svg:y="9.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lectList</text:span></text:p>
          <draw:enhanced-geometry svg:viewBox="0 0 21600 21600" draw:type="rectangle" draw:enhanced-path="M 0 0 L 21600 0 21600 21600 0 21600 0 0 Z N"/>
        </draw:custom-shape>
        <draw:connector draw:style-name="gr25" draw:text-style-name="P29" draw:layer="layout" svg:x1="4.862cm" svg:y1="11.209cm" svg:x2="6.985cm" svg:y2="7.585cm" draw:start-shape="id19" draw:start-glue-point="1" draw:end-shape="id20" draw:end-glue-point="3" svg:d="M4862 11209h1062v-3624h1061" svg:viewBox="0 0 2124 3625">
          <text:p/>
        </draw:connector>
        <draw:connector draw:style-name="gr25" draw:text-style-name="P29" draw:layer="layout" svg:x1="4.862cm" svg:y1="11.209cm" svg:x2="6.985cm" svg:y2="10.25cm" draw:start-shape="id19" draw:start-glue-point="1" draw:end-shape="id21" draw:end-glue-point="3" svg:d="M4862 11209h1062v-959h1061" svg:viewBox="0 0 2124 960">
          <text:p/>
        </draw:connector>
        <draw:connector draw:style-name="gr25" draw:text-style-name="P29" draw:layer="layout" svg:x1="4.862cm" svg:y1="11.209cm" svg:x2="6.985cm" svg:y2="12.894cm" draw:start-shape="id19" draw:start-glue-point="1" draw:end-shape="id22" draw:end-glue-point="3" svg:d="M4862 11209h1062v1685h1061" svg:viewBox="0 0 2124 1686">
          <text:p/>
        </draw:connector>
        <draw:connector draw:style-name="gr33" draw:text-style-name="P29" draw:layer="layout" svg:x1="10.795cm" svg:y1="7.585cm" svg:x2="18.331cm" svg:y2="7.585cm" draw:start-shape="id20" draw:start-glue-point="1" draw:end-shape="id23" draw:end-glue-point="3" svg:d="M10795 7585h7536" svg:viewBox="0 0 7537 1">
          <text:p/>
        </draw:connector>
        <draw:custom-shape draw:style-name="gr61" draw:text-style-name="P27" xml:id="id25" draw:id="id25" draw:layer="layout" svg:width="3.81cm" svg:height="1.227cm" svg:x="12.787cm" svg:y="12.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VListFilter</text:span></text:p>
          <draw:enhanced-geometry svg:viewBox="0 0 21600 21600" draw:type="rectangle" draw:enhanced-path="M 0 0 L 21600 0 21600 21600 0 21600 0 0 Z N"/>
        </draw:custom-shape>
        <draw:custom-shape draw:style-name="gr62" draw:text-style-name="P27" xml:id="id27" draw:id="id27" draw:layer="layout" svg:width="3.81cm" svg:height="1.084cm" svg:x="12.787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EnumFilter</text:span></text:p>
          <draw:enhanced-geometry svg:viewBox="0 0 21600 21600" draw:type="rectangle" draw:enhanced-path="M 0 0 L 21600 0 21600 21600 0 21600 0 0 Z N"/>
        </draw:custom-shape>
        <draw:custom-shape draw:style-name="gr63" draw:text-style-name="P27" xml:id="id26" draw:id="id26" draw:layer="layout" svg:width="3.81cm" svg:height="1.084cm" svg:x="19.85cm" svg:y="12.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ictFilter</text:span></text:p>
          <draw:enhanced-geometry svg:viewBox="0 0 21600 21600" draw:type="rectangle" draw:enhanced-path="M 0 0 L 21600 0 21600 21600 0 21600 0 0 Z N"/>
        </draw:custom-shape>
        <draw:connector draw:style-name="gr35" draw:text-style-name="P29" draw:layer="layout" svg:x1="17.584cm" svg:y1="10.719cm" svg:x2="14.692cm" svg:y2="12.559cm" draw:start-shape="id24" draw:start-glue-point="2" draw:end-shape="id25" draw:end-glue-point="0" svg:d="M17584 10719v919h-2892v921" svg:viewBox="0 0 2893 1841">
          <text:p/>
        </draw:connector>
        <draw:connector draw:style-name="gr35" draw:text-style-name="P29" draw:layer="layout" svg:x1="17.584cm" svg:y1="10.719cm" svg:x2="21.755cm" svg:y2="12.569cm" draw:start-shape="id24" draw:start-glue-point="2" draw:end-shape="id26" draw:end-glue-point="0" svg:d="M17584 10719v925h4171v925" svg:viewBox="0 0 4172 1851">
          <text:p/>
        </draw:connector>
        <draw:connector draw:style-name="gr35" draw:text-style-name="P29" draw:layer="layout" svg:x1="14.692cm" svg:y1="13.786cm" svg:x2="14.692cm" svg:y2="14.919cm" draw:start-shape="id25" draw:start-glue-point="2" draw:end-shape="id27" draw:end-glue-point="0" svg:d="M14692 13786v1133" svg:viewBox="0 0 1 1134">
          <text:p/>
        </draw:connector>
        <draw:custom-shape draw:style-name="gr64" draw:text-style-name="P28" xml:id="id29" draw:id="id29" draw:layer="layout" svg:width="3.81cm" svg:height="1.227cm" svg:x="12.652cm" svg:y="4.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text:span></text:p>
          <draw:enhanced-geometry svg:viewBox="0 0 21600 21600" draw:type="rectangle" draw:enhanced-path="M 0 0 L 21600 0 21600 21600 0 21600 0 0 Z N"/>
        </draw:custom-shape>
        <draw:custom-shape draw:style-name="gr65" draw:text-style-name="P27" xml:id="id28" draw:id="id28" draw:layer="layout" svg:width="3.81cm" svg:height="1.084cm" svg:x="6.985cm" svg:y="4.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Data</text:span></text:p>
          <draw:enhanced-geometry svg:viewBox="0 0 21600 21600" draw:type="rectangle" draw:enhanced-path="M 0 0 L 21600 0 21600 21600 0 21600 0 0 Z N"/>
        </draw:custom-shape>
        <draw:connector draw:style-name="gr33" draw:text-style-name="P29" draw:layer="layout" svg:x1="10.795cm" svg:y1="5.448cm" svg:x2="12.652cm" svg:y2="5.448cm" draw:start-shape="id28" draw:start-glue-point="1" draw:end-shape="id29" draw:end-glue-point="3" svg:d="M10795 5448h1857" svg:viewBox="0 0 1858 1">
          <text:p/>
        </draw:connector>
        <draw:frame draw:style-name="gr44" draw:text-style-name="P30" draw:layer="layout" svg:width="0.635cm" svg:height="0.814cm" svg:x="11.365cm" svg:y="4.835cm">
          <draw:text-box>
            <text:p><text:span text:style-name="T9">*</text:span></text:p>
          </draw:text-box>
        </draw:frame>
        <draw:connector draw:style-name="gr25" draw:text-style-name="P29" draw:layer="layout" svg:x1="4.862cm" svg:y1="11.209cm" svg:x2="6.985cm" svg:y2="5.448cm" draw:start-shape="id19" draw:start-glue-point="1" draw:end-shape="id28" draw:end-glue-point="3" svg:d="M4862 11209h1062v-5761h1061" svg:viewBox="0 0 2124 5762">
          <text:p/>
        </draw:connector>
        <draw:custom-shape draw:style-name="gr66" draw:text-style-name="P27" xml:id="id30" draw:id="id30" draw:layer="layout" svg:width="3.81cm" svg:height="1.084cm" svg:x="17.567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FeatureFilter</text:span></text:p>
          <draw:enhanced-geometry svg:viewBox="0 0 21600 21600" draw:type="rectangle" draw:enhanced-path="M 0 0 L 21600 0 21600 21600 0 21600 0 0 Z N"/>
        </draw:custom-shape>
        <draw:custom-shape draw:style-name="gr67" draw:text-style-name="P27" xml:id="id32" draw:id="id32" draw:layer="layout" svg:width="5.08cm" svg:height="1.084cm" svg:x="21.559cm" svg:y="1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riStateCheckbutton</text:span></text:p>
          <draw:enhanced-geometry svg:viewBox="0 0 21600 21600" draw:type="rectangle" draw:enhanced-path="M 0 0 L 21600 0 21600 21600 0 21600 0 0 Z N"/>
        </draw:custom-shape>
        <draw:connector draw:style-name="gr35" draw:text-style-name="P29" draw:layer="layout" svg:x1="21.755cm" svg:y1="13.653cm" svg:x2="19.472cm" svg:y2="14.919cm" draw:start-shape="id26" draw:start-glue-point="2" draw:end-shape="id30" draw:end-glue-point="0" svg:d="M21755 13653v633h-2283v633" svg:viewBox="0 0 2284 1267">
          <text:p/>
        </draw:connector>
        <draw:connector draw:style-name="gr25" draw:text-style-name="P29" draw:layer="layout" svg:x1="24.099cm" svg:y1="16.003cm" svg:x2="24.099cm" svg:y2="17.62cm" draw:start-shape="id31" draw:start-glue-point="2" draw:end-shape="id32" draw:end-glue-point="0" svg:d="M24099 16003v1617" svg:viewBox="0 0 1 1618">
          <text:p/>
        </draw:connector>
        <draw:frame draw:style-name="gr44" draw:text-style-name="P30" draw:layer="layout" svg:width="0.635cm" svg:height="0.814cm" svg:x="11.382cm" svg:y="7.067cm">
          <draw:text-box>
            <text:p><text:span text:style-name="T9">*</text:span></text:p>
          </draw:text-box>
        </draw:frame>
        <draw:frame draw:style-name="gr52" draw:text-style-name="P30" draw:layer="layout" svg:width="4.627cm" svg:height="1.905cm" svg:x="17.333cm" svg:y="3.992cm">
          <draw:text-box>
            <text:p><text:span text:style-name="T9">game_params.txt is loaded into the ParamData class.</text:span></text:p>
            <text:p><text:span text:style-name="T9">game_param_descs.txt is not loaded.</text:span></text:p>
          </draw:text-box>
        </draw:frame>
        <draw:custom-shape draw:style-name="gr68" draw:text-style-name="P27" xml:id="id31" draw:id="id31" draw:layer="layout" svg:width="3.81cm" svg:height="1.084cm" svg:x="22.194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riStateFilter</text:span></text:p>
          <draw:enhanced-geometry svg:viewBox="0 0 21600 21600" draw:type="rectangle" draw:enhanced-path="M 0 0 L 21600 0 21600 21600 0 21600 0 0 Z N"/>
        </draw:custom-shape>
        <draw:connector draw:style-name="gr35" draw:text-style-name="P29" draw:layer="layout" svg:x1="21.755cm" svg:y1="13.653cm" svg:x2="24.099cm" svg:y2="14.919cm" draw:start-shape="id26" draw:start-glue-point="2" draw:end-shape="id31" draw:end-glue-point="0" svg:d="M21755 13653v633h2344v633" svg:viewBox="0 0 2345 1267">
          <text:p/>
        </draw:connector>
        <draw:custom-shape draw:style-name="gr69" draw:text-style-name="P27" xml:id="id33" draw:id="id33" draw:layer="layout" svg:width="3.81cm" svg:height="1.084cm" svg:x="6.985cm" svg:y="15.4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Favorites</text:span></text:p>
          <draw:enhanced-geometry svg:viewBox="0 0 21600 21600" draw:type="rectangle" draw:enhanced-path="M 0 0 L 21600 0 21600 21600 0 21600 0 0 Z N"/>
        </draw:custom-shape>
        <draw:connector draw:style-name="gr25" draw:text-style-name="P29" draw:layer="layout" svg:x1="4.862cm" svg:y1="11.209cm" svg:x2="6.985cm" svg:y2="16.028cm" draw:start-shape="id19" draw:start-glue-point="1" draw:end-shape="id33" draw:end-glue-point="3" svg:d="M4862 11209h1062v4819h1061" svg:viewBox="0 0 2124 4820">
          <text:p/>
        </draw:connector>
        <draw:custom-shape draw:style-name="gr70" draw:text-style-name="P31" xml:id="id34" draw:id="id34" draw:layer="layout" svg:width="3.81cm" svg:height="1.083cm" svg:x="21.537cm" svg:y="9.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dioFilter</text:span></text:p>
          <draw:enhanced-geometry svg:viewBox="0 0 21600 21600" draw:type="rectangle" draw:enhanced-path="M 0 0 L 21600 0 21600 21600 0 21600 0 0 Z N"/>
        </draw:custom-shape>
        <draw:custom-shape draw:style-name="gr71" draw:text-style-name="P20" xml:id="id23" draw:id="id23" draw:layer="layout" svg:width="3.81cm" svg:height="1.084cm" svg:x="18.331cm" svg:y="7.0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ilterIf</text:span></text:p>
          <draw:enhanced-geometry svg:viewBox="0 0 21600 21600" draw:type="rectangle" draw:enhanced-path="M 0 0 L 21600 0 21600 21600 0 21600 0 0 Z N"/>
        </draw:custom-shape>
        <draw:connector draw:style-name="gr34" draw:text-style-name="P29" draw:layer="layout" svg:x1="20.236cm" svg:y1="8.127cm" svg:x2="17.584cm" svg:y2="9.646cm" draw:start-shape="id23" draw:start-glue-point="2" draw:end-shape="id24" draw:end-glue-point="0" svg:d="M20236 8127v759h-2652v760" svg:viewBox="0 0 2653 1520">
          <text:p/>
        </draw:connector>
        <draw:connector draw:style-name="gr34" draw:text-style-name="P29" draw:layer="layout" svg:x1="20.236cm" svg:y1="8.127cm" svg:x2="23.442cm" svg:y2="9.646cm" draw:start-shape="id23" draw:start-glue-point="2" draw:end-shape="id34" draw:end-glue-point="0" svg:d="M20236 8127v759h3206v760" svg:viewBox="0 0 3207 1520">
          <text:p/>
        </draw:connector>
        <draw:frame draw:style-name="gr44" draw:text-style-name="P30" draw:layer="layout" svg:width="0.635cm" svg:height="0.814cm" svg:x="23.699cm" svg:y="16.392cm">
          <draw:text-box>
            <text:p><text:span text:style-name="T9">*</text:span></text:p>
          </draw:text-box>
        </draw:frame>
      </draw:page>
      <draw:page draw:name="page5" draw:style-name="dp1" draw:master-page-name="Default">
        <draw:custom-shape draw:style-name="gr72" draw:text-style-name="P27" xml:id="id35" draw:id="id35" draw:layer="layout" svg:width="4.423cm" svg:height="0.734cm" svg:x="1.73cm" svg:y="5.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UI</text:span></text:p>
          <draw:enhanced-geometry svg:viewBox="0 0 21600 21600" draw:type="rectangle" draw:enhanced-path="M 0 0 L 21600 0 21600 21600 0 21600 0 0 Z N"/>
        </draw:custom-shape>
        <draw:custom-shape draw:style-name="gr73" draw:text-style-name="P27" xml:id="id37" draw:id="id37" draw:layer="layout" svg:width="4.423cm" svg:height="0.734cm" svg:x="8.621cm" svg:y="3.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spectFrames</text:span></text:p>
          <draw:enhanced-geometry svg:viewBox="0 0 21600 21600" draw:type="rectangle" draw:enhanced-path="M 0 0 L 21600 0 21600 21600 0 21600 0 0 Z N"/>
        </draw:custom-shape>
        <draw:custom-shape draw:style-name="gr74" draw:text-style-name="P27" xml:id="id38" draw:id="id38" draw:layer="layout" svg:width="4.423cm" svg:height="0.734cm" svg:x="15.13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oleButton</text:span></text:p>
          <draw:enhanced-geometry svg:viewBox="0 0 21600 21600" draw:type="rectangle" draw:enhanced-path="M 0 0 L 21600 0 21600 21600 0 21600 0 0 Z N"/>
        </draw:custom-shape>
        <draw:custom-shape draw:style-name="gr75" draw:text-style-name="P27" xml:id="id39" draw:id="id39" draw:layer="layout" svg:width="4.423cm" svg:height="0.734cm" svg:x="15.13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utton</text:span></text:p>
          <draw:enhanced-geometry svg:viewBox="0 0 21600 21600" draw:type="rectangle" draw:enhanced-path="M 0 0 L 21600 0 21600 21600 0 21600 0 0 Z N"/>
        </draw:custom-shape>
        <draw:custom-shape draw:style-name="gr76" draw:text-style-name="P32" xml:id="id40" draw:id="id40" draw:layer="layout" svg:width="4.423cm" svg:height="0.734cm" svg:x="21.48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If</text:span></text:p>
          <draw:enhanced-geometry svg:viewBox="0 0 21600 21600" draw:type="rectangle" draw:enhanced-path="M 0 0 L 21600 0 21600 21600 0 21600 0 0 Z N"/>
        </draw:custom-shape>
        <draw:custom-shape draw:style-name="gr77" draw:text-style-name="P32" xml:id="id41" draw:id="id41" draw:layer="layout" svg:width="4.423cm" svg:height="0.734cm" svg:x="21.48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ehaviorIf</text:span></text:p>
          <draw:enhanced-geometry svg:viewBox="0 0 21600 21600" draw:type="rectangle" draw:enhanced-path="M 0 0 L 21600 0 21600 21600 0 21600 0 0 Z N"/>
        </draw:custom-shape>
        <draw:connector draw:style-name="gr25" draw:text-style-name="P29" draw:layer="layout" svg:x1="6.153cm" svg:y1="5.63cm" svg:x2="8.621cm" svg:y2="6.077cm" draw:start-shape="id35" draw:start-glue-point="1" draw:end-shape="id36" draw:end-glue-point="3" svg:d="M6153 5630h1233v447h1235" svg:viewBox="0 0 2469 448">
          <text:p/>
        </draw:connector>
        <draw:connector draw:style-name="gr25" draw:text-style-name="P29" draw:layer="layout" svg:x1="6.153cm" svg:y1="5.63cm" svg:x2="8.621cm" svg:y2="3.599cm" draw:start-shape="id35" draw:start-glue-point="1" draw:end-shape="id37" draw:end-glue-point="3" svg:d="M6153 5630h1233v-2031h1235" svg:viewBox="0 0 2469 2032">
          <text:p/>
        </draw:connector>
        <draw:connector draw:style-name="gr25" draw:layer="layout" svg:x1="13.044cm" svg:y1="3.599cm" svg:x2="15.135cm" svg:y2="2.979cm" draw:start-shape="id37" draw:start-glue-point="1" draw:end-shape="id38" draw:end-glue-point="3" svg:d="M13044 3599h1045v-620h1046" svg:viewBox="0 0 2092 621">
          <text:p/>
        </draw:connector>
        <draw:connector draw:style-name="gr25" draw:text-style-name="P29" draw:layer="layout" svg:x1="13.044cm" svg:y1="3.599cm" svg:x2="15.135cm" svg:y2="4.383cm" draw:start-shape="id37" draw:start-glue-point="1" draw:end-shape="id39" draw:end-glue-point="3" svg:d="M13044 3599h1045v784h1046" svg:viewBox="0 0 2092 785">
          <text:p/>
        </draw:connector>
        <draw:connector draw:style-name="gr25" draw:layer="layout" svg:x1="19.558cm" svg:y1="2.979cm" svg:x2="21.485cm" svg:y2="2.979cm" draw:start-shape="id38" draw:start-glue-point="1" draw:end-shape="id40" draw:end-glue-point="3" svg:d="M19558 2979h1927" svg:viewBox="0 0 1928 1">
          <text:p/>
        </draw:connector>
        <draw:connector draw:style-name="gr25" draw:text-style-name="P29" draw:layer="layout" svg:x1="19.485cm" svg:y1="4.404cm" svg:x2="21.485cm" svg:y2="4.383cm" draw:end-shape="id41" draw:end-glue-point="3" svg:d="M19485 4404h741v-21h1259" svg:viewBox="0 0 2001 22">
          <text:p/>
        </draw:connector>
        <draw:frame draw:style-name="gr78" draw:text-style-name="P11" draw:layer="layout" svg:width="8.032cm" svg:height="1.758cm" svg:x="1.49cm" svg:y="1cm">
          <draw:text-box>
            <text:p text:style-name="P4"><text:span text:style-name="T6">MancalaUI Classes</text:span></text:p>
            <text:p text:style-name="P4"><text:span text:style-name="T13">mancala_ui.py</text:span></text:p>
          </draw:text-box>
        </draw:frame>
        <draw:custom-shape draw:style-name="gr79" draw:text-style-name="P27" xml:id="id36" draw:id="id36" draw:layer="layout" svg:width="4.423cm" svg:height="0.734cm" svg:x="8.621cm" svg:y="5.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kVars</text:span></text:p>
          <draw:enhanced-geometry svg:viewBox="0 0 21600 21600" draw:type="rectangle" draw:enhanced-path="M 0 0 L 21600 0 21600 21600 0 21600 0 0 Z N"/>
        </draw:custom-shape>
        <draw:custom-shape draw:style-name="gr80" draw:text-style-name="P27" xml:id="id42" draw:id="id42" draw:layer="layout" svg:width="4.423cm" svg:height="0.734cm" svg:x="8.621cm" svg:y="9.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Tally</text:span></text:p>
          <draw:enhanced-geometry svg:viewBox="0 0 21600 21600" draw:type="rectangle" draw:enhanced-path="M 0 0 L 21600 0 21600 21600 0 21600 0 0 Z N"/>
        </draw:custom-shape>
        <draw:connector draw:style-name="gr25" draw:text-style-name="P29" draw:layer="layout" svg:x1="6.153cm" svg:y1="5.63cm" svg:x2="8.621cm" svg:y2="9.795cm" draw:start-shape="id35" draw:start-glue-point="1" draw:end-shape="id42" draw:end-glue-point="3" svg:d="M6153 5630h1233v4165h1235" svg:viewBox="0 0 2469 4166">
          <text:p/>
        </draw:connector>
        <draw:custom-shape draw:style-name="gr81" draw:text-style-name="P27" xml:id="id43" draw:id="id43" draw:layer="layout" svg:width="4.423cm" svg:height="0.734cm" svg:x="8.621cm" svg:y="6.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figData</text:span></text:p>
          <draw:enhanced-geometry svg:viewBox="0 0 21600 21600" draw:type="rectangle" draw:enhanced-path="M 0 0 L 21600 0 21600 21600 0 21600 0 0 Z N"/>
        </draw:custom-shape>
        <draw:connector draw:style-name="gr25" draw:text-style-name="P29" draw:layer="layout" svg:x1="6.153cm" svg:y1="5.63cm" svg:x2="8.621cm" svg:y2="7.317cm" draw:start-shape="id35" draw:start-glue-point="1" draw:end-shape="id43" draw:end-glue-point="3" svg:d="M6153 5630h1233v1687h1235" svg:viewBox="0 0 2469 1688">
          <text:p/>
        </draw:connector>
        <draw:frame draw:style-name="gr44" draw:text-style-name="P30" draw:layer="layout" svg:width="0.635cm" svg:height="0.814cm" svg:x="13.382cm" svg:y="2.988cm">
          <draw:text-box>
            <text:p><text:span text:style-name="T9">*</text:span></text:p>
          </draw:text-box>
        </draw:frame>
        <draw:custom-shape draw:style-name="gr82" draw:text-style-name="P27" xml:id="id44" draw:id="id44" draw:layer="layout" svg:width="4.423cm" svg:height="0.734cm" svg:x="8.621cm" svg:y="8.1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istoryManager</text:span></text:p>
          <draw:enhanced-geometry svg:viewBox="0 0 21600 21600" draw:type="rectangle" draw:enhanced-path="M 0 0 L 21600 0 21600 21600 0 21600 0 0 Z N"/>
        </draw:custom-shape>
        <draw:connector draw:style-name="gr25" draw:text-style-name="P29" draw:layer="layout" svg:x1="6.153cm" svg:y1="5.63cm" svg:x2="8.621cm" svg:y2="8.556cm" draw:start-shape="id35" draw:start-glue-point="1" draw:end-shape="id44" draw:end-glue-point="3" svg:d="M6153 5630h1233v2926h1235" svg:viewBox="0 0 2469 2927">
          <text:p/>
        </draw:connector>
        <draw:custom-shape draw:style-name="gr83" draw:text-style-name="P27" xml:id="id51" draw:id="id51" draw:layer="layout" svg:width="3.81cm" svg:height="0.657cm" svg:x="5.602cm" svg:y="18.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LogMenuMixin</text:span></text:p>
          <draw:enhanced-geometry svg:viewBox="0 0 21600 21600" draw:type="rectangle" draw:enhanced-path="M 0 0 L 21600 0 21600 21600 0 21600 0 0 Z N"/>
        </draw:custom-shape>
        <draw:custom-shape draw:style-name="gr84" draw:text-style-name="P27" xml:id="id50" draw:id="id50" draw:layer="layout" svg:width="3.81cm" svg:height="0.657cm" svg:x="5.549cm" svg:y="19.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elpMenuMixin</text:span></text:p>
          <draw:enhanced-geometry svg:viewBox="0 0 21600 21600" draw:type="rectangle" draw:enhanced-path="M 0 0 L 21600 0 21600 21600 0 21600 0 0 Z N"/>
        </draw:custom-shape>
        <draw:custom-shape draw:style-name="gr85" draw:text-style-name="P27" xml:id="id52" draw:id="id52" draw:layer="layout" svg:width="3.81cm" svg:height="0.657cm" svg:x="5.602cm" svg:y="17.6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niMenuMixin</text:span></text:p>
          <draw:enhanced-geometry svg:viewBox="0 0 21600 21600" draw:type="rectangle" draw:enhanced-path="M 0 0 L 21600 0 21600 21600 0 21600 0 0 Z N"/>
        </draw:custom-shape>
        <draw:custom-shape draw:style-name="gr86" draw:text-style-name="P27" xml:id="id49" draw:id="id49" draw:layer="layout" svg:width="3.81cm" svg:height="0.658cm" svg:x="5.602cm" svg:y="16.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howMenuMixin</text:span></text:p>
          <draw:enhanced-geometry svg:viewBox="0 0 21600 21600" draw:type="rectangle" draw:enhanced-path="M 0 0 L 21600 0 21600 21600 0 21600 0 0 Z N"/>
        </draw:custom-shape>
        <draw:custom-shape draw:style-name="gr87" draw:text-style-name="P27" xml:id="id48" draw:id="id48" draw:layer="layout" svg:width="3.81cm" svg:height="0.658cm" svg:x="5.602cm" svg:y="15.4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iCtrlMenuMixin</text:span></text:p>
          <draw:enhanced-geometry svg:viewBox="0 0 21600 21600" draw:type="rectangle" draw:enhanced-path="M 0 0 L 21600 0 21600 21600 0 21600 0 0 Z N"/>
        </draw:custom-shape>
        <draw:custom-shape draw:style-name="gr88" draw:text-style-name="P27" xml:id="id47" draw:id="id47" draw:layer="layout" svg:width="3.81cm" svg:height="0.657cm" svg:x="5.602cm" svg:y="14.3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oveMenuMixin</text:span></text:p>
          <draw:enhanced-geometry svg:viewBox="0 0 21600 21600" draw:type="rectangle" draw:enhanced-path="M 0 0 L 21600 0 21600 21600 0 21600 0 0 Z N"/>
        </draw:custom-shape>
        <draw:custom-shape draw:style-name="gr89" draw:text-style-name="P27" xml:id="id46" draw:id="id46" draw:layer="layout" svg:width="3.81cm" svg:height="0.657cm" svg:x="5.602cm" svg:y="13.1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tupCmdsMixin</text:span></text:p>
          <draw:enhanced-geometry svg:viewBox="0 0 21600 21600" draw:type="rectangle" draw:enhanced-path="M 0 0 L 21600 0 21600 21600 0 21600 0 0 Z N"/>
        </draw:custom-shape>
        <draw:custom-shape draw:style-name="gr90" draw:text-style-name="P27" xml:id="id45" draw:id="id45" draw:layer="layout" svg:width="3.81cm" svg:height="0.758cm" svg:x="5.602cm" svg:y="12.0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VariCmdsMixin</text:span></text:p>
          <draw:enhanced-geometry svg:viewBox="0 0 21600 21600" draw:type="rectangle" draw:enhanced-path="M 0 0 L 21600 0 21600 21600 0 21600 0 0 Z N"/>
        </draw:custom-shape>
        <draw:connector draw:style-name="gr36" draw:text-style-name="P29" draw:layer="layout" svg:x1="3.941cm" svg:y1="5.997cm" svg:x2="5.602cm" svg:y2="12.406cm" draw:start-shape="id35" draw:start-glue-point="2" draw:end-shape="id45" draw:end-glue-point="3" svg:d="M3941 5997v6409h1661" svg:viewBox="0 0 1662 6410">
          <text:p/>
        </draw:connector>
        <draw:connector draw:style-name="gr36" draw:text-style-name="P29" draw:layer="layout" svg:x1="3.941cm" svg:y1="5.997cm" svg:x2="5.602cm" svg:y2="13.527cm" draw:start-shape="id35" draw:start-glue-point="2" draw:end-shape="id46" draw:end-glue-point="3" svg:d="M3941 5997v7530h1661" svg:viewBox="0 0 1662 7531">
          <text:p/>
        </draw:connector>
        <draw:connector draw:style-name="gr36" draw:text-style-name="P29" draw:layer="layout" svg:x1="3.941cm" svg:y1="5.997cm" svg:x2="5.602cm" svg:y2="14.647cm" draw:start-shape="id35" draw:start-glue-point="2" draw:end-shape="id47" draw:end-glue-point="3" svg:d="M3941 5997v8650h1661" svg:viewBox="0 0 1662 8651">
          <text:p/>
        </draw:connector>
        <draw:connector draw:style-name="gr36" draw:text-style-name="P29" draw:layer="layout" svg:x1="3.941cm" svg:y1="5.997cm" svg:x2="5.602cm" svg:y2="15.768cm" draw:start-shape="id35" draw:start-glue-point="2" draw:end-shape="id48" draw:end-glue-point="3" svg:d="M3941 5997v9771h1661" svg:viewBox="0 0 1662 9772">
          <text:p/>
        </draw:connector>
        <draw:connector draw:style-name="gr36" draw:text-style-name="P29" draw:layer="layout" svg:x1="3.941cm" svg:y1="5.997cm" svg:x2="5.602cm" svg:y2="16.888cm" draw:start-shape="id35" draw:start-glue-point="2" draw:end-shape="id49" draw:end-glue-point="3" svg:d="M3941 5997v10891h1661" svg:viewBox="0 0 1662 10892">
          <text:p/>
        </draw:connector>
        <draw:connector draw:style-name="gr36" draw:text-style-name="P29" draw:layer="layout" svg:x1="3.941cm" svg:y1="5.997cm" svg:x2="5.549cm" svg:y2="20.25cm" draw:start-shape="id35" draw:start-glue-point="2" draw:end-shape="id50" draw:end-glue-point="3" svg:d="M3941 5997v14253h1608" svg:viewBox="0 0 1609 14254">
          <text:p/>
        </draw:connector>
        <draw:connector draw:style-name="gr36" draw:text-style-name="P29" draw:layer="layout" svg:x1="3.941cm" svg:y1="5.997cm" svg:x2="5.602cm" svg:y2="19.129cm" draw:start-shape="id35" draw:start-glue-point="2" draw:end-shape="id51" draw:end-glue-point="3" svg:d="M3941 5997v13132h1661" svg:viewBox="0 0 1662 13133">
          <text:p/>
        </draw:connector>
        <draw:connector draw:style-name="gr36" draw:text-style-name="P29" draw:layer="layout" svg:x1="3.941cm" svg:y1="5.997cm" svg:x2="5.602cm" svg:y2="18.009cm" draw:start-shape="id35" draw:start-glue-point="2" draw:end-shape="id52" draw:end-glue-point="3" svg:d="M3941 5997v12012h1661" svg:viewBox="0 0 1662 12013">
          <text:p/>
        </draw:connector>
        <draw:custom-shape draw:style-name="gr91" draw:text-style-name="P27" xml:id="id54" draw:id="id54" draw:layer="layout" svg:width="3.81cm" svg:height="0.762cm" svg:x="17.641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sMixin</text:span></text:p>
          <draw:enhanced-geometry svg:viewBox="0 0 21600 21600" draw:mirror-horizontal="false" draw:mirror-vertical="false" draw:type="rectangle" draw:enhanced-path="M 0 0 L 21600 0 21600 21600 0 21600 0 0 Z N"/>
        </draw:custom-shape>
        <draw:connector draw:style-name="gr36" draw:text-style-name="P29" draw:layer="layout" svg:x1="15.233cm" svg:y1="11.734cm" svg:x2="17.641cm" svg:y2="11.734cm" draw:start-shape="id53" draw:start-glue-point="1" draw:end-shape="id54" draw:end-glue-point="3" svg:d="M15233 11734h2408" svg:viewBox="0 0 2409 1">
          <text:p/>
        </draw:connector>
        <draw:custom-shape draw:style-name="gr92" draw:text-style-name="P27" xml:id="id55" draw:id="id55" draw:layer="layout" svg:width="3.81cm" svg:height="0.758cm" svg:x="5.602cm" svg:y="10.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mdsMixin</text:span></text:p>
          <draw:enhanced-geometry svg:viewBox="0 0 21600 21600" draw:type="rectangle" draw:enhanced-path="M 0 0 L 21600 0 21600 21600 0 21600 0 0 Z N"/>
        </draw:custom-shape>
        <draw:connector draw:style-name="gr36" draw:text-style-name="P29" draw:layer="layout" svg:x1="3.941cm" svg:y1="5.997cm" svg:x2="5.602cm" svg:y2="11.306cm" draw:start-shape="id35" draw:start-glue-point="2" draw:end-shape="id55" draw:end-glue-point="3" svg:d="M3941 5997v5309h1661" svg:viewBox="0 0 1662 5310">
          <text:p/>
        </draw:connector>
        <draw:custom-shape draw:style-name="gr93" draw:text-style-name="P27" xml:id="id56" draw:id="id56" draw:layer="layout" svg:width="4.423cm" svg:height="0.734cm" svg:x="8.621cm" svg:y="4.4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hibitIndicator</text:span></text:p>
          <draw:enhanced-geometry svg:viewBox="0 0 21600 21600" draw:type="rectangle" draw:enhanced-path="M 0 0 L 21600 0 21600 21600 0 21600 0 0 Z N"/>
        </draw:custom-shape>
        <draw:connector draw:style-name="gr25" draw:text-style-name="P29" draw:layer="layout" svg:x1="6.153cm" svg:y1="5.63cm" svg:x2="8.621cm" svg:y2="4.838cm" draw:start-shape="id35" draw:start-glue-point="1" draw:end-shape="id56" draw:end-glue-point="3" svg:d="M6153 5630h1233v-792h1235" svg:viewBox="0 0 2469 793">
          <text:p/>
        </draw:connector>
        <draw:custom-shape draw:style-name="gr94" draw:text-style-name="P27" xml:id="id57" draw:id="id57" draw:layer="layout" svg:width="3.81cm" svg:height="0.762cm" svg:x="11.423cm" svg:y="12.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Variations</text:span></text:p>
          <draw:enhanced-geometry svg:viewBox="0 0 21600 21600" draw:type="rectangle" draw:enhanced-path="M 0 0 L 21600 0 21600 21600 0 21600 0 0 Z N"/>
        </draw:custom-shape>
        <draw:connector draw:style-name="gr25" draw:text-style-name="P29" draw:layer="layout" svg:x1="9.412cm" svg:y1="12.406cm" svg:x2="11.423cm" svg:y2="12.988cm" draw:start-shape="id45" draw:start-glue-point="1" draw:end-shape="id57" draw:end-glue-point="3" svg:d="M9412 12406h1006v582h1005" svg:viewBox="0 0 2012 583">
          <text:p/>
        </draw:connector>
        <draw:custom-shape draw:style-name="gr95" draw:text-style-name="P27" xml:id="id53" draw:id="id53" draw:layer="layout" svg:width="3.81cm" svg:height="0.762cm" svg:x="11.423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djustPopup</text:span></text:p>
          <draw:enhanced-geometry svg:viewBox="0 0 21600 21600" draw:type="rectangle" draw:enhanced-path="M 0 0 L 21600 0 21600 21600 0 21600 0 0 Z N"/>
        </draw:custom-shape>
        <draw:connector draw:style-name="gr25" draw:text-style-name="P29" draw:layer="layout" svg:x1="9.412cm" svg:y1="12.406cm" svg:x2="11.423cm" svg:y2="11.734cm" draw:start-shape="id45" draw:start-glue-point="1" draw:end-shape="id53" draw:end-glue-point="3" svg:d="M9412 12406h1006v-672h1005" svg:viewBox="0 0 2012 673">
          <text:p/>
        </draw:connector>
      </draw:page>
      <draw:page draw:name="page6" draw:style-name="dp1" draw:master-page-name="Default">
        <draw:custom-shape draw:style-name="gr96" draw:text-style-name="P20" xml:id="id59" draw:id="id59"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7" draw:text-style-name="P20" xml:id="id60" draw:id="id60"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8" draw:text-style-name="P20" xml:id="id61" draw:id="id61"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7" draw:text-style-name="P20" xml:id="id62" draw:id="id62"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9" draw:text-style-name="P20" xml:id="id67" draw:id="id67" draw:layer="layout" svg:width="5.589cm" svg:height="0.734cm" svg:x="7.929cm" svg:y="16.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100" draw:text-style-name="P20" xml:id="id68" draw:id="id68" draw:layer="layout" svg:width="5.59cm" svg:height="0.734cm" svg:x="7.929cm" svg:y="17.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101" draw:text-style-name="P32" xml:id="id58" draw:id="id58"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If</text:span></text:p>
          <draw:enhanced-geometry svg:viewBox="0 0 21600 21600" draw:type="rectangle" draw:enhanced-path="M 0 0 L 21600 0 21600 21600 0 21600 0 0 Z N"/>
        </draw:custom-shape>
        <draw:custom-shape draw:style-name="gr102" draw:text-style-name="P27" xml:id="id64" draw:id="id64"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old</text:span></text:p>
          <draw:enhanced-geometry svg:viewBox="0 0 21600 21600" draw:type="rectangle" draw:enhanced-path="M 0 0 L 21600 0 21600 21600 0 21600 0 0 Z N"/>
        </draw:custom-shape>
        <draw:custom-shape draw:style-name="gr103" draw:text-style-name="P27" xml:id="id65" draw:id="id65"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Owners</text:span></text:p>
          <draw:enhanced-geometry svg:viewBox="0 0 21600 21600" draw:type="rectangle" draw:enhanced-path="M 0 0 L 21600 0 21600 21600 0 21600 0 0 Z N"/>
        </draw:custom-shape>
        <draw:custom-shape draw:style-name="gr104" draw:text-style-name="P20" xml:id="id63" draw:id="id63"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5" draw:text-style-name="P32" xml:id="id66" draw:id="id66" draw:layer="layout" svg:width="4.423cm" svg:height="0.734cm" svg:x="4.946cm" svg:y="1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ehaviorIf</text:span></text:p>
          <draw:enhanced-geometry svg:viewBox="0 0 21600 21600" draw:type="rectangle" draw:enhanced-path="M 0 0 L 21600 0 21600 21600 0 21600 0 0 Z N"/>
        </draw:custom-shape>
        <draw:frame draw:style-name="gr106" draw:text-style-name="P30" draw:layer="layout" svg:width="5.08cm" svg:height="2.467cm" svg:x="19.579cm" svg:y="8.794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8" draw:start-glue-point="6" draw:end-shape="id59" draw:end-glue-point="3" svg:d="M5596 4361v1314h1990" svg:viewBox="0 0 1991 1315">
          <text:p/>
        </draw:connector>
        <draw:connector draw:style-name="gr34" draw:layer="layout" svg:x1="5.596cm" svg:y1="4.361cm" svg:x2="7.586cm" svg:y2="6.922cm" draw:start-shape="id58" draw:start-glue-point="6" draw:end-shape="id60" draw:end-glue-point="3" svg:d="M5596 4361v2561h1990" svg:viewBox="0 0 1991 2562">
          <text:p/>
        </draw:connector>
        <draw:connector draw:style-name="gr34" draw:layer="layout" svg:x1="5.596cm" svg:y1="4.361cm" svg:x2="7.586cm" svg:y2="8.168cm" draw:start-shape="id58" draw:start-glue-point="6" draw:end-shape="id61" draw:end-glue-point="3" svg:d="M5596 4361v3807h1990" svg:viewBox="0 0 1991 3808">
          <text:p/>
        </draw:connector>
        <draw:connector draw:style-name="gr34" draw:layer="layout" svg:x1="5.596cm" svg:y1="4.361cm" svg:x2="7.586cm" svg:y2="9.415cm" draw:start-shape="id58" draw:start-glue-point="6" draw:end-shape="id62" draw:end-glue-point="3" svg:d="M5596 4361v5054h1990" svg:viewBox="0 0 1991 5055">
          <text:p/>
        </draw:connector>
        <draw:connector draw:style-name="gr34" draw:layer="layout" svg:x1="5.596cm" svg:y1="4.361cm" svg:x2="7.586cm" svg:y2="10.627cm" draw:start-shape="id58" draw:start-glue-point="6" draw:end-shape="id63" draw:end-glue-point="3" svg:d="M5596 4361v6266h1990" svg:viewBox="0 0 1991 6267">
          <text:p/>
        </draw:connector>
        <draw:connector draw:style-name="gr27" draw:layer="layout" svg:x1="12.944cm" svg:y1="6.922cm" svg:x2="14.531cm" svg:y2="8.168cm" draw:start-shape="id60" draw:start-glue-point="1" draw:end-shape="id64" draw:end-glue-point="3" svg:d="M12944 6922h793v1246h794" svg:viewBox="0 0 1588 1247">
          <text:p/>
        </draw:connector>
        <draw:connector draw:style-name="gr27" draw:layer="layout" svg:x1="12.941cm" svg:y1="8.168cm" svg:x2="14.531cm" svg:y2="8.168cm" draw:start-shape="id61" draw:start-glue-point="1" draw:end-shape="id64" draw:end-glue-point="3" svg:d="M12941 8168h1590" svg:viewBox="0 0 1591 1">
          <text:p/>
        </draw:connector>
        <draw:connector draw:style-name="gr27" draw:layer="layout" svg:x1="12.944cm" svg:y1="9.415cm" svg:x2="14.531cm" svg:y2="8.168cm" draw:start-shape="id62" draw:start-glue-point="1" draw:end-shape="id64" draw:end-glue-point="3" svg:d="M12944 9415h793v-1247h794" svg:viewBox="0 0 1588 1248">
          <text:p/>
        </draw:connector>
        <draw:connector draw:style-name="gr27" draw:layer="layout" svg:x1="12.944cm" svg:y1="10.627cm" svg:x2="14.531cm" svg:y2="10.625cm" draw:start-shape="id63" draw:start-glue-point="1" draw:end-shape="id65" draw:end-glue-point="3" svg:d="M12944 10627h793v-2h794" svg:viewBox="0 0 1588 3">
          <text:p/>
        </draw:connector>
        <draw:connector draw:style-name="gr34" draw:layer="layout" svg:x1="5.831cm" svg:y1="15.514cm" svg:x2="7.929cm" svg:y2="16.754cm" draw:start-shape="id66" draw:start-glue-point="6" draw:end-shape="id67" draw:end-glue-point="3" svg:d="M5831 15514v1240h2098" svg:viewBox="0 0 2099 1241">
          <text:p/>
        </draw:connector>
        <draw:connector draw:style-name="gr34" draw:layer="layout" svg:x1="5.831cm" svg:y1="15.514cm" svg:x2="7.929cm" svg:y2="18.123cm" draw:start-shape="id66" draw:start-glue-point="6" draw:end-shape="id68" draw:end-glue-point="3" svg:d="M5831 15514v2609h2098" svg:viewBox="0 0 2099 2610">
          <text:p/>
        </draw:connector>
        <draw:custom-shape draw:style-name="gr107" draw:text-style-name="P27" xml:id="id70" draw:id="id70"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tupHold</text:span></text:p>
          <draw:enhanced-geometry svg:viewBox="0 0 21600 21600" draw:type="rectangle" draw:enhanced-path="M 0 0 L 21600 0 21600 21600 0 21600 0 0 Z N"/>
        </draw:custom-shape>
        <draw:custom-shape draw:style-name="gr104" draw:text-style-name="P20" xml:id="id69" draw:id="id69"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8" draw:start-glue-point="6" draw:end-shape="id69" draw:end-glue-point="3" svg:d="M5596 4361v7566h1990" svg:viewBox="0 0 1991 7567">
          <text:p/>
        </draw:connector>
        <draw:connector draw:style-name="gr27" draw:layer="layout" svg:x1="12.944cm" svg:y1="11.927cm" svg:x2="14.531cm" svg:y2="11.925cm" draw:start-shape="id69" draw:start-glue-point="1" draw:end-shape="id70" svg:d="M12944 11927h793v-2h794" svg:viewBox="0 0 1588 3">
          <text:p/>
        </draw:connector>
        <draw:custom-shape draw:style-name="gr100" draw:text-style-name="P20" xml:id="id71" draw:id="id71" draw:layer="layout" svg:width="5.59cm" svg:height="0.734cm" svg:x="7.929cm" svg:y="19.0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5.831cm" svg:y1="15.514cm" svg:x2="7.929cm" svg:y2="19.423cm" draw:start-shape="id66" draw:start-glue-point="6" draw:end-shape="id71" draw:end-glue-point="3" svg:d="M5831 15514v3909h2098" svg:viewBox="0 0 2099 3910">
          <text:p/>
        </draw:connector>
        <draw:custom-shape draw:style-name="gr108" draw:text-style-name="P32" xml:id="id72" draw:id="id72" draw:layer="layout" svg:width="4.423cm" svg:height="0.734cm" svg:x="19.404cm" svg:y="6.9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Global</text:span></text:p>
          <draw:enhanced-geometry svg:viewBox="0 0 21600 21600" draw:type="rectangle" draw:enhanced-path="M 0 0 L 21600 0 21600 21600 0 21600 0 0 Z N"/>
        </draw:custom-shape>
        <draw:connector draw:style-name="gr34" draw:layer="layout" svg:x1="19.404cm" svg:y1="7.318cm" svg:x2="17.366cm" svg:y2="8.168cm" draw:start-shape="id72" draw:start-glue-point="3" draw:end-shape="id64" draw:end-glue-point="1" svg:d="M19404 7318h-1020v850h-1018" svg:viewBox="0 0 2039 851">
          <text:p/>
        </draw:connector>
        <draw:connector draw:style-name="gr34" draw:layer="layout" svg:x1="19.404cm" svg:y1="7.318cm" svg:x2="17.366cm" svg:y2="10.625cm" draw:start-shape="id72" draw:start-glue-point="3" draw:end-shape="id65" draw:end-glue-point="1" svg:d="M19404 7318h-1020v3307h-1018" svg:viewBox="0 0 2039 3308">
          <text:p/>
        </draw:connector>
        <draw:connector draw:style-name="gr34" draw:layer="layout" svg:x1="19.404cm" svg:y1="7.318cm" svg:x2="17.366cm" svg:y2="11.925cm" draw:start-shape="id72" draw:start-glue-point="3" draw:end-shape="id70" draw:end-glue-point="1" svg:d="M19404 7318h-1020v4607h-1018" svg:viewBox="0 0 2039 4608">
          <text:p/>
        </draw:connector>
        <draw:custom-shape draw:style-name="gr109" draw:text-style-name="P27" xml:id="id73" draw:id="id73" draw:layer="layout" svg:width="3.493cm" svg:height="0.734cm" svg:x="14.231cm" svg:y="12.9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layAltDirControl</text:span></text:p>
          <draw:enhanced-geometry svg:viewBox="0 0 21600 21600" draw:type="rectangle" draw:enhanced-path="M 0 0 L 21600 0 21600 21600 0 21600 0 0 Z N"/>
        </draw:custom-shape>
        <draw:connector draw:style-name="gr25" draw:layer="layout" svg:x1="11.872cm" svg:y1="12.291cm" svg:x2="14.231cm" svg:y2="13.271cm" draw:start-shape="id69" draw:start-glue-point="7" draw:end-shape="id73" draw:end-glue-point="3" svg:d="M11872 12291v980h2359" svg:viewBox="0 0 2360 981">
          <text:p/>
        </draw:connector>
        <draw:frame draw:style-name="gr110" draw:text-style-name="P19" draw:layer="layout" svg:width="13.256cm" svg:height="1.839cm" svg:x="7.823cm" svg:y="1.001cm">
          <draw:text-box>
            <text:p><text:span text:style-name="T6">Behavior Classes for MancalaUI</text:span></text:p>
          </draw:text-box>
        </draw:frame>
        <draw:custom-shape draw:style-name="gr111" draw:text-style-name="P20" xml:id="id75" draw:id="id75" draw:layer="layout" svg:width="4.59cm" svg:height="0.734cm" svg:x="14.554cm" svg:y="18.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AllFromBehavior</text:span></text:p>
          <draw:enhanced-geometry svg:viewBox="0 0 21600 21600" draw:mirror-horizontal="false" draw:mirror-vertical="false" draw:type="rectangle" draw:enhanced-path="M 0 0 L 21600 0 21600 21600 0 21600 0 0 Z N"/>
        </draw:custom-shape>
        <draw:custom-shape draw:style-name="gr111" draw:text-style-name="P20" xml:id="id74" draw:id="id74" draw:layer="layout" svg:width="4.59cm" svg:height="0.734cm" svg:x="14.493cm" svg:y="17.0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FromBehavior</text:span></text:p>
          <draw:enhanced-geometry svg:viewBox="0 0 21600 21600" draw:mirror-horizontal="false" draw:mirror-vertical="false" draw:type="rectangle" draw:enhanced-path="M 0 0 L 21600 0 21600 21600 0 21600 0 0 Z N"/>
        </draw:custom-shape>
        <draw:connector draw:style-name="gr34" draw:layer="layout" svg:x1="5.831cm" svg:y1="15.514cm" svg:x2="14.493cm" svg:y2="17.404cm" draw:start-shape="id66" draw:start-glue-point="6" draw:end-shape="id74" draw:end-glue-point="3" svg:d="M5831 15514v1890h8662" svg:viewBox="0 0 8663 1891">
          <text:p/>
        </draw:connector>
        <draw:connector draw:style-name="gr34" draw:layer="layout" svg:x1="5.831cm" svg:y1="15.514cm" svg:x2="14.554cm" svg:y2="18.761cm" draw:start-shape="id66" draw:start-glue-point="6" draw:end-shape="id75" draw:end-glue-point="3" svg:d="M5831 15514v3247h8723" svg:viewBox="0 0 8724 3248">
          <text:p/>
        </draw:connector>
      </draw:page>
      <draw:page draw:name="page7" draw:style-name="dp1" draw:master-page-name="Default">
        <draw:custom-shape draw:style-name="gr26" draw:text-style-name="P13" xml:id="id80" draw:id="id80"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12" draw:text-style-name="P33" xml:id="id79" draw:id="id79"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GameIf</text:span></text:p>
          <draw:enhanced-geometry svg:viewBox="0 0 21600 21600" draw:type="rectangle" draw:enhanced-path="M 0 0 L 21600 0 21600 21600 0 21600 0 0 Z N"/>
        </draw:custom-shape>
        <draw:custom-shape draw:style-name="gr113" draw:text-style-name="P33" xml:id="id76" draw:id="id76"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AlgorithmIf</text:span></text:p>
          <draw:enhanced-geometry svg:viewBox="0 0 21600 21600" draw:mirror-horizontal="false" draw:mirror-vertical="false" draw:type="rectangle" draw:enhanced-path="M 0 0 L 21600 0 21600 21600 0 21600 0 0 Z N"/>
        </draw:custom-shape>
        <draw:custom-shape draw:style-name="gr114" draw:text-style-name="P2" xml:id="id84" draw:id="id84"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5" draw:text-style-name="P2" xml:id="id77" draw:id="id77"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6" draw:text-style-name="P2" xml:id="id78" draw:id="id78"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7" draw:text-style-name="P19" draw:layer="layout" svg:width="13.621cm" svg:height="1.289cm" svg:x="6.967cm" svg:y="0.981cm">
          <draw:text-box>
            <text:p><text:span text:style-name="T6">AIPlayer and AIAlgorithm Integration</text:span></text:p>
          </draw:text-box>
        </draw:frame>
        <draw:connector draw:style-name="gr118" draw:text-style-name="P13" draw:layer="layout" svg:x1="19.177cm" svg:y1="11.152cm" svg:x2="20.555cm" svg:y2="14.853cm" draw:start-shape="id76" draw:start-glue-point="6" draw:end-shape="id77" draw:end-glue-point="3" svg:d="M19177 11152v3701h1378" svg:viewBox="0 0 1379 3702">
          <text:p><text:s text:c="5"/></text:p>
        </draw:connector>
        <draw:connector draw:style-name="gr34" draw:layer="layout" svg:x1="19.177cm" svg:y1="11.152cm" svg:x2="20.555cm" svg:y2="13.007cm" draw:start-shape="id76" draw:start-glue-point="6" draw:end-shape="id78" draw:end-glue-point="3" svg:d="M19177 11152v1855h1378" svg:viewBox="0 0 1379 1856">
          <text:p/>
        </draw:connector>
        <draw:connector draw:style-name="gr34" draw:layer="layout" draw:line-skew="0.101cm" svg:x1="11.074cm" svg:y1="7.934cm" svg:x2="8.914cm" svg:y2="9.895cm" draw:start-shape="id79" draw:start-glue-point="2" draw:end-shape="id80" draw:end-glue-point="0" svg:d="M11074 7934v1082h-2160v879" svg:viewBox="0 0 2161 1962">
          <text:p/>
        </draw:connector>
        <draw:custom-shape draw:style-name="gr113" draw:text-style-name="P33" xml:id="id81" draw:id="id81"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PlayerIf</text:span></text:p>
          <draw:enhanced-geometry svg:viewBox="0 0 21600 21600" draw:type="rectangle" draw:enhanced-path="M 0 0 L 21600 0 21600 21600 0 21600 0 0 Z N"/>
        </draw:custom-shape>
        <draw:custom-shape draw:style-name="gr119" draw:text-style-name="P2" xml:id="id82" draw:id="id82"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81" draw:start-glue-point="2" draw:end-shape="id82" draw:end-glue-point="0" svg:d="M16391 4511v826h17v826" svg:viewBox="0 0 18 1653">
          <text:p/>
        </draw:connector>
        <draw:connector draw:style-name="gr25" draw:layer="layout" svg:x1="14.486cm" svg:y1="4.13cm" svg:x2="12.979cm" svg:y2="7.3cm" draw:start-shape="id81" draw:start-glue-point="3" draw:end-shape="id79" draw:end-glue-point="9" svg:d="M14486 4130h-753v3170h-754" svg:viewBox="0 0 1508 3171">
          <text:p/>
        </draw:connector>
        <draw:connector draw:style-name="gr25" draw:layer="layout" draw:line-skew="-1.674cm" svg:x1="18.415cm" svg:y1="10.772cm" svg:x2="12.979cm" svg:y2="7.806cm" draw:start-shape="id76" draw:start-glue-point="3" draw:end-shape="id79" draw:end-glue-point="8" svg:d="M18415 10772h-4392v-2966h-1044" svg:viewBox="0 0 5437 2967">
          <text:p/>
        </draw:connector>
        <draw:connector draw:style-name="gr120" draw:text-style-name="P13" draw:layer="layout" draw:line-skew="1.043cm" svg:x1="22.225cm" svg:y1="10.772cm" svg:x2="18.296cm" svg:y2="4.13cm" draw:start-shape="id76" draw:start-glue-point="1" draw:end-shape="id81" draw:end-glue-point="1" svg:d="M22225 10772h1561v-6642h-5490" svg:viewBox="0 0 5491 6643">
          <text:p><text:s/></text:p>
        </draw:connector>
        <draw:custom-shape draw:style-name="gr121" draw:text-style-name="P2" xml:id="id83" draw:id="id83"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6" draw:start-glue-point="6" draw:end-shape="id83" draw:end-glue-point="3" svg:d="M19177 11152v5627h1460" svg:viewBox="0 0 1461 5628">
          <text:p/>
        </draw:connector>
        <draw:connector draw:style-name="gr25" draw:layer="layout" svg:x1="5.235cm" svg:y1="5.189cm" svg:x2="16.391cm" svg:y2="3.75cm" draw:start-shape="id84" draw:start-glue-point="9" draw:end-shape="id81" draw:end-glue-point="0" svg:d="M5235 5189h4626v-1958h6530v519" svg:viewBox="0 0 11157 1959">
          <text:p/>
        </draw:connector>
        <draw:custom-shape draw:style-name="gr113" draw:text-style-name="P33" xml:id="id85" draw:id="id85"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tateIf</text:span></text:p>
          <draw:enhanced-geometry svg:viewBox="0 0 21600 21600" draw:type="rectangle" draw:enhanced-path="M 0 0 L 21600 0 21600 21600 0 21600 0 0 Z N"/>
        </draw:custom-shape>
        <draw:custom-shape draw:style-name="gr122" draw:text-style-name="P13" xml:id="id86" draw:id="id86"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85" draw:start-glue-point="2" draw:end-shape="id86" draw:end-glue-point="0" svg:d="M16395 18506v825" svg:viewBox="0 0 1 826">
          <text:p/>
        </draw:connector>
        <draw:frame draw:style-name="gr123" draw:text-style-name="P30"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4" draw:text-style-name="P2" xml:id="id87" draw:id="id87"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82" draw:start-glue-point="6" draw:end-shape="id87" draw:end-glue-point="0" svg:d="M15265 6925v5934h-2892v876" svg:viewBox="0 0 2893 6811">
          <text:p/>
        </draw:connector>
        <draw:connector draw:style-name="gr27" draw:layer="layout" draw:line-skew="0.642cm" svg:x1="8.914cm" svg:y1="10.657cm" svg:x2="12.373cm" svg:y2="13.735cm" draw:start-shape="id80" draw:start-glue-point="2" draw:end-shape="id87" draw:end-glue-point="0" svg:d="M8914 10657v2181h3459v897" svg:viewBox="0 0 3460 3079">
          <text:p/>
        </draw:connector>
        <draw:connector draw:style-name="gr25" draw:layer="layout" svg:x1="5.235cm" svg:y1="6.005cm" svg:x2="7.009cm" svg:y2="10.276cm" draw:start-shape="id84" draw:start-glue-point="8" draw:end-shape="id80" draw:end-glue-point="3" svg:d="M5235 6005h887v4271h887" svg:viewBox="0 0 1775 4272">
          <text:p/>
        </draw:connector>
        <draw:connector draw:style-name="gr27" draw:layer="layout" svg:x1="16.408cm" svg:y1="6.925cm" svg:x2="16.395cm" svg:y2="17.745cm" draw:start-shape="id82" draw:start-glue-point="2" draw:end-shape="id85" draw:end-glue-point="0" svg:d="M16408 6925v5410h-13v5410" svg:viewBox="0 0 14 10821">
          <text:p/>
        </draw:connector>
        <draw:connector draw:style-name="gr27" draw:layer="layout" draw:line-skew="1.281cm" svg:x1="24.365cm" svg:y1="13.007cm" svg:x2="18.3cm" svg:y2="18.125cm" draw:start-shape="id78" draw:start-glue-point="1" draw:end-shape="id85" draw:end-glue-point="1" svg:d="M24365 13007h1799v5118h-7864" svg:viewBox="0 0 7865 5119">
          <text:p/>
        </draw:connector>
        <draw:connector draw:style-name="gr27" draw:layer="layout" svg:x1="24.365cm" svg:y1="14.853cm" svg:x2="18.3cm" svg:y2="18.125cm" draw:start-shape="id77" draw:start-glue-point="1" draw:end-shape="id85" draw:end-glue-point="1" svg:d="M24365 14853h518v3272h-6583" svg:viewBox="0 0 6584 3273">
          <text:p/>
        </draw:connector>
        <draw:connector draw:style-name="gr27" draw:layer="layout" draw:line-skew="-0.082cm" svg:x1="24.447cm" svg:y1="17.032cm" svg:x2="18.3cm" svg:y2="18.125cm" draw:start-shape="id83" draw:start-glue-point="8" draw:end-shape="id85" draw:end-glue-point="1" svg:d="M24447 17032h436v1093h-6583" svg:viewBox="0 0 6584 1094">
          <text:p/>
        </draw:connector>
        <draw:frame draw:style-name="gr12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6" draw:text-style-name="P30"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82" draw:start-glue-point="7" draw:end-shape="id76" draw:end-glue-point="0" svg:d="M17551 6925v1733h2769v1734" svg:viewBox="0 0 2770 3468">
          <text:p/>
        </draw:connector>
      </draw:page>
      <draw:page draw:name="page8" draw:style-name="dp1" draw:master-page-name="Default">
        <draw:custom-shape draw:style-name="gr127" draw:text-style-name="P34" xml:id="id97" draw:id="id97"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8" draw:text-style-name="P2" xml:id="id88" draw:id="id88"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9" draw:text-style-name="P33" xml:id="id91" draw:id="id91"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Consts</text:span></text:p>
          <draw:enhanced-geometry svg:viewBox="0 0 21600 21600" draw:type="rectangle" draw:enhanced-path="M 0 0 L 21600 0 21600 21600 0 21600 0 0 Z N"/>
        </draw:custom-shape>
        <draw:custom-shape draw:style-name="gr129" draw:text-style-name="P33" xml:id="id92" draw:id="id92"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Info</text:span></text:p>
          <draw:enhanced-geometry svg:viewBox="0 0 21600 21600" draw:type="rectangle" draw:enhanced-path="M 0 0 L 21600 0 21600 21600 0 21600 0 0 Z N"/>
        </draw:custom-shape>
        <draw:custom-shape draw:style-name="gr130" draw:text-style-name="P2" xml:id="id89" draw:id="id89"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12" draw:text-style-name="P33"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NewGameIf</text:span></text:p>
          <draw:enhanced-geometry svg:viewBox="0 0 21600 21600" draw:type="rectangle" draw:enhanced-path="M 0 0 L 21600 0 21600 21600 0 21600 0 0 Z N"/>
        </draw:custom-shape>
        <draw:custom-shape draw:style-name="gr112" draw:text-style-name="P33"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llowableIf</text:span></text:p>
          <draw:enhanced-geometry svg:viewBox="0 0 21600 21600" draw:type="rectangle" draw:enhanced-path="M 0 0 L 21600 0 21600 21600 0 21600 0 0 Z N"/>
        </draw:custom-shape>
        <draw:custom-shape draw:style-name="gr112" draw:text-style-name="P33"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ovesIf</text:span></text:p>
          <draw:enhanced-geometry svg:viewBox="0 0 21600 21600" draw:type="rectangle" draw:enhanced-path="M 0 0 L 21600 0 21600 21600 0 21600 0 0 Z N"/>
        </draw:custom-shape>
        <draw:custom-shape draw:style-name="gr112" draw:text-style-name="P33"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IncrementerIf</text:span></text:p>
          <draw:enhanced-geometry svg:viewBox="0 0 21600 21600" draw:type="rectangle" draw:enhanced-path="M 0 0 L 21600 0 21600 21600 0 21600 0 0 Z N"/>
        </draw:custom-shape>
        <draw:custom-shape draw:style-name="gr112" draw:text-style-name="P33"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DrawerIf</text:span></text:p>
          <draw:enhanced-geometry svg:viewBox="0 0 21600 21600" draw:type="rectangle" draw:enhanced-path="M 0 0 L 21600 0 21600 21600 0 21600 0 0 Z N"/>
        </draw:custom-shape>
        <draw:custom-shape draw:style-name="gr112" draw:text-style-name="P33"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owMethodIf</text:span></text:p>
          <draw:enhanced-geometry svg:viewBox="0 0 21600 21600" draw:type="rectangle" draw:enhanced-path="M 0 0 L 21600 0 21600 21600 0 21600 0 0 Z N"/>
        </draw:custom-shape>
        <draw:custom-shape draw:style-name="gr112" draw:text-style-name="P33"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CaptMethodIf</text:span></text:p>
          <draw:enhanced-geometry svg:viewBox="0 0 21600 21600" draw:type="rectangle" draw:enhanced-path="M 0 0 L 21600 0 21600 21600 0 21600 0 0 Z N"/>
        </draw:custom-shape>
        <draw:custom-shape draw:style-name="gr112" draw:text-style-name="P33"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EndMoveIf</text:span></text:p>
          <draw:enhanced-geometry svg:viewBox="0 0 21600 21600" draw:type="rectangle" draw:enhanced-path="M 0 0 L 21600 0 21600 21600 0 21600 0 0 Z N"/>
        </draw:custom-shape>
        <draw:custom-shape draw:style-name="gr112" draw:text-style-name="P33"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tringIf</text:span></text:p>
          <draw:enhanced-geometry svg:viewBox="0 0 21600 21600" draw:mirror-vertical="false" draw:mirror-horizontal="false" draw:type="rectangle" draw:enhanced-path="M 0 0 L 21600 0 21600 21600 0 21600 0 0 Z N"/>
        </draw:custom-shape>
        <draw:custom-shape draw:style-name="gr112" draw:text-style-name="P33"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CaptOkIf</text:span></text:p>
          <draw:enhanced-geometry svg:viewBox="0 0 21600 21600" draw:type="rectangle" draw:enhanced-path="M 0 0 L 21600 0 21600 21600 0 21600 0 0 Z N"/>
        </draw:custom-shape>
        <draw:custom-shape draw:style-name="gr129" draw:text-style-name="P33" xml:id="id90" draw:id="id90"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HoleProps</text:span></text:p>
          <draw:enhanced-geometry svg:viewBox="0 0 21600 21600" draw:type="rectangle" draw:enhanced-path="M 0 0 L 21600 0 21600 21600 0 21600 0 0 Z N"/>
        </draw:custom-shape>
        <draw:frame draw:style-name="gr131" draw:text-style-name="P19" draw:layer="layout" svg:width="6.35cm" svg:height="1.27cm" svg:x="10.525cm" svg:y="1cm">
          <draw:text-box>
            <text:p><text:span text:style-name="T6">Mancala Classes</text:span></text:p>
          </draw:text-box>
        </draw:frame>
        <draw:frame draw:style-name="gr132" draw:text-style-name="P35"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8" draw:start-glue-point="7" draw:end-shape="id89" draw:end-glue-point="3" svg:d="M10001 6855v3952h4793" svg:viewBox="0 0 4794 3953">
          <text:p/>
        </draw:connector>
        <draw:connector draw:style-name="gr25" draw:layer="layout" svg:x1="6.953cm" svg:y1="6.474cm" svg:x2="4.257cm" svg:y2="5.277cm" draw:start-shape="id88" draw:start-glue-point="3" draw:end-shape="id90" draw:end-glue-point="2" svg:d="M6953 6474h-2696v-1197" svg:viewBox="0 0 2697 1198">
          <text:p/>
        </draw:connector>
        <draw:connector draw:style-name="gr25" draw:layer="layout" draw:line-skew="-0.635cm" svg:x1="10.763cm" svg:y1="6.474cm" svg:x2="14.765cm" svg:y2="5.707cm" draw:start-shape="id88" draw:start-glue-point="1" draw:end-shape="id91" draw:end-glue-point="3" svg:d="M10763 6474h1366v-767h2636" svg:viewBox="0 0 4003 768">
          <text:p/>
        </draw:connector>
        <draw:connector draw:style-name="gr25" draw:layer="layout" draw:line-skew="-0.657cm" svg:x1="10.763cm" svg:y1="6.474cm" svg:x2="14.8cm" svg:y2="7.174cm" draw:start-shape="id88" draw:start-glue-point="1" draw:end-shape="id92" draw:end-glue-point="3" svg:d="M10763 6474h1362v700h2675" svg:viewBox="0 0 4038 701">
          <text:p/>
        </draw:connector>
        <draw:frame draw:style-name="gr133" draw:text-style-name="P35" draw:layer="layout" svg:width="3.394cm" svg:height="1.336cm" svg:x="9.095cm" svg:y="12.534cm">
          <draw:text-box>
            <text:p><text:span text:style-name="T14">Full access to </text:span></text:p>
            <text:p><text:span text:style-name="T14">game instance attributes</text:span></text:p>
          </draw:text-box>
        </draw:frame>
        <draw:custom-shape draw:style-name="gr134" draw:text-style-name="P37" xml:id="id93" draw:id="id93"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8">GameConstsError</text:span></text:p>
          <draw:enhanced-geometry svg:viewBox="0 0 21600 21600" draw:type="rectangle" draw:enhanced-path="M 0 0 L 21600 0 21600 21600 0 21600 0 0 Z N"/>
        </draw:custom-shape>
        <draw:custom-shape draw:style-name="gr135" draw:text-style-name="P37" xml:id="id94" draw:id="id94"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91" draw:end-shape="id93" svg:d="M18575 5707h1305" svg:viewBox="0 0 1306 1">
          <text:p/>
        </draw:connector>
        <draw:custom-shape draw:style-name="gr112" draw:text-style-name="P33"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etDirIf</text:span></text:p>
          <draw:enhanced-geometry svg:viewBox="0 0 21600 21600" draw:type="rectangle" draw:enhanced-path="M 0 0 L 21600 0 21600 21600 0 21600 0 0 Z N"/>
        </draw:custom-shape>
        <draw:frame draw:style-name="gr136" draw:text-style-name="P35"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12" draw:text-style-name="P33"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keChildIf</text:span></text:p>
          <draw:enhanced-geometry svg:viewBox="0 0 21600 21600" draw:mirror-vertical="false" draw:mirror-horizontal="false" draw:type="rectangle" draw:enhanced-path="M 0 0 L 21600 0 21600 21600 0 21600 0 0 Z N"/>
        </draw:custom-shape>
        <draw:custom-shape draw:style-name="gr137" draw:text-style-name="P2" xml:id="id95" draw:id="id95"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2" draw:start-glue-point="1" draw:end-shape="id94" draw:end-glue-point="3" svg:d="M18610 7174h1270" svg:viewBox="0 0 1271 1">
          <text:p/>
        </draw:connector>
        <draw:custom-shape draw:style-name="gr138" draw:text-style-name="P33" xml:id="id96" draw:id="id96"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5" draw:start-glue-point="2" draw:end-shape="id90" draw:end-glue-point="0" svg:d="M4257 3287v1228" svg:viewBox="0 0 1 1229">
          <text:p/>
        </draw:connector>
        <draw:connector draw:style-name="gr25" draw:layer="layout" svg:x1="7.715cm" svg:y1="6.855cm" svg:x2="5.63cm" svg:y2="9.218cm" draw:start-shape="id88" draw:start-glue-point="6" draw:end-shape="id96" draw:end-glue-point="1" svg:d="M7715 6855v2363h-2085" svg:viewBox="0 0 2086 2364">
          <text:p/>
        </draw:connector>
        <draw:connector draw:style-name="gr25" draw:layer="layout" svg:x1="6.162cm" svg:y1="2.906cm" svg:x2="8.858cm" svg:y2="6.093cm" draw:start-shape="id95" draw:start-glue-point="1" draw:end-shape="id88"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9" draw:start-glue-point="2" draw:end-shape="id97" draw:end-glue-point="0" svg:d="M16699 11188v2747" svg:viewBox="0 0 1 2748">
          <text:p/>
        </draw:connector>
        <draw:connector draw:style-name="gr25" draw:layer="layout" svg:x1="9.882cm" svg:y1="16.792cm" svg:x2="8.858cm" svg:y2="6.855cm" draw:start-shape="id97" draw:start-glue-point="3" draw:end-shape="id88" draw:end-glue-point="2" svg:d="M9882 16792h-1024v-9937" svg:viewBox="0 0 1025 9938">
          <text:p/>
        </draw:connector>
      </draw:page>
      <draw:page draw:name="page9" draw:style-name="dp1" draw:master-page-name="Default">
        <draw:frame draw:style-name="gr117" draw:text-style-name="P19" draw:layer="layout" svg:width="8.032cm" svg:height="1.289cm" svg:x="9.89cm" svg:y="1.001cm">
          <draw:text-box>
            <text:p><text:span text:style-name="T6">Animator Classes</text:span></text:p>
          </draw:text-box>
        </draw:frame>
        <draw:custom-shape draw:style-name="gr139" draw:text-style-name="P38" xml:id="id98" draw:id="id98"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8"><text:span text:style-name="T16">Mancala</text:span></text:p>
          <draw:enhanced-geometry svg:viewBox="0 0 21600 21600" draw:type="rectangle" draw:enhanced-path="M 0 0 L 21600 0 21600 21600 0 21600 0 0 Z N"/>
        </draw:custom-shape>
        <draw:custom-shape draw:style-name="gr140" draw:text-style-name="P20" xml:id="id99" draw:id="id99"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8" draw:start-glue-point="1" draw:end-shape="id99"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40"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8" draw:text-style-name="P13" xml:id="id101" draw:id="id101"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40" draw:text-style-name="P20" xml:id="id102" draw:id="id102" draw:layer="layout" svg:width="3.81cm" svg:height="0.762cm" svg:x="20.4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40" draw:text-style-name="P20" xml:id="id103" draw:id="id103" draw:layer="layout" svg:width="3.81cm" svg:height="0.762cm" svg:x="20.4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40" draw:text-style-name="P20" xml:id="id104" draw:id="id104" draw:layer="layout" svg:width="3.81cm" svg:height="0.762cm" svg:x="20.4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40" draw:text-style-name="P20" xml:id="id105" draw:id="id105" draw:layer="layout" svg:width="3.81cm" svg:height="0.762cm" svg:x="20.4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40" draw:text-style-name="P20" xml:id="id106" draw:id="id106" draw:layer="layout" svg:width="3.81cm" svg:height="0.762cm" svg:x="20.4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40" draw:text-style-name="P20" xml:id="id100" draw:id="id100"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100" draw:start-glue-point="1" draw:end-shape="id101" draw:end-glue-point="3" svg:d="M14712 9906h2592" svg:viewBox="0 0 2593 1">
          <text:p/>
        </draw:connector>
        <draw:connector draw:style-name="gr34" draw:layer="layout" svg:x1="19.209cm" svg:y1="10.287cm" svg:x2="20.418cm" svg:y2="11.469cm" draw:start-shape="id101" draw:start-glue-point="2" draw:end-shape="id102" draw:end-glue-point="3" svg:d="M19209 10287v1182h1209" svg:viewBox="0 0 1210 1183">
          <text:p/>
        </draw:connector>
        <draw:connector draw:style-name="gr34" draw:layer="layout" svg:x1="19.209cm" svg:y1="10.287cm" svg:x2="20.418cm" svg:y2="13.078cm" draw:start-shape="id101" draw:start-glue-point="2" draw:end-shape="id103" draw:end-glue-point="3" svg:d="M19209 10287v2791h1209" svg:viewBox="0 0 1210 2792">
          <text:p/>
        </draw:connector>
        <draw:connector draw:style-name="gr34" draw:layer="layout" svg:x1="19.209cm" svg:y1="10.287cm" svg:x2="20.418cm" svg:y2="14.687cm" draw:start-shape="id101" draw:start-glue-point="2" draw:end-shape="id104" draw:end-glue-point="3" svg:d="M19209 10287v4400h1209" svg:viewBox="0 0 1210 4401">
          <text:p/>
        </draw:connector>
        <draw:connector draw:style-name="gr34" draw:layer="layout" svg:x1="19.209cm" svg:y1="10.287cm" svg:x2="20.418cm" svg:y2="16.295cm" draw:start-shape="id101" draw:start-glue-point="2" draw:end-shape="id105" draw:end-glue-point="3" svg:d="M19209 10287v6008h1209" svg:viewBox="0 0 1210 6009">
          <text:p/>
        </draw:connector>
        <draw:connector draw:style-name="gr34" draw:layer="layout" svg:x1="19.209cm" svg:y1="10.287cm" svg:x2="20.418cm" svg:y2="17.904cm" draw:start-shape="id101" draw:start-glue-point="2" draw:end-shape="id106" draw:end-glue-point="3" svg:d="M19209 10287v7617h1209" svg:viewBox="0 0 1210 7618">
          <text:p/>
        </draw:connector>
        <draw:frame draw:style-name="gr44" draw:text-style-name="P24" draw:layer="layout" svg:width="0.635cm" svg:height="0.814cm" svg:x="15.231cm" svg:y="9.353cm">
          <draw:text-box>
            <text:p><text:span text:style-name="T11">*</text:span></text:p>
          </draw:text-box>
        </draw:frame>
        <draw:frame draw:style-name="gr141" draw:text-style-name="P40" draw:layer="layout" svg:width="6.62cm" svg:height="4.043cm" svg:x="15.05cm" svg:y="3.533cm">
          <draw:text-box>
            <text:p text:style-name="P39"><text:span text:style-name="T9">Assignments to an AniList generate SetStateVar animations.</text:span><text:span text:style-name="T9"><text:line-break/></text:span><text:span text:style-name="T9"/></text:p>
            <text:p text:style-name="P39"><text:span text:style-name="T9">These animator hooks are used for 5 state variable and only when they are configured for use in a game.</text:span></text:p>
            <text:p text:style-name="P39"><text:span text:style-name="T9"/></text:p>
            <text:p text:style-name="P39"><text:span text:style-name="T9">These hooks are not included if animator.ENABLED is set False.</text:span></text:p>
            <text:p text:style-name="P39"><text:span text:style-name="T9"/></text:p>
          </draw:text-box>
        </draw:frame>
      </draw:page>
      <draw:page draw:name="page10" draw:style-name="dp1" draw:master-page-name="Default">
        <draw:custom-shape draw:style-name="gr142" draw:text-style-name="P42" xml:id="id107" draw:id="id107"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43" draw:text-style-name="P2" xml:id="id109" draw:id="id109"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4" draw:text-style-name="P2" draw:layer="layout" svg:width="4.295cm" svg:height="0.762cm" svg:x="1.0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8" draw:text-style-name="P13" draw:layer="layout" svg:width="3.81cm" svg:height="0.762cm" svg:x="3.95cm" svg:y="12.2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145" draw:text-style-name="P44" draw:layer="layout" svg:width="6.35cm" svg:height="0.832cm" svg:x="1cm" svg:y="8.952cm">
          <text:p text:style-name="P43"><text:span text:style-name="T4">rules</text:span><text:span text:style-name="T18">(cls, ginfo, holes, skip)</text:span></text:p>
          <draw:enhanced-geometry svg:viewBox="0 0 21600 21600" draw:type="rectangle" draw:enhanced-path="M 0 0 L 21600 0 21600 21600 0 21600 0 0 Z N"/>
        </draw:custom-shape>
        <draw:custom-shape draw:style-name="gr146" draw:text-style-name="P2" xml:id="id108" draw:id="id108"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7" draw:text-style-name="P46" draw:layer="layout" svg:width="6.35cm" svg:height="1.422cm" svg:x="14.412cm" svg:y="8.952cm">
          <text:p text:style-name="P45"><text:span text:style-name="T18">rules(cls, ginfo, holes, skip)</text:span></text:p>
          <text:p text:style-name="P45"><text:span text:style-name="T18">disallow_endless(disallow)</text:span></text:p>
          <draw:enhanced-geometry svg:viewBox="0 0 21600 21600" draw:type="rectangle" draw:enhanced-path="M 0 0 L 21600 0 21600 21600 0 21600 0 0 Z N"/>
        </draw:custom-shape>
        <draw:connector draw:style-name="gr35" draw:layer="layout" svg:x1="6.292cm" svg:y1="5.161cm" svg:x2="17.587cm" svg:y2="8.19cm" draw:start-shape="id107" draw:start-glue-point="2" draw:end-shape="id108" draw:end-glue-point="0" svg:d="M6292 5161v1515h11295v1514" svg:viewBox="0 0 11296 3030">
          <text:p/>
        </draw:connector>
        <draw:connector draw:style-name="gr35" draw:layer="layout" svg:x1="6.292cm" svg:y1="5.161cm" svg:x2="4.175cm" svg:y2="8.19cm" draw:start-shape="id107" draw:start-glue-point="2" draw:end-shape="id109" draw:end-glue-point="0" svg:d="M6292 5161v1515h-2117v1514" svg:viewBox="0 0 2118 3030">
          <text:p/>
        </draw:connector>
        <draw:custom-shape draw:style-name="gr148" draw:text-style-name="P2" xml:id="id112" draw:id="id112"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9" draw:text-style-name="P46" draw:layer="layout" svg:width="3.829cm" svg:height="1.353cm" svg:x="23.084cm" svg:y="14.518cm">
          <text:p text:style-name="P45"><text:span text:style-name="T18">allow</text:span></text:p>
          <text:p text:style-name="P45"><text:span text:style-name="T18">incr</text:span></text:p>
          <draw:enhanced-geometry svg:viewBox="0 0 21600 21600" draw:type="rectangle" draw:enhanced-path="M 0 0 L 21600 0 21600 21600 0 21600 0 0 Z N"/>
        </draw:custom-shape>
        <draw:custom-shape draw:style-name="gr150" draw:text-style-name="P2" xml:id="id110" draw:id="id110"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51" draw:text-style-name="P46" draw:layer="layout" svg:width="3.829cm" svg:height="1.829cm" svg:x="23.084cm" svg:y="8.982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8" draw:start-glue-point="1" draw:end-shape="id110" draw:end-glue-point="3" svg:d="M20762 8571h1166v30h1165" svg:viewBox="0 0 2332 31">
          <text:p/>
        </draw:connector>
        <draw:custom-shape draw:style-name="gr152" draw:text-style-name="P2" xml:id="id111" draw:id="id111"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3" draw:text-style-name="P46" draw:layer="layout" svg:width="3.829cm" svg:height="0.759cm" svg:x="8.972cm" svg:y="9.203cm">
          <text:p text:style-name="P45"><text:span text:style-name="T18">incr</text:span></text:p>
          <draw:enhanced-geometry svg:viewBox="0 0 21600 21600" draw:type="rectangle" draw:enhanced-path="M 0 0 L 21600 0 21600 21600 0 21600 0 0 Z N"/>
        </draw:custom-shape>
        <draw:connector draw:style-name="gr25" draw:layer="layout" svg:x1="7.35cm" svg:y1="8.824cm" svg:x2="8.981cm" svg:y2="8.822cm" draw:start-shape="id109" draw:start-glue-point="8" draw:end-shape="id111" draw:end-glue-point="3" svg:d="M7350 8824h816v-2h815" svg:viewBox="0 0 1632 3">
          <text:p/>
        </draw:connector>
        <draw:connector draw:style-name="gr25" draw:layer="layout" svg:x1="20.762cm" svg:y1="8.571cm" svg:x2="23.093cm" svg:y2="14.137cm" draw:start-shape="id108" draw:start-glue-point="1" draw:end-shape="id112" svg:d="M20762 8571h1166v5566h1165" svg:viewBox="0 0 2332 5567">
          <text:p/>
        </draw:connector>
        <draw:custom-shape draw:style-name="gr154" draw:text-style-name="P2" xml:id="id114" draw:id="id114" draw:layer="layout" svg:width="4.243cm" svg:height="0.848cm" svg:x="14.73cm" svg:y="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38" draw:text-style-name="P13" xml:id="id113" draw:id="id113" draw:layer="layout" svg:width="3.81cm" svg:height="0.762cm" svg:x="14.93cm" svg:y="14.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onnector draw:style-name="gr34" draw:layer="layout" svg:x1="16.835cm" svg:y1="15.47cm" svg:x2="16.851cm" svg:y2="16.57cm" draw:start-shape="id113" draw:start-glue-point="2" draw:end-shape="id114" draw:end-glue-point="0" svg:d="M16835 15470v550h16v550" svg:viewBox="0 0 17 1101">
          <text:p/>
        </draw:connector>
        <draw:frame draw:style-name="gr110" draw:text-style-name="P11" draw:layer="layout" svg:width="26.008cm" svg:height="1.839cm" svg:x="1.006cm" svg:y="1.001cm">
          <draw:text-box>
            <text:p text:style-name="P4"><text:span text:style-name="T6">Two Cycle Game Classes</text:span></text:p>
          </draw:text-box>
        </draw:frame>
        <draw:frame draw:style-name="gr155" draw:text-style-name="P48" draw:layer="layout" svg:width="8.155cm" svg:height="3.585cm" svg:x="18.647cm" svg:y="3.04cm">
          <draw:text-box>
            <text:list text:style-name="L1">
              <text:list-item>
                <text:p text:style-name="P47"><text:span text:style-name="T14">Attributes and methods shown are over-ridden, reassigned or reconfigured.</text:span></text:p>
              </text:list-item>
              <text:list-item>
                <text:p text:style-name="P47"><text:span text:style-name="T14">Consult code for how deco chains are modified.</text:span></text:p>
              </text:list-item>
            </text:list>
          </draw:text-box>
        </draw:frame>
        <draw:custom-shape draw:style-name="gr156" draw:text-style-name="P2" xml:id="id115" draw:id="id115"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7" draw:text-style-name="P46" draw:layer="layout" svg:width="3.829cm" svg:height="0.852cm" svg:x="23.093cm" svg:y="12.225cm">
          <text:p text:style-name="P45"><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8" draw:start-glue-point="1" draw:end-shape="id115" draw:end-glue-point="3" svg:d="M20762 8571h1170v3273h1170" svg:viewBox="0 0 2341 3274">
          <text:p/>
        </draw:connector>
        <draw:custom-shape draw:style-name="gr158" draw:text-style-name="P2" draw:layer="layout" svg:width="4.295cm" svg:height="0.762cm" svg:x="1.0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OwnStores</text:span></text:p>
          <draw:enhanced-geometry svg:viewBox="0 0 21600 21600" draw:type="rectangle" draw:enhanced-path="M 0 0 L 21600 0 21600 21600 0 21600 0 0 Z N"/>
        </draw:custom-shape>
        <draw:custom-shape draw:style-name="gr159" draw:text-style-name="P2" draw:layer="layout" svg:width="4.295cm" svg:height="0.762cm" svg:x="1.0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BothStores</text:span></text:p>
          <draw:enhanced-geometry svg:viewBox="0 0 21600 21600" draw:type="rectangle" draw:enhanced-path="M 0 0 L 21600 0 21600 21600 0 21600 0 0 Z N"/>
        </draw:custom-shape>
        <draw:custom-shape draw:style-name="gr160" draw:text-style-name="P2" draw:layer="layout" svg:width="4.295cm" svg:height="0.762cm" svg:x="1.0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FromStores</text:span></text:p>
          <draw:enhanced-geometry svg:viewBox="0 0 21600 21600" draw:type="rectangle" draw:enhanced-path="M 0 0 L 21600 0 21600 21600 0 21600 0 0 Z N"/>
        </draw:custom-shape>
        <draw:custom-shape draw:style-name="gr161" draw:text-style-name="P2" draw:layer="layout" svg:width="4.224cm" svg:height="0.762cm" svg:x="5.9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Incr</text:span></text:p>
          <draw:enhanced-geometry svg:viewBox="0 0 21600 21600" draw:type="rectangle" draw:enhanced-path="M 0 0 L 21600 0 21600 21600 0 21600 0 0 Z N"/>
        </draw:custom-shape>
        <draw:custom-shape draw:style-name="gr162" draw:text-style-name="P2" draw:layer="layout" svg:width="4.224cm" svg:height="0.762cm" svg:x="5.9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OwnStores</text:span></text:p>
          <draw:enhanced-geometry svg:viewBox="0 0 21600 21600" draw:type="rectangle" draw:enhanced-path="M 0 0 L 21600 0 21600 21600 0 21600 0 0 Z N"/>
        </draw:custom-shape>
        <draw:custom-shape draw:style-name="gr163" draw:text-style-name="P2" draw:layer="layout" svg:width="4.224cm" svg:height="0.762cm" svg:x="5.9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BothStores</text:span></text:p>
          <draw:enhanced-geometry svg:viewBox="0 0 21600 21600" draw:type="rectangle" draw:enhanced-path="M 0 0 L 21600 0 21600 21600 0 21600 0 0 Z N"/>
        </draw:custom-shape>
        <draw:custom-shape draw:style-name="gr164" draw:text-style-name="P2" draw:layer="layout" svg:width="4.224cm" svg:height="0.762cm" svg:x="5.9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FromStores</text:span></text:p>
          <draw:enhanced-geometry svg:viewBox="0 0 21600 21600" draw:type="rectangle" draw:enhanced-path="M 0 0 L 21600 0 21600 21600 0 21600 0 0 Z N"/>
        </draw:custom-shape>
      </draw:page>
      <draw:page draw:name="page11" draw:style-name="dp1" draw:master-page-name="Default">
        <draw:custom-shape draw:style-name="gr165" draw:text-style-name="P2" xml:id="id121" draw:id="id121" draw:layer="layout" svg:width="6.35cm" svg:height="0.762cm" svg:x="1.705cm" svg:y="5.7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uitous</text:span></text:p>
          <draw:enhanced-geometry svg:viewBox="0 0 21600 21600" draw:type="rectangle" draw:enhanced-path="M 0 0 L 21600 0 21600 21600 0 21600 0 0 Z N"/>
        </draw:custom-shape>
        <draw:custom-shape draw:style-name="gr166" draw:text-style-name="P44" xml:id="id116" draw:id="id116" draw:layer="layout" svg:width="6.35cm" svg:height="4.547cm" svg:x="1.705cm" svg:y="6.468cm">
          <text:p text:style-name="P43"><text:span text:style-name="T4">rules</text:span><text:span text:style-name="T18">(cls, ginfo, holes, skip)</text:span></text:p>
          <text:p text:style-name="P43"><text:span text:style-name="T18">state</text:span></text:p>
          <text:p text:style-name="P43"><text:span text:style-name="T18">board_state</text:span></text:p>
          <text:p text:style-name="P43"><text:span text:style-name="T18">new_game(new_round)</text:span></text:p>
          <text:p text:style-name="P43"><text:span text:style-name="T18">end_game(quittter, user, game)</text:span></text:p>
          <text:p text:style-name="P43"><text:span text:style-name="T18">capture_seeds(mdata)</text:span></text:p>
          <text:p text:style-name="P43"><text:span text:style-name="T18">move(move)</text:span></text:p>
          <text:p text:style-name="P43"><text:span text:style-name="T18">empty_store</text:span><text:span text:style-name="T19"> --new attrib</text:span></text:p>
          <draw:enhanced-geometry svg:viewBox="0 0 21600 21600" draw:type="rectangle" draw:enhanced-path="M 0 0 L 21600 0 21600 21600 0 21600 0 0 Z N"/>
        </draw:custom-shape>
        <draw:custom-shape draw:style-name="gr167" draw:text-style-name="P2" xml:id="id117" draw:id="id117" draw:layer="layout" svg:width="6.35cm" svg:height="0.762cm" svg:x="14.945cm" svg:y="12.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Gratuitous</text:span></text:p>
          <draw:enhanced-geometry svg:viewBox="0 0 21600 21600" draw:type="rectangle" draw:enhanced-path="M 0 0 L 21600 0 21600 21600 0 21600 0 0 Z N"/>
        </draw:custom-shape>
        <draw:custom-shape draw:style-name="gr147" draw:text-style-name="P46" draw:layer="layout" svg:width="6.35cm" svg:height="1.422cm" svg:x="14.945cm" svg:y="13.595cm">
          <text:p text:style-name="P45"><text:span text:style-name="T18">rules(cls, ginfo, holes, skip)</text:span></text:p>
          <text:p text:style-name="P45"><text:span text:style-name="T18">get_allowable_holes()</text:span></text:p>
          <draw:enhanced-geometry svg:viewBox="0 0 21600 21600" draw:type="rectangle" draw:enhanced-path="M 0 0 L 21600 0 21600 21600 0 21600 0 0 Z N"/>
        </draw:custom-shape>
        <draw:connector draw:style-name="gr35" draw:layer="layout" svg:x1="4.88cm" svg:y1="11.015cm" svg:x2="16.215cm" svg:y2="12.833cm" draw:start-shape="id116" draw:start-glue-point="2" draw:end-shape="id117" draw:end-glue-point="5" svg:d="M4880 11015v900h11335v918" svg:viewBox="0 0 11336 1819">
          <text:p/>
        </draw:connector>
        <draw:connector draw:style-name="gr35" draw:layer="layout" svg:x1="4.88cm" svg:y1="11.015cm" svg:x2="8.843cm" svg:y2="12.886cm" draw:start-shape="id116" draw:start-glue-point="2" draw:end-shape="id118" draw:end-glue-point="5" svg:d="M4880 11015v927h3963v944" svg:viewBox="0 0 3964 1872">
          <text:p/>
        </draw:connector>
        <draw:frame draw:style-name="gr110" draw:text-style-name="P11" draw:layer="layout" svg:width="26.008cm" svg:height="1.839cm" svg:x="1.006cm" svg:y="1.001cm">
          <draw:text-box>
            <text:p text:style-name="P4"><text:span text:style-name="T6">Gratuitous Game Classes</text:span></text:p>
          </draw:text-box>
        </draw:frame>
        <draw:frame draw:style-name="gr168" draw:text-style-name="P50" draw:layer="layout" svg:width="8.155cm" svg:height="4.291cm" svg:x="14.389cm" svg:y="16.207cm">
          <draw:text-box>
            <text:list text:style-name="L1">
              <text:list-item>
                <text:p text:style-name="P49"><text:span text:style-name="T20">Attributes and methods shown are over-ridden, reassigned or reconfigured.</text:span></text:p>
              </text:list-item>
              <text:list-item>
                <text:p text:style-name="P47"><text:span text:style-name="T14">MRO is Gratuitous then NorthSouthCycles or EastWestCycles then Mancala</text:span></text:p>
              </text:list-item>
              <text:list-item>
                <text:p text:style-name="P47"><text:span text:style-name="T14">Gratuitous only calls the allow deco chain when on the first part of turns, not on the place seeds opposite part.</text:span></text:p>
              </text:list-item>
            </text:list>
          </draw:text-box>
        </draw:frame>
        <draw:custom-shape draw:style-name="gr169" draw:text-style-name="P2" xml:id="id120" draw:id="id120" draw:layer="layout" svg:width="3.81cm" svg:height="0.762cm" svg:x="4.034cm" svg:y="18.5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State</text:span></text:p>
          <draw:enhanced-geometry svg:viewBox="0 0 21600 21600" draw:type="rectangle" draw:enhanced-path="M 0 0 L 21600 0 21600 21600 0 21600 0 0 Z N"/>
        </draw:custom-shape>
        <draw:custom-shape draw:style-name="gr140" draw:text-style-name="P20" xml:id="id119" draw:id="id119" draw:layer="layout" svg:width="3.81cm" svg:height="0.762cm" svg:x="4.034cm" svg:y="16.8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5.939cm" svg:y1="17.585cm" svg:x2="5.939cm" svg:y2="18.565cm" draw:start-shape="id119" draw:start-glue-point="2" draw:end-shape="id120" draw:end-glue-point="0" svg:d="M5939 17585v980" svg:viewBox="0 0 1 981">
          <text:p/>
        </draw:connector>
        <draw:custom-shape draw:style-name="gr170" draw:text-style-name="P2" xml:id="id122" draw:id="id122" draw:layer="layout" svg:width="3.81cm" svg:height="0.762cm" svg:x="9.42cm" svg:y="5.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1" draw:text-style-name="P46" draw:layer="layout" svg:width="3.829cm" svg:height="1.426cm" svg:x="9.411cm" svg:y="6.47cm">
          <text:p text:style-name="P45"><text:span text:style-name="T18">no_sides</text:span></text:p>
          <text:p text:style-name="P45"><text:span text:style-name="T18">mlength</text:span></text:p>
          <draw:enhanced-geometry svg:viewBox="0 0 21600 21600" draw:type="rectangle" draw:enhanced-path="M 0 0 L 21600 0 21600 21600 0 21600 0 0 Z N"/>
        </draw:custom-shape>
        <draw:connector draw:style-name="gr25" draw:layer="layout" svg:x1="8.055cm" svg:y1="6.087cm" svg:x2="9.42cm" svg:y2="6.089cm" draw:start-shape="id121" draw:start-glue-point="1" draw:end-shape="id122" draw:end-glue-point="3" svg:d="M8055 6087h683v2h682" svg:viewBox="0 0 1366 3">
          <text:p/>
        </draw:connector>
        <draw:custom-shape draw:style-name="gr172" draw:text-style-name="P42" xml:id="id123" draw:id="id123" draw:layer="layout" svg:width="3.81cm" svg:height="0.762cm" svg:x="7.983cm" svg:y="2.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onnector draw:style-name="gr35" draw:layer="layout" draw:line-skew="-0.138cm" svg:x1="9.888cm" svg:y1="2.994cm" svg:x2="4.88cm" svg:y2="5.706cm" draw:start-shape="id123" draw:start-glue-point="2" draw:end-shape="id121" draw:end-glue-point="0" svg:d="M9888 2994v1218h-5008v1494" svg:viewBox="0 0 5009 2713">
          <text:p/>
        </draw:connector>
        <draw:custom-shape draw:style-name="gr173" draw:text-style-name="P42" xml:id="id124" draw:id="id124" draw:layer="layout" svg:width="4.395cm" svg:height="0.762cm" svg:x="15.03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NorthSouthCycles</text:span></text:p>
          <draw:enhanced-geometry svg:viewBox="0 0 21600 21600" draw:type="rectangle" draw:enhanced-path="M 0 0 L 21600 0 21600 21600 0 21600 0 0 Z N"/>
        </draw:custom-shape>
        <draw:custom-shape draw:style-name="gr174" draw:text-style-name="P42" xml:id="id125" draw:id="id125" draw:layer="layout" svg:width="4.395cm" svg:height="0.762cm" svg:x="20.196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EastWestCycles</text:span></text:p>
          <draw:enhanced-geometry svg:viewBox="0 0 21600 21600" draw:type="rectangle" draw:enhanced-path="M 0 0 L 21600 0 21600 21600 0 21600 0 0 Z N"/>
        </draw:custom-shape>
        <draw:connector draw:style-name="gr35" draw:layer="layout" svg:x1="9.888cm" svg:y1="2.994cm" svg:x2="17.227cm" svg:y2="5.483cm" draw:start-shape="id123" draw:start-glue-point="2" draw:end-shape="id124" draw:end-glue-point="0" svg:d="M9888 2994v1245h7339v1244" svg:viewBox="0 0 7340 2490">
          <text:p/>
        </draw:connector>
        <draw:connector draw:style-name="gr35" draw:layer="layout" svg:x1="9.888cm" svg:y1="2.994cm" svg:x2="22.393cm" svg:y2="5.483cm" draw:start-shape="id123" draw:start-glue-point="2" draw:end-shape="id125" draw:end-glue-point="0" svg:d="M9888 2994v1245h12505v1244" svg:viewBox="0 0 12506 2490">
          <text:p/>
        </draw:connector>
        <draw:connector draw:style-name="gr35" draw:layer="layout" svg:x1="22.393cm" svg:y1="6.245cm" svg:x2="20.025cm" svg:y2="12.833cm" draw:start-shape="id125" draw:start-glue-point="2" draw:end-shape="id117" draw:end-glue-point="4" svg:d="M22393 6245v3294h-2368v3294" svg:viewBox="0 0 2369 6589">
          <text:p/>
        </draw:connector>
        <draw:connector draw:style-name="gr35" draw:layer="layout" svg:x1="17.227cm" svg:y1="6.245cm" svg:x2="12.653cm" svg:y2="12.886cm" draw:start-shape="id124" draw:start-glue-point="2" draw:end-shape="id118" draw:end-glue-point="4" svg:d="M17227 6245v3321h-4574v3320" svg:viewBox="0 0 4575 6642">
          <text:p/>
        </draw:connector>
        <draw:custom-shape draw:style-name="gr175" draw:text-style-name="P2" xml:id="id118" draw:id="id118" draw:layer="layout" svg:width="6.35cm" svg:height="0.762cm" svg:x="7.573cm" svg:y="12.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Gratuitous</text:span></text:p>
          <draw:enhanced-geometry svg:viewBox="0 0 21600 21600" draw:type="rectangle" draw:enhanced-path="M 0 0 L 21600 0 21600 21600 0 21600 0 0 Z N"/>
        </draw:custom-shape>
        <draw:custom-shape draw:style-name="gr147" draw:text-style-name="P46" draw:layer="layout" svg:width="6.35cm" svg:height="1.422cm" svg:x="7.573cm" svg:y="13.648cm">
          <text:p text:style-name="P45"><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page>
      <draw:page draw:name="page12" draw:style-name="dp1" draw:master-page-name="Default">
        <draw:custom-shape draw:style-name="gr176" draw:text-style-name="P42" xml:id="id130" draw:id="id130"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77" draw:text-style-name="P2" xml:id="id132" draw:id="id132"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8" draw:text-style-name="P2" xml:id="id127" draw:id="id127"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38" draw:text-style-name="P13" xml:id="id126" draw:id="id126"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79" draw:text-style-name="P44" xml:id="id128" draw:id="id128" draw:layer="layout" svg:width="6.35cm" svg:height="0.832cm" svg:x="2.853cm" svg:y="9.107cm">
          <text:p text:style-name="P43"><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29" draw:id="id129"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7" draw:text-style-name="P46" draw:layer="layout" svg:width="6.35cm" svg:height="1.422cm" svg:x="2.853cm" svg:y="13.539cm">
          <text:p text:style-name="P45"><text:span text:style-name="T18">rules(cls, ginfo, holes, skip)</text:span></text:p>
          <text:p text:style-name="P45"><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6" draw:start-glue-point="2" draw:end-shape="id127" draw:end-glue-point="0" svg:d="M21687 14714v1143" svg:viewBox="0 0 1 1144">
          <text:p/>
        </draw:connector>
        <draw:connector draw:style-name="gr35" draw:layer="layout" svg:x1="6.028cm" svg:y1="9.939cm" svg:x2="6.028cm" svg:y2="12.777cm" draw:start-shape="id128" draw:start-glue-point="2" draw:end-shape="id129" draw:end-glue-point="0" svg:d="M6028 9939v2838" svg:viewBox="0 0 1 2839">
          <text:p/>
        </draw:connector>
        <draw:connector draw:style-name="gr35" draw:layer="layout" svg:x1="6.028cm" svg:y1="5.964cm" svg:x2="6.018cm" svg:y2="8.345cm" draw:start-shape="id130" draw:start-glue-point="2" svg:d="M6028 5964v1450h-10v931" svg:viewBox="0 0 11 2382">
          <text:p/>
        </draw:connector>
        <draw:custom-shape draw:style-name="gr181" draw:text-style-name="P2" xml:id="id131" draw:id="id131"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51" draw:text-style-name="P46" draw:layer="layout" svg:width="3.829cm" svg:height="1.829cm" svg:x="11.525cm" svg:y="13.569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9" draw:start-glue-point="1" draw:end-shape="id131" draw:end-glue-point="3" svg:d="M9203 13158h1166v30h1165" svg:viewBox="0 0 2332 31">
          <text:p/>
        </draw:connector>
        <draw:custom-shape draw:style-name="gr182" draw:text-style-name="P2" xml:id="id133" draw:id="id133"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9.158cm">
          <text:p text:style-name="P45"><text:span text:style-name="T18">incr</text:span></text:p>
          <text:p text:style-name="P45"><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2" draw:start-glue-point="1" draw:end-shape="id133" draw:end-glue-point="3" svg:d="M9203 8726h1166v51h1165" svg:viewBox="0 0 2332 52">
          <text:p/>
        </draw:connector>
        <draw:frame draw:style-name="gr110" draw:text-style-name="P11" draw:layer="layout" svg:width="26.008cm" svg:height="1.839cm" svg:x="1.006cm" svg:y="1.001cm">
          <draw:text-box>
            <text:p text:style-name="P4"><text:span text:style-name="T6">Diffusion and DiffusionV2 Game Classes</text:span></text:p>
          </draw:text-box>
        </draw:frame>
        <draw:frame draw:style-name="gr184" draw:text-style-name="P48" draw:layer="layout" svg:width="8.155cm" svg:height="4.504cm" svg:x="17.669cm" svg:y="4.031cm">
          <draw:text-box>
            <text:list text:style-name="L1">
              <text:list-item>
                <text:p text:style-name="P49"><text:span text:style-name="T14">Attributes and methods shown are over-ridden, reassigned or reconfigured.</text:span></text:p>
              </text:list-item>
              <text:list-item>
                <text:p text:style-name="P47"><text:span text:style-name="T14">The incr deco chain is cleared because it should not be used: the sower is completely replaced and the capturer deco is CaptNone.</text:span></text:p>
              </text:list-item>
              <text:list-item>
                <text:p text:style-name="P47"><text:span text:style-name="T14">Both game classes use the DiffusionSower.</text:span></text:p>
                <text:p text:style-name="P47"><text:span text:style-name="T14"/></text:p>
              </text:list-item>
            </text:list>
          </draw:text-box>
        </draw:frame>
      </draw:page>
      <draw:page draw:name="page13" draw:style-name="dp1" draw:master-page-name="Default">
        <draw:custom-shape draw:style-name="gr26" draw:text-style-name="P33" xml:id="id134" draw:id="id134"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Bear Off Game Class</text:span></text:p>
          </draw:text-box>
        </draw:frame>
        <draw:custom-shape draw:style-name="gr138" draw:text-style-name="P13" xml:id="id136" draw:id="id136"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85" draw:text-style-name="P2" xml:id="id135" draw:id="id135"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34" draw:start-glue-point="2" draw:end-shape="id135" draw:end-glue-point="0" svg:d="M5812 6051v1616" svg:viewBox="0 0 1 1617">
          <text:p/>
        </draw:connector>
        <draw:custom-shape draw:style-name="gr186" draw:text-style-name="P2" xml:id="id137" draw:id="id137"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51" draw:layer="layout" svg:x1="21.469cm" svg:y1="14.412cm" svg:x2="21.469cm" svg:y2="16.004cm" draw:start-shape="id136" draw:start-glue-point="2" draw:end-shape="id137" draw:end-glue-point="0" svg:d="M21469 14412v1592" svg:viewBox="0 0 1 1593">
          <text:p/>
        </draw:connector>
        <draw:custom-shape draw:style-name="gr187" draw:text-style-name="P2" xml:id="id139" draw:id="id139"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51" draw:layer="layout" svg:x1="13.98cm" svg:y1="14.412cm" svg:x2="13.98cm" svg:y2="16.004cm" draw:start-shape="id138" draw:start-glue-point="2" draw:end-shape="id139" draw:end-glue-point="0" svg:d="M13980 14412v1592" svg:viewBox="0 0 1 1593">
          <text:p/>
        </draw:connector>
        <draw:frame draw:style-name="gr188" draw:text-style-name="P52" draw:layer="layout" svg:width="2.408cm" svg:height="0.715cm" svg:x="21.281cm" svg:y="16.95cm">
          <draw:text-box>
            <text:p><text:span text:style-name="T21">animation msg</text:span></text:p>
          </draw:text-box>
        </draw:frame>
        <draw:custom-shape draw:style-name="gr140" draw:text-style-name="P33" xml:id="id138" draw:id="id138"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State</text:span></text:p>
          <draw:enhanced-geometry svg:viewBox="0 0 21600 21600" draw:type="rectangle" draw:enhanced-path="M 0 0 L 21600 0 21600 21600 0 21600 0 0 Z N"/>
        </draw:custom-shape>
        <draw:custom-shape draw:style-name="gr189" draw:text-style-name="P44" draw:layer="layout" svg:width="6.35cm" svg:height="3.319cm" svg:x="2.637cm" svg:y="8.429cm">
          <text:p text:style-name="P43"><text:span text:style-name="T4">rules</text:span><text:span text:style-name="T18">(cls, ginfo, holes, skip)</text:span></text:p>
          <text:p text:style-name="P43"><text:span text:style-name="T18">state</text:span></text:p>
          <text:p text:style-name="P43"><text:span text:style-name="T18">board_state</text:span></text:p>
          <text:p text:style-name="P43"><text:span text:style-name="T18">new_game(new_round)</text:span></text:p>
          <text:p text:style-name="P43"><text:span text:style-name="T18">move(move)</text:span></text:p>
          <text:p text:style-name="P43"><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8" draw:layer="layout" svg:width="8.155cm" svg:height="4.407cm" svg:x="17.67cm" svg:y="4.031cm">
          <draw:text-box>
            <text:list text:style-name="L1">
              <text:list-item>
                <text:p text:style-name="P49"><text:span text:style-name="T14">Attributes and methods shown are over-ridden, reassigned or reconfigured.</text:span></text:p>
              </text:list-item>
              <text:list-item>
                <text:p text:style-name="P47"><text:span text:style-name="T14">The BearOff sower is inserted in the deco chain before the single sower. The BearOffSower either does the bear off style sowing or calls down the deco chain to the original single sower.</text:span></text:p>
                <text:p text:style-name="P47"><text:span text:style-name="T14"/></text:p>
              </text:list-item>
            </text:list>
          </draw:text-box>
        </draw:frame>
        <draw:custom-shape draw:style-name="gr191" draw:text-style-name="P2" xml:id="id140" draw:id="id140"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8.45cm">
          <text:p text:style-name="P45"><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5" draw:start-glue-point="1" draw:end-shape="id140" draw:end-glue-point="3" svg:d="M8982 8048h1276v21h1276" svg:viewBox="0 0 2553 22">
          <text:p/>
        </draw:connector>
      </draw:page>
      <draw:page draw:name="page14" draw:style-name="dp1" draw:master-page-name="Default">
        <draw:custom-shape draw:style-name="gr140" draw:text-style-name="P33" xml:id="id141" draw:id="id141"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ShareOne Game Class</text:span></text:p>
          </draw:text-box>
        </draw:frame>
        <draw:custom-shape draw:style-name="gr192" draw:text-style-name="P2" xml:id="id142" draw:id="id142"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1" draw:start-glue-point="2" draw:end-shape="id142" draw:end-glue-point="0" svg:d="M5812 6051v1616" svg:viewBox="0 0 1 1617">
          <text:p/>
        </draw:connector>
        <draw:custom-shape draw:style-name="gr193" draw:text-style-name="P44" draw:layer="layout" svg:width="6.35cm" svg:height="1.81cm" svg:x="2.637cm" svg:y="8.429cm">
          <text:p text:style-name="P43"><text:span text:style-name="T4">rules</text:span><text:span text:style-name="T18">(cls, ginfo, holes, skip)</text:span></text:p>
          <text:p text:style-name="P43"><text:span text:style-name="T18">get_allowable_holes()</text:span></text:p>
          <text:p text:style-name="P43"><text:span text:style-name="T18">move(move)</text:span></text:p>
          <draw:enhanced-geometry svg:viewBox="0 0 21600 21600" draw:type="rectangle" draw:enhanced-path="M 0 0 L 21600 0 21600 21600 0 21600 0 0 Z N"/>
        </draw:custom-shape>
        <draw:frame draw:style-name="gr194" draw:text-style-name="P50" draw:layer="layout" svg:width="9.345cm" svg:height="7.067cm" svg:x="15.421cm" svg:y="11.598cm">
          <draw:text-box>
            <text:list text:style-name="L1">
              <text:list-item>
                <text:p text:style-name="P49"><text:span text:style-name="T14">Attributes and methods shown are over-ridden, reassigned or reconfigured.</text:span></text:p>
              </text:list-item>
              <text:list-item>
                <text:p text:style-name="P47"><text:span text:style-name="T14">If the move will be a share one move, only holes that are not children with 2 or more seeds are allowable (the allow deco is not used); otherwise, the deco chain is used.</text:span></text:p>
              </text:list-item>
              <text:list-item>
                <text:p text:style-name="P47"><text:span text:style-name="T14">If the next move is to share one seed and the animator is active, a message is popped up via the move method override.</text:span></text:p>
              </text:list-item>
              <text:list-item>
                <text:p text:style-name="P47"><text:span text:style-name="T14">ShareOneSow wraps the existing deco chain and performs an alternate sow to share the one seed.</text:span></text:p>
                <text:p text:style-name="P47"><text:span text:style-name="T14"/></text:p>
              </text:list-item>
            </text:list>
          </draw:text-box>
        </draw:frame>
        <draw:custom-shape draw:style-name="gr195" draw:text-style-name="P2" xml:id="id143" draw:id="id143"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6" draw:layer="layout" svg:width="3.829cm" svg:height="1.003cm" svg:x="11.125cm" svg:y="8.442cm">
          <text:p text:style-name="P45"><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2" draw:start-glue-point="1" draw:end-shape="id143" draw:end-glue-point="3" svg:d="M8982 8048h1076v13h1076" svg:viewBox="0 0 2153 14">
          <text:p/>
        </draw:connector>
        <draw:custom-shape draw:style-name="gr138" draw:text-style-name="P13" xml:id="id144" draw:id="id144"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97" draw:text-style-name="P2" xml:id="id145" draw:id="id145"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4" draw:start-glue-point="2" draw:end-shape="id145" draw:end-glue-point="0" svg:d="M6527 13732v1037" svg:viewBox="0 0 1 1038">
          <text:p/>
        </draw:connector>
      </draw:page>
      <draw:page draw:name="page15" draw:style-name="dp1" draw:master-page-name="Default">
        <draw:custom-shape draw:style-name="gr140" draw:text-style-name="P33" xml:id="id146" draw:id="id14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ZigZag Game Class</text:span></text:p>
          </draw:text-box>
        </draw:frame>
        <draw:custom-shape draw:style-name="gr198" draw:text-style-name="P2" xml:id="id147" draw:id="id14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6" draw:start-glue-point="2" draw:end-shape="id147" draw:end-glue-point="0" svg:d="M5812 6051v1616" svg:viewBox="0 0 1 1617">
          <text:p/>
        </draw:connector>
        <draw:custom-shape draw:style-name="gr199" draw:text-style-name="P44" draw:layer="layout" svg:width="6.35cm" svg:height="1.44cm" svg:x="2.637cm" svg:y="8.429cm">
          <text:p text:style-name="P43"><text:span text:style-name="T4">rules</text:span><text:span text:style-name="T18">(cls, ginfo, holes, skip)</text:span></text:p>
          <text:p text:style-name="P43"><text:span text:style-name="T18">disallow_endless(disallow)</text:span></text:p>
          <draw:enhanced-geometry svg:viewBox="0 0 21600 21600" draw:type="rectangle" draw:enhanced-path="M 0 0 L 21600 0 21600 21600 0 21600 0 0 Z N"/>
        </draw:custom-shape>
        <draw:frame draw:style-name="gr200" draw:text-style-name="P50" draw:layer="layout" svg:width="9.345cm" svg:height="8.494cm" svg:x="17.22cm" svg:y="2.999cm">
          <draw:text-box>
            <text:list text:style-name="L1">
              <text:list-item>
                <text:p text:style-name="P49"><text:span text:style-name="T14">Attributes and methods shown are over-ridden, reassigned or reconfigured.</text:span></text:p>
              </text:list-item>
              <text:list-item>
                <text:p text:style-name="P47"><text:span text:style-name="T14">ZigZag Cycle:</text:span></text:p>
                <text:list>
                  <text:list-item>
                    <text:p text:style-name="P47"><text:span text:style-name="T14">The ZigZag cycle is similar to the normal cycle in that each hole is visited once before any hole is visited a second time. </text:span></text:p>
                  </text:list-item>
                  <text:list-item>
                    <text:p text:style-name="P47"><text:span text:style-name="T14">The cycle is generated as though sowing from South’s Leftmost hole (loc 0) throught the board to North’s Rightmost hole. </text:span></text:p>
                  </text:list-item>
                  <text:list-item>
                    <text:p text:style-name="P47"><text:span text:style-name="T14">The sow direction describes which way through this cycle and the incrementer should move.</text:span></text:p>
                  </text:list-item>
                </text:list>
              </text:list-item>
              <text:list-item>
                <text:p text:style-name="P47"><text:span text:style-name="T14">Consult code for how deco chains are modified.</text:span></text:p>
                <text:p text:style-name="P47"><text:span text:style-name="T14"/></text:p>
              </text:list-item>
            </text:list>
          </draw:text-box>
        </draw:frame>
        <draw:custom-shape draw:style-name="gr201" draw:text-style-name="P2" xml:id="id148" draw:id="id148"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2" draw:text-style-name="P46" draw:layer="layout" svg:width="3.829cm" svg:height="1.718cm" svg:x="11.125cm" svg:y="8.442cm">
          <text:p text:style-name="P45"><text:span text:style-name="T18">allow</text:span></text:p>
          <text:p text:style-name="P45"><text:span text:style-name="T18">get_dir</text:span></text:p>
          <text:p text:style-name="P45"><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7" draw:start-glue-point="1" draw:end-shape="id148" draw:end-glue-point="3" svg:d="M8982 8048h1076v13h1076" svg:viewBox="0 0 2153 14">
          <text:p/>
        </draw:connector>
        <draw:custom-shape draw:style-name="gr138" draw:text-style-name="P13" xml:id="id149" draw:id="id149"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203" draw:text-style-name="P53" xml:id="id151" draw:id="id151"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3"><text:span text:style-name="T1">ZigZagIncr</text:span></text:p>
          <draw:enhanced-geometry svg:viewBox="0 0 21600 21600" draw:mirror-horizontal="false" draw:mirror-vertical="false" draw:type="rectangle" draw:enhanced-path="M 0 0 L 21600 0 21600 21600 0 21600 0 0 Z N"/>
        </draw:custom-shape>
        <draw:custom-shape draw:style-name="gr204" draw:text-style-name="P2" xml:id="id150" draw:id="id150"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49" draw:start-glue-point="2" draw:end-shape="id150" draw:end-glue-point="0" svg:d="M20497 13890v1037" svg:viewBox="0 0 1 1038">
          <text:p/>
        </draw:connector>
        <draw:connector draw:style-name="gr35" draw:layer="layout" svg:x1="20.497cm" svg:y1="15.689cm" svg:x2="20.497cm" svg:y2="16.616cm" draw:start-shape="id150" draw:start-glue-point="2" draw:end-shape="id151" draw:end-glue-point="0" svg:d="M20497 15689v927" svg:viewBox="0 0 1 928">
          <text:p/>
        </draw:connector>
        <draw:custom-shape draw:style-name="gr138" draw:text-style-name="P13" xml:id="id152" draw:id="id152"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ustom-shape draw:style-name="gr205" draw:text-style-name="P2" xml:id="id153" draw:id="id153"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2" draw:start-glue-point="2" draw:end-shape="id153" draw:end-glue-point="0" svg:d="M13960 13838v1037" svg:viewBox="0 0 1 1038">
          <text:p/>
        </draw:connector>
        <draw:custom-shape draw:style-name="gr138" draw:text-style-name="P13" xml:id="id154" draw:id="id154"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06" draw:text-style-name="P53" xml:id="id156" draw:id="id156"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3"><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07" draw:text-style-name="P55" xml:id="id155" draw:id="id155"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4"><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4" draw:start-glue-point="2" draw:end-shape="id155" draw:end-glue-point="0" svg:d="M6835 13856v1037" svg:viewBox="0 0 1 1038">
          <text:p/>
        </draw:connector>
        <draw:connector draw:style-name="gr35" draw:layer="layout" svg:x1="6.835cm" svg:y1="15.655cm" svg:x2="6.835cm" svg:y2="16.582cm" draw:start-shape="id155" draw:start-glue-point="2" draw:end-shape="id156" draw:end-glue-point="0" svg:d="M6835 15655v927" svg:viewBox="0 0 1 928">
          <text:p/>
        </draw:connector>
      </draw:page>
      <draw:page draw:name="page16" draw:style-name="dp1" draw:master-page-name="Default">
        <draw:custom-shape draw:style-name="gr208" draw:text-style-name="P27" xml:id="id157" draw:id="id157"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new_game()</text:span></text:p>
          <text:p text:style-name="P26"><text:span text:style-name="T12">get_state()</text:span></text:p>
          <text:p text:style-name="P26"><text:span text:style-name="T12">set_state()</text:span></text:p>
          <text:p text:style-name="P26"><text:span text:style-name="T12">clear_if()</text:span></text:p>
          <text:p text:style-name="P26"><text:span text:style-name="T12">set_on()</text:span></text:p>
          <text:p text:style-name="P26"><text:span text:style-name="T12">set_off()</text:span></text:p>
          <text:p text:style-name="P26"><text:span text:style-name="T12">set_child(condition)</text:span></text:p>
          <text:p text:style-name="P26"><text:span text:style-name="T12">stop_me_capt(turn)</text:span></text:p>
          <text:p text:style-name="P26"><text:span text:style-name="T12">stop_me_child(turn)</text:span></text:p>
          <draw:enhanced-geometry svg:viewBox="0 0 21600 21600" draw:type="rectangle" draw:enhanced-path="M 0 0 L 21600 0 21600 21600 0 21600 0 0 Z N"/>
        </draw:custom-shape>
        <draw:custom-shape draw:style-name="gr138" draw:text-style-name="P13"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hibitorIf</text:p>
          <draw:enhanced-geometry svg:viewBox="0 0 21600 21600" draw:type="rectangle" draw:enhanced-path="M 0 0 L 21600 0 21600 21600 0 21600 0 0 Z N"/>
        </draw:custom-shape>
        <draw:custom-shape draw:style-name="gr209" draw:text-style-name="P13" xml:id="id158" draw:id="id158"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09" draw:text-style-name="P13" xml:id="id161" draw:id="id161"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09" draw:text-style-name="P13" xml:id="id160" draw:id="id160"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09" draw:text-style-name="P13" xml:id="id159" draw:id="id159"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57" draw:start-glue-point="6" draw:end-shape="id158" draw:end-glue-point="3" svg:d="M4464 9470v1213h1298" svg:viewBox="0 0 1299 1214">
          <text:p/>
        </draw:connector>
        <draw:connector draw:style-name="gr34" draw:layer="layout" svg:x1="4.464cm" svg:y1="9.47cm" svg:x2="5.762cm" svg:y2="12.165cm" draw:start-shape="id157" draw:start-glue-point="6" draw:end-shape="id159" draw:end-glue-point="3" svg:d="M4464 9470v2695h1298" svg:viewBox="0 0 1299 2696">
          <text:p/>
        </draw:connector>
        <draw:connector draw:style-name="gr34" draw:layer="layout" svg:x1="4.464cm" svg:y1="9.47cm" svg:x2="5.762cm" svg:y2="13.646cm" draw:start-shape="id157" draw:start-glue-point="6" draw:end-shape="id160" draw:end-glue-point="3" svg:d="M4464 9470v4176h1298" svg:viewBox="0 0 1299 4177">
          <text:p/>
        </draw:connector>
        <draw:connector draw:style-name="gr34" draw:layer="layout" svg:x1="4.464cm" svg:y1="9.47cm" svg:x2="5.762cm" svg:y2="15.128cm" draw:start-shape="id157" draw:start-glue-point="6" draw:end-shape="id161"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0"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1" draw:text-style-name="P30"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6"><text:span text:style-name="T9">See class comment for where each field is set and/or updated.</text:span></text:p>
            <text:p text:style-name="P56"><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2" draw:text-style-name="P27"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oveData</text:span></text:p>
          <draw:enhanced-geometry svg:viewBox="0 0 21600 21600" draw:type="rectangle" draw:enhanced-path="M 0 0 L 21600 0 21600 21600 0 21600 0 0 Z N"/>
        </draw:custom-shape>
        <draw:frame draw:style-name="gr213" draw:text-style-name="P30"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4. (-(store_index + 1), seeds)</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4" draw:text-style-name="P57" draw:layer="layout" svg:width="3.492cm" svg:height="2.01cm" svg:x="2.905cm" svg:y="16.77cm">
          <draw:text-box>
            <text:p><text:span text:style-name="T9">The decorator chains and button behaviors use and control the inhibitor.</text:span></text:p>
          </draw:text-box>
        </draw:frame>
        <draw:frame draw:style-name="gr215" draw:text-style-name="P58" draw:layer="layout" svg:width="2.81cm" svg:height="0.815cm" svg:x="2.905cm" svg:y="18.564cm">
          <draw:text-box>
            <text:p><text:span text:style-name="T22">animation msgs</text:span></text:p>
          </draw:text-box>
        </draw:frame>
      </draw:page>
      <draw:page draw:name="page17" draw:style-name="dp1" draw:master-page-name="Default">
        <draw:frame draw:style-name="gr216"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9"><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9"><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17" draw:text-style-name="P61" draw:layer="layout" svg:width="3.493cm" svg:height="3.255cm" svg:x="6.079cm" svg:y="14.102cm">
          <draw:text-box>
            <text:p text:style-name="P60"><text:span text:style-name="T8">Parameters:</text:span></text:p>
            <text:p text:style-name="P60"><text:span text:style-name="T8"><text:tab/></text:span><text:span text:style-name="T8">blocks</text:span></text:p>
            <text:p text:style-name="P60"><text:span text:style-name="T8"><text:tab/></text:span><text:span text:style-name="T8">goal</text:span></text:p>
            <text:p text:style-name="P60"><text:span text:style-name="T8"><text:tab/></text:span><text:span text:style-name="T8">min_move</text:span></text:p>
            <text:p text:style-name="P60"><text:span text:style-name="T8"><text:tab/></text:span><text:span text:style-name="T8">round_starter</text:span></text:p>
            <text:p text:style-name="P60"><text:span text:style-name="T8"><text:tab/></text:span><text:span text:style-name="T8">round_fill</text:span></text:p>
            <text:p text:style-name="P60"><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2" draw:start-glue-point="1" draw:end-shape="id163" draw:end-glue-point="0" svg:d="M15540 10238h5161v1025" svg:viewBox="0 0 5162 1026">
          <text:p/>
        </draw:connector>
        <draw:custom-shape draw:style-name="gr218" draw:text-style-name="P13" xml:id="id162" draw:id="id162"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19" draw:text-style-name="P13" xml:id="id167" draw:id="id167" draw:layer="layout" svg:width="3.845cm" svg:height="0.734cm" svg:x="9.787cm" svg:y="6.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0" draw:text-style-name="P13" xml:id="id168" draw:id="id168" draw:layer="layout" svg:width="3.846cm" svg:height="0.734cm" svg:x="5.025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1" draw:text-style-name="P27"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new_game(new_round)</text:span></text:p>
          <draw:enhanced-geometry svg:viewBox="0 0 21600 21600" draw:type="rectangle" draw:enhanced-path="M 0 0 L 21600 0 21600 21600 0 21600 0 0 Z N"/>
        </draw:custom-shape>
        <draw:custom-shape draw:style-name="gr138" draw:text-style-name="P13" xml:id="id164" draw:id="id164"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165" draw:id="id165"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If</text:p>
          <draw:enhanced-geometry svg:viewBox="0 0 21600 21600" draw:type="rectangle" draw:enhanced-path="M 0 0 L 21600 0 21600 21600 0 21600 0 0 Z N"/>
        </draw:custom-shape>
        <draw:connector draw:style-name="gr34" draw:layer="layout" svg:x1="16.628cm" svg:y1="16.656cm" svg:x2="16.628cm" svg:y2="17.61cm" draw:start-shape="id164" draw:start-glue-point="2" draw:end-shape="id165" draw:end-glue-point="0" svg:d="M16628 16656v954" svg:viewBox="0 0 1 955">
          <text:p/>
        </draw:connector>
        <draw:connector draw:style-name="gr222" draw:text-style-name="P4" draw:layer="layout" draw:line-skew="0.139cm" svg:x1="13.432cm" svg:y1="4.62cm" svg:x2="11.709cm" svg:y2="6.197cm" draw:start-shape="id166" draw:start-glue-point="2" draw:end-shape="id167" draw:end-glue-point="0" svg:d="M13432 4620v928h-1723v649" svg:viewBox="0 0 1724 1578">
          <text:p/>
        </draw:connector>
        <draw:connector draw:style-name="gr222" draw:text-style-name="P4" draw:layer="layout" draw:line-skew="-0.052cm" svg:x1="13.432cm" svg:y1="4.62cm" svg:x2="6.948cm" svg:y2="6.597cm" draw:start-shape="id166" draw:start-glue-point="2" draw:end-shape="id168" draw:end-glue-point="0" svg:d="M13432 4620v937h-6484v1040" svg:viewBox="0 0 6485 1978">
          <text:p/>
        </draw:connector>
        <draw:custom-shape draw:style-name="gr223" draw:text-style-name="P13" xml:id="id169" draw:id="id169" draw:layer="layout" svg:width="2.995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2" draw:text-style-name="P4" draw:layer="layout" draw:line-skew="-0.052cm" svg:x1="13.432cm" svg:y1="4.62cm" svg:x2="2.663cm" svg:y2="6.597cm" draw:start-shape="id166" draw:start-glue-point="2" draw:end-shape="id169" draw:end-glue-point="0" svg:d="M13432 4620v937h-10769v1040" svg:viewBox="0 0 10770 1978">
          <text:p/>
        </draw:connector>
        <draw:custom-shape draw:style-name="gr45" draw:text-style-name="P4" xml:id="id172" draw:id="id172"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4" draw:text-style-name="P13" xml:id="id170" draw:id="id170"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5" draw:text-style-name="P4" draw:layer="layout" svg:x1="13.432cm" svg:y1="10.605cm" svg:x2="13.432cm" svg:y2="11.545cm" draw:start-shape="id162" draw:start-glue-point="2" draw:end-shape="id170" draw:end-glue-point="0" svg:d="M13432 10605v940" svg:viewBox="0 0 1 941">
          <text:p/>
        </draw:connector>
        <draw:connector draw:style-name="gr225" draw:text-style-name="P4" draw:layer="layout" draw:line-skew="0.179cm" svg:x1="11.709cm" svg:y1="6.931cm" svg:x2="13.432cm" svg:y2="9.871cm" draw:start-shape="id167" draw:start-glue-point="2" draw:end-shape="id162" draw:end-glue-point="0" svg:d="M11709 6931v1649h1723v1291" svg:viewBox="0 0 1724 2941">
          <text:p/>
        </draw:connector>
        <draw:connector draw:style-name="gr225" draw:text-style-name="P4" draw:layer="layout" svg:x1="6.948cm" svg:y1="7.331cm" svg:x2="13.432cm" svg:y2="9.871cm" draw:start-shape="id168" draw:start-glue-point="2" draw:end-shape="id162" draw:end-glue-point="0" svg:d="M6948 7331v1270h6484v1270" svg:viewBox="0 0 6485 2541">
          <text:p/>
        </draw:connector>
        <draw:connector draw:style-name="gr225" draw:text-style-name="P4" draw:layer="layout" svg:x1="2.663cm" svg:y1="7.331cm" svg:x2="13.432cm" svg:y2="9.871cm" draw:start-shape="id169" draw:start-glue-point="2" draw:end-shape="id162" draw:end-glue-point="0" svg:d="M2663 7331v1270h10769v1270" svg:viewBox="0 0 10770 2541">
          <text:p/>
        </draw:connector>
        <draw:frame draw:style-name="gr141" draw:text-style-name="P62" draw:layer="layout" svg:width="4.127cm" svg:height="4.043cm" svg:x="1.317cm" svg:y="14.102cm">
          <draw:text-box>
            <text:p text:style-name="P60"><text:span text:style-name="T8">State <text:s/>variables changed:</text:span></text:p>
            <text:p text:style-name="P60"><text:span text:style-name="T8"><text:tab/></text:span><text:span text:style-name="T8">blocked</text:span></text:p>
            <text:p text:style-name="P60"><text:span text:style-name="T8"><text:tab/></text:span><text:span text:style-name="T8">board</text:span></text:p>
            <text:p text:style-name="P60"><text:span text:style-name="T8"><text:tab/></text:span><text:span text:style-name="T8">owner</text:span></text:p>
            <text:p text:style-name="P60"><text:span text:style-name="T8"><text:tab/></text:span><text:span text:style-name="T8">starter</text:span></text:p>
            <text:p text:style-name="P60"><text:span text:style-name="T8"><text:tab/></text:span><text:span text:style-name="T8">store</text:span></text:p>
            <text:p text:style-name="P60"><text:span text:style-name="T8"><text:tab/></text:span><text:span text:style-name="T8">turn</text:span></text:p>
            <text:p text:style-name="P60"><text:span text:style-name="T8"><text:tab/></text:span><text:span text:style-name="T8"><text:tab/></text:span></text:p>
          </draw:text-box>
        </draw:frame>
        <draw:custom-shape draw:style-name="gr226" draw:text-style-name="P27"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ize_ok(holes)</text:span></text:p>
          <text:p text:style-name="P26"><text:span text:style-name="T12">err_msg</text:span></text:p>
          <text:p text:style-name="P26"><text:span text:style-name="T12">nbr_seeds(holes, nbr_start)</text:span></text:p>
          <text:p text:style-name="P26"><text:span text:style-name="T12">fill_seeds(game)</text:span></text:p>
          <draw:enhanced-geometry svg:viewBox="0 0 21600 21600" draw:type="rectangle" draw:enhanced-path="M 0 0 L 21600 0 21600 21600 0 21600 0 0 Z N"/>
        </draw:custom-shape>
        <draw:custom-shape draw:style-name="gr138" draw:text-style-name="P13" xml:id="id163" draw:id="id163"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artPatternIf</text:p>
          <draw:enhanced-geometry svg:viewBox="0 0 21600 21600" draw:type="rectangle" draw:enhanced-path="M 0 0 L 21600 0 21600 21600 0 21600 0 0 Z N"/>
        </draw:custom-shape>
        <draw:custom-shape draw:style-name="gr227" draw:text-style-name="P13" xml:id="id171" draw:id="id171" draw:layer="layout" svg:width="3.142cm" svg:height="0.734cm" svg:x="18.649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5" draw:text-style-name="P4" draw:layer="layout" draw:line-skew="-0.079cm" svg:x1="13.432cm" svg:y1="4.62cm" svg:x2="20.22cm" svg:y2="6.597cm" draw:start-shape="id166" draw:start-glue-point="2" draw:end-shape="id171" draw:end-glue-point="0" svg:d="M13432 4620v910h6788v1067" svg:viewBox="0 0 6789 1978">
          <text:p/>
        </draw:connector>
        <draw:connector draw:style-name="gr225" draw:text-style-name="P4" draw:layer="layout" svg:x1="20.22cm" svg:y1="7.331cm" svg:x2="13.432cm" svg:y2="9.871cm" draw:start-shape="id171" draw:start-glue-point="2" draw:end-shape="id162" draw:end-glue-point="0" svg:d="M20220 7331v1270h-6788v1270" svg:viewBox="0 0 6789 2541">
          <text:p/>
        </draw:connector>
        <draw:custom-shape draw:style-name="gr228" draw:text-style-name="P13" xml:id="id166" draw:id="id166"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5" draw:text-style-name="P4" draw:layer="layout" svg:x1="13.433cm" svg:y1="3.029cm" svg:x2="13.432cm" svg:y2="3.886cm" draw:start-shape="id172" draw:start-glue-point="8" draw:end-shape="id166" draw:end-glue-point="0" svg:d="M13433 3029v421h-1v436" svg:viewBox="0 0 2 858">
          <text:p/>
        </draw:connector>
        <draw:custom-shape draw:style-name="gr229" draw:text-style-name="P31" xml:id="id173" draw:id="id173"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5" draw:text-style-name="P4" draw:layer="layout" svg:x1="13.432cm" svg:y1="12.279cm" svg:x2="13.432cm" svg:y2="13.174cm" draw:start-shape="id170" draw:start-glue-point="2" draw:end-shape="id173" draw:end-glue-point="0" svg:d="M13432 12279v895" svg:viewBox="0 0 1 896">
          <text:p/>
        </draw:connector>
        <draw:custom-shape draw:style-name="gr230" draw:text-style-name="P13" xml:id="id174" draw:id="id174" draw:layer="layout" svg:width="4.201cm" svg:height="0.734cm" svg:x="22.6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5" draw:text-style-name="P4" draw:layer="layout" draw:line-skew="-0.105cm" svg:x1="13.432cm" svg:y1="4.62cm" svg:x2="24.781cm" svg:y2="6.597cm" draw:start-shape="id166" draw:start-glue-point="2" draw:end-shape="id174" draw:end-glue-point="0" svg:d="M13432 4620v884h11349v1093" svg:viewBox="0 0 11350 1978">
          <text:p/>
        </draw:connector>
        <draw:connector draw:style-name="gr225" draw:text-style-name="P4" draw:layer="layout" svg:x1="24.781cm" svg:y1="7.331cm" svg:x2="13.432cm" svg:y2="9.871cm" draw:start-shape="id174" draw:start-glue-point="2" draw:end-shape="id162" draw:end-glue-point="0" svg:d="M24781 7331v1270h-11349v1270" svg:viewBox="0 0 11350 2541">
          <text:p/>
        </draw:connector>
        <draw:custom-shape draw:style-name="gr219" draw:text-style-name="P13" xml:id="id175" draw:id="id175" draw:layer="layout" svg:width="3.845cm" svg:height="0.734cm" svg:x="14.187cm" svg:y="7.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EmptyNewRound</text:span></text:p>
          <draw:enhanced-geometry svg:viewBox="0 0 21600 21600" draw:type="rectangle" draw:enhanced-path="M 0 0 L 21600 0 21600 21600 0 21600 0 0 Z N"/>
        </draw:custom-shape>
        <draw:connector draw:style-name="gr35" draw:layer="layout" svg:x1="12.862cm" svg:y1="6.931cm" svg:x2="14.187cm" svg:y2="7.564cm" draw:start-shape="id167" draw:start-glue-point="7" draw:end-shape="id175" draw:end-glue-point="3" svg:d="M12862 6931v633h1325" svg:viewBox="0 0 1326 634">
          <text:p/>
        </draw:connector>
        <draw:connector draw:style-name="gr225" draw:text-style-name="P4" draw:layer="layout" draw:line-skew="-0.386cm" svg:x1="13.432cm" svg:y1="4.62cm" svg:x2="16.109cm" svg:y2="7.197cm" draw:start-shape="id166" draw:start-glue-point="2" draw:end-shape="id175" draw:end-glue-point="0" svg:d="M13432 4620v903h2677v1674" svg:viewBox="0 0 2678 2578">
          <text:p/>
        </draw:connector>
        <draw:frame draw:style-name="gr231" draw:text-style-name="P57" draw:layer="layout" svg:width="2.617cm" svg:height="0.612cm" svg:x="9.424cm" svg:y="6.931cm">
          <draw:text-box>
            <text:p><text:span text:style-name="T21">animation msgs</text:span></text:p>
          </draw:text-box>
        </draw:frame>
      </draw:page>
      <draw:page draw:name="page19" draw:style-name="dp1" draw:master-page-name="Default">
        <draw:custom-shape draw:style-name="gr232" draw:text-style-name="P63" xml:id="id188" draw:id="id188" draw:layer="layout" svg:width="2.54cm" svg:height="1.505cm" svg:x="17.3cm" svg:y="12.325cm">
          <text:p text:style-name="P63"><text:span text:style-name="T9">Allow Rule Decos</text:span></text:p>
          <draw:enhanced-geometry svg:viewBox="0 0 21600 21600" draw:type="rectangle" draw:enhanced-path="M 0 0 L 21600 0 21600 21600 0 21600 0 0 Z N"/>
        </draw:custom-shape>
        <draw:frame draw:style-name="gr141" draw:text-style-name="P62" draw:layer="layout" svg:width="3.493cm" svg:height="4.043cm" svg:x="2.53cm" svg:y="13.382cm">
          <draw:text-box>
            <text:p text:style-name="P60"><text:span text:style-name="T8">State <text:s/>variables read:</text:span></text:p>
            <text:p text:style-name="P60"><text:span text:style-name="T8"><text:tab/></text:span><text:span text:style-name="T8">turn</text:span></text:p>
            <text:p text:style-name="P60"><text:span text:style-name="T8"><text:tab/></text:span><text:span text:style-name="T8">board</text:span></text:p>
            <text:p text:style-name="P60"><text:span text:style-name="T8"><text:tab/></text:span><text:span text:style-name="T8">store</text:span></text:p>
            <text:p text:style-name="P60"><text:span text:style-name="T8"><text:tab/></text:span><text:span text:style-name="T8">blocked</text:span></text:p>
            <text:p text:style-name="P60"><text:span text:style-name="T8"><text:tab/></text:span><text:span text:style-name="T8">owner</text:span></text:p>
            <text:p text:style-name="P60"><text:span text:style-name="T8"><text:tab/></text:span><text:span text:style-name="T8">child</text:span></text:p>
            <text:p text:style-name="P60"><text:span text:style-name="T8"><text:tab/></text:span><text:span text:style-name="T8">mcount</text:span></text:p>
            <text:p text:style-name="P60"><text:span text:style-name="T8"/></text:p>
            <text:p text:style-name="P60"><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3" draw:text-style-name="P61" draw:layer="layout" svg:width="3.232cm" svg:height="3.155cm" svg:x="6.658cm" svg:y="13.382cm">
          <draw:text-box>
            <text:p text:style-name="P60"><text:span text:style-name="T8">Parameters:</text:span></text:p>
            <text:p text:style-name="P60"><text:span text:style-name="T8"><text:tab/></text:span><text:span text:style-name="T8">min_move</text:span></text:p>
            <text:p text:style-name="P60"><text:span text:style-name="T8"><text:tab/></text:span><text:span text:style-name="T8">allow_rule</text:span></text:p>
            <text:p text:style-name="P60"><text:span text:style-name="T8"><text:tab/></text:span><text:span text:style-name="T8">mlength</text:span></text:p>
            <text:p text:style-name="P60"><text:span text:style-name="T8"><text:tab/></text:span><text:span text:style-name="T8">mustshare</text:span></text:p>
            <text:p text:style-name="P60"><text:span text:style-name="T8"><text:tab/></text:span><text:span text:style-name="T8">grandslam</text:span></text:p>
            <text:p text:style-name="P60"><text:span text:style-name="T8"><text:tab/></text:span><text:span text:style-name="T8">udir_holes</text:span></text:p>
          </draw:text-box>
        </draw:frame>
        <draw:custom-shape draw:style-name="gr234"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4"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4"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8.57cm" svg:y1="6.261cm" svg:x2="18.57cm" svg:y2="7.018cm" draw:start-shape="id176" draw:start-glue-point="2" draw:end-shape="id177" draw:end-glue-point="0" svg:d="M18570 6261v757" svg:viewBox="0 0 1 758">
          <text:p/>
        </draw:connector>
        <draw:connector draw:style-name="gr225" draw:text-style-name="P4" draw:layer="layout" svg:x1="18.57cm" svg:y1="9.265cm" svg:x2="15.99cm" svg:y2="10.267cm" draw:start-shape="id178" draw:start-glue-point="2" draw:end-shape="id179" draw:end-glue-point="0" svg:d="M18570 9265v501h-2580v501" svg:viewBox="0 0 2581 1003">
          <text:p/>
        </draw:connector>
        <draw:custom-shape draw:style-name="gr235" draw:text-style-name="P27"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allowable_holes()</text:span></text:p>
          <draw:enhanced-geometry svg:viewBox="0 0 21600 21600" draw:type="rectangle" draw:enhanced-path="M 0 0 L 21600 0 21600 21600 0 21600 0 0 Z N"/>
        </draw:custom-shape>
        <draw:custom-shape draw:style-name="gr138" draw:text-style-name="P13"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6" draw:text-style-name="P13" xml:id="id184" draw:id="id184" draw:layer="layout" svg:width="4.332cm" svg:height="0.734cm" svg:x="10.4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6.3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80" draw:start-glue-point="2" draw:end-shape="id181" draw:end-glue-point="0" svg:d="M6627 5861v954" svg:viewBox="0 0 1 955">
          <text:p/>
        </draw:connector>
        <draw:connector draw:style-name="gr222" draw:text-style-name="P4" draw:layer="layout" svg:x1="18.57cm" svg:y1="15.575cm" svg:x2="18.562cm" svg:y2="16.752cm" draw:start-shape="id182" draw:start-glue-point="2" draw:end-shape="id183" draw:end-glue-point="0" svg:d="M18570 15575v589h-8v588" svg:viewBox="0 0 9 1178">
          <text:p/>
        </draw:connector>
        <draw:connector draw:style-name="gr222" draw:text-style-name="P4" draw:layer="layout" svg:x1="18.57cm" svg:y1="15.575cm" svg:x2="12.59cm" svg:y2="16.771cm" draw:start-shape="id182" draw:start-glue-point="2" draw:end-shape="id184" draw:end-glue-point="0" svg:d="M18570 15575v598h-5980v598" svg:viewBox="0 0 5981 1197">
          <text:p/>
        </draw:connector>
        <draw:frame draw:style-name="gr236" draw:text-style-name="P62" draw:layer="layout" svg:width="10.16cm" svg:height="1.909cm" svg:x="13.7cm" svg:y="18.336cm">
          <draw:text-box>
            <text:p text:style-name="P60"><text:span text:style-name="T8">Notes:</text:span></text:p>
            <text:p text:style-name="P60"><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8.554cm" svg:y1="3.157cm" svg:x2="18.57cm" svg:y2="3.969cm" draw:start-shape="id185" draw:start-glue-point="8" draw:end-shape="id186" draw:end-glue-point="0" svg:d="M18554 3157v398h16v414" svg:viewBox="0 0 17 813">
          <text:p/>
        </draw:connector>
        <draw:custom-shape draw:style-name="gr224"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37" draw:layer="layout" svg:x1="18.57cm" svg:y1="9.265cm" svg:x2="21.162cm" svg:y2="10.267cm" draw:start-shape="id178" draw:start-glue-point="2" draw:end-shape="id187" draw:end-glue-point="0" svg:d="M18570 9265v501h2592v501" svg:viewBox="0 0 2593 1003">
          <text:p/>
        </draw:connector>
        <draw:connector draw:style-name="gr237" draw:layer="layout" svg:x1="21.162cm" svg:y1="11.001cm" svg:x2="18.57cm" svg:y2="12.325cm" draw:start-shape="id187" draw:start-glue-point="2" draw:end-shape="id188" draw:end-glue-point="0" svg:d="M21162 11001v644h-2592v680" svg:viewBox="0 0 2593 1325">
          <text:p/>
        </draw:connector>
        <draw:connector draw:style-name="gr237" draw:layer="layout" svg:x1="15.99cm" svg:y1="11.001cm" svg:x2="18.57cm" svg:y2="12.325cm" draw:start-shape="id179" draw:start-glue-point="2" draw:end-shape="id188" draw:end-glue-point="0" svg:d="M15990 11001v644h2580v680" svg:viewBox="0 0 2581 1325">
          <text:p/>
        </draw:connector>
        <draw:custom-shape draw:style-name="gr234"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38" draw:text-style-name="P64" draw:layer="layout" svg:x1="18.57cm" svg:y1="4.703cm" svg:x2="18.57cm" svg:y2="5.527cm" draw:start-shape="id186" draw:start-glue-point="2" draw:end-shape="id176" draw:end-glue-point="0" svg:d="M18570 4703v824" svg:viewBox="0 0 1 825">
          <text:p/>
        </draw:connector>
        <draw:custom-shape draw:style-name="gr234"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8.57cm" svg:y1="13.83cm" svg:x2="18.57cm" svg:y2="14.841cm" draw:start-shape="id188" draw:start-glue-point="2" draw:end-shape="id182" draw:end-glue-point="0" svg:d="M18570 13830v1011" svg:viewBox="0 0 1 1012">
          <text:p/>
        </draw:connector>
        <draw:custom-shape draw:style-name="gr224"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5" draw:text-style-name="P4" draw:layer="layout" svg:x1="18.57cm" svg:y1="7.752cm" svg:x2="18.57cm" svg:y2="8.531cm" draw:start-shape="id177" draw:start-glue-point="2" draw:end-shape="id178" draw:end-glue-point="0" svg:d="M18570 7752v779" svg:viewBox="0 0 1 780">
          <text:p/>
        </draw:connector>
        <draw:frame draw:style-name="gr239" draw:text-style-name="P62" draw:layer="layout" svg:width="3.895cm" svg:height="1.136cm" svg:x="21.373cm" svg:y="6.88cm">
          <draw:text-box>
            <text:p text:style-name="P60"><text:span text:style-name="T8">Included automatically when it applies.</text:span></text:p>
          </draw:text-box>
        </draw:frame>
        <draw:custom-shape draw:style-name="gr240" draw:text-style-name="P13" xml:id="id189" draw:id="id189" draw:layer="layout" svg:width="4.332cm" svg:height="0.734cm" svg:x="21.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5" draw:text-style-name="P4" draw:layer="layout" svg:x1="18.57cm" svg:y1="15.575cm" svg:x2="24.162cm" svg:y2="16.752cm" draw:start-shape="id182" draw:start-glue-point="2" draw:end-shape="id189" draw:end-glue-point="0" svg:d="M18570 15575v589h5592v588" svg:viewBox="0 0 5593 1178">
          <text:p/>
        </draw:connector>
      </draw:page>
      <draw:page draw:name="page20" draw:style-name="dp1" draw:master-page-name="Default">
        <draw:custom-shape draw:style-name="gr241"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2"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2"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2"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2"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2"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3" draw:text-style-name="P65"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4" draw:text-style-name="P65"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2"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2"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5" draw:text-style-name="P62" draw:layer="layout" svg:width="7.937cm" svg:height="2.861cm" svg:x="18.145cm" svg:y="14.331cm">
          <draw:text-box>
            <text:p text:style-name="P60"><text:span text:style-name="T8">Notes:</text:span></text:p>
            <text:p text:style-name="P60"><text:span text:style-name="T8">Some allow rule decos are shown more than once for clarity.</text:span></text:p>
            <text:p text:style-name="P60"><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37" draw:layer="layout" draw:line-skew="1.471cm" svg:x1="3.857cm" svg:y1="11.712cm" svg:x2="5.817cm" svg:y2="3.69cm" draw:start-shape="id190" draw:start-glue-point="3" draw:end-shape="id191" draw:end-glue-point="3" svg:d="M3857 11712h970v-8022h990" svg:viewBox="0 0 1961 8023">
          <text:p/>
        </draw:connector>
        <draw:connector draw:style-name="gr237" draw:layer="layout" draw:line-skew="1.471cm" svg:x1="3.857cm" svg:y1="11.712cm" svg:x2="5.817cm" svg:y2="6.414cm" draw:start-shape="id190" draw:start-glue-point="3" draw:end-shape="id192" draw:end-glue-point="3" svg:d="M3857 11712h970v-5298h990" svg:viewBox="0 0 1961 5299">
          <text:p/>
        </draw:connector>
        <draw:connector draw:style-name="gr237" draw:layer="layout" draw:line-skew="1.471cm" svg:x1="3.857cm" svg:y1="11.712cm" svg:x2="5.817cm" svg:y2="8.237cm" draw:start-shape="id190" draw:end-shape="id193" draw:end-glue-point="3" svg:d="M3857 11712h970v-3475h990" svg:viewBox="0 0 1961 3476">
          <text:p/>
        </draw:connector>
        <draw:connector draw:style-name="gr237" draw:layer="layout" draw:line-skew="1.471cm" svg:x1="3.857cm" svg:y1="11.712cm" svg:x2="5.817cm" svg:y2="10.261cm" draw:start-shape="id190" draw:end-shape="id194" draw:end-glue-point="3" svg:d="M3857 11712h970v-1451h990" svg:viewBox="0 0 1961 1452">
          <text:p/>
        </draw:connector>
        <draw:connector draw:style-name="gr237" draw:layer="layout" draw:line-skew="1.471cm" svg:x1="3.857cm" svg:y1="11.712cm" svg:x2="5.817cm" svg:y2="11.984cm" draw:start-shape="id190" draw:start-glue-point="3" draw:end-shape="id195" draw:end-glue-point="3" svg:d="M3857 11712h970v272h990" svg:viewBox="0 0 1961 273">
          <text:p/>
        </draw:connector>
        <draw:connector draw:style-name="gr237" draw:layer="layout" draw:line-skew="1.471cm" svg:x1="3.857cm" svg:y1="11.712cm" svg:x2="5.817cm" svg:y2="13.708cm" draw:start-shape="id190" draw:end-shape="id196" draw:end-glue-point="3" svg:d="M3857 11712h970v1996h990" svg:viewBox="0 0 1961 1997">
          <text:p/>
        </draw:connector>
        <draw:connector draw:style-name="gr237" draw:layer="layout" draw:line-skew="1.471cm" svg:x1="3.857cm" svg:y1="11.712cm" svg:x2="5.817cm" svg:y2="15.499cm" draw:start-shape="id190" draw:start-glue-point="3" draw:end-shape="id197" draw:end-glue-point="11" svg:d="M3857 11712h970v3787h990" svg:viewBox="0 0 1961 3788">
          <text:p/>
        </draw:connector>
        <draw:connector draw:style-name="gr237" draw:layer="layout" svg:x1="10.262cm" svg:y1="8.237cm" svg:x2="11.85cm" svg:y2="7.534cm" draw:start-shape="id193" draw:start-glue-point="1" draw:end-shape="id198" draw:end-glue-point="3" svg:d="M10262 8237h794v-703h794" svg:viewBox="0 0 1589 704">
          <text:p/>
        </draw:connector>
        <draw:connector draw:style-name="gr237" draw:layer="layout" svg:x1="10.262cm" svg:y1="8.237cm" svg:x2="11.85cm" svg:y2="9.023cm" draw:start-shape="id193" draw:start-glue-point="1" draw:end-shape="id199" svg:d="M10262 8237h793v786h795" svg:viewBox="0 0 1589 787">
          <text:p/>
        </draw:connector>
        <draw:connector draw:style-name="gr237" draw:layer="layout" draw:line-skew="-1.471cm" svg:x1="10.262cm" svg:y1="3.69cm" svg:x2="16.875cm" svg:y2="11.712cm" draw:start-shape="id191" draw:start-glue-point="1" draw:end-shape="id190" draw:end-glue-point="1" svg:d="M10262 3690h5643v8022h970" svg:viewBox="0 0 6614 8023">
          <text:p/>
        </draw:connector>
        <draw:connector draw:style-name="gr246" draw:text-style-name="P9" draw:layer="layout" draw:line-skew="-1.471cm" svg:x1="14.914cm" svg:y1="7.534cm" svg:x2="16.875cm" svg:y2="11.712cm" draw:start-shape="id198" draw:start-glue-point="1" draw:end-shape="id190" svg:d="M14914 7534h991v4178h970" svg:viewBox="0 0 1962 4179">
          <text:p/>
        </draw:connector>
        <draw:connector draw:style-name="gr237" draw:layer="layout" draw:line-skew="-1.471cm" svg:x1="14.917cm" svg:y1="9.023cm" svg:x2="16.875cm" svg:y2="11.712cm" draw:start-shape="id199" draw:start-glue-point="1" draw:end-shape="id190" draw:end-glue-point="1" svg:d="M14917 9023h988v2689h970" svg:viewBox="0 0 1959 2690">
          <text:p/>
        </draw:connector>
        <draw:connector draw:style-name="gr237" draw:layer="layout" draw:line-skew="-1.471cm" svg:x1="10.262cm" svg:y1="10.261cm" svg:x2="16.875cm" svg:y2="11.712cm" draw:start-shape="id194" draw:start-glue-point="1" draw:end-shape="id190" draw:end-glue-point="1" svg:d="M10262 10261h5643v1451h970" svg:viewBox="0 0 6614 1452">
          <text:p/>
        </draw:connector>
        <draw:connector draw:style-name="gr237" draw:layer="layout" draw:line-skew="-1.471cm" svg:x1="10.262cm" svg:y1="11.984cm" svg:x2="16.875cm" svg:y2="11.712cm" draw:start-shape="id195" draw:start-glue-point="1" draw:end-shape="id190" draw:end-glue-point="1" svg:d="M10262 11984h5643v-272h970" svg:viewBox="0 0 6614 273">
          <text:p/>
        </draw:connector>
        <draw:connector draw:style-name="gr237" draw:layer="layout" draw:line-skew="-1.471cm" svg:x1="10.262cm" svg:y1="13.708cm" svg:x2="16.875cm" svg:y2="11.712cm" draw:start-shape="id196" draw:start-glue-point="1" draw:end-shape="id190" draw:end-glue-point="1" svg:d="M10262 13708h5643v-1996h970" svg:viewBox="0 0 6614 1997">
          <text:p/>
        </draw:connector>
        <draw:connector draw:style-name="gr237" draw:layer="layout" draw:line-skew="-1.471cm" svg:x1="10.262cm" svg:y1="15.255cm" svg:x2="16.875cm" svg:y2="11.712cm" draw:start-shape="id197" draw:start-glue-point="1" draw:end-shape="id190" draw:end-glue-point="1" svg:d="M10262 15255h5643v-3543h970" svg:viewBox="0 0 6614 3544">
          <text:p/>
        </draw:connector>
        <draw:connector draw:style-name="gr237" draw:layer="layout" draw:line-skew="-1.471cm" svg:x1="10.261cm" svg:y1="6.658cm" svg:x2="16.875cm" svg:y2="11.712cm" draw:start-shape="id192" draw:start-glue-point="8" draw:end-shape="id190" draw:end-glue-point="1" svg:d="M10261 6658h5644v5054h970" svg:viewBox="0 0 6615 5055">
          <text:p/>
        </draw:connector>
        <draw:custom-shape draw:style-name="gr242"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5"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5"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2"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2"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5"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5"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5"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5"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47" draw:text-style-name="P61" draw:layer="layout" svg:width="3.493cm" svg:height="3.175cm" svg:x="7.984cm" svg:y="15.217cm">
          <draw:text-box>
            <text:p text:style-name="P60"><text:span text:style-name="T8">Parameters:</text:span></text:p>
            <text:p text:style-name="P60"><text:span text:style-name="T8"><text:tab/></text:span><text:span text:style-name="T8">mlength</text:span></text:p>
            <text:p text:style-name="P60"><text:span text:style-name="T8"><text:tab/></text:span><text:span text:style-name="T8">mustpass</text:span></text:p>
            <text:p text:style-name="P60"><text:span text:style-name="T8"><text:tab/></text:span><text:span text:style-name="T8">sow_direct</text:span></text:p>
            <text:p text:style-name="P60"><text:span text:style-name="T8"><text:tab/></text:span><text:span text:style-name="T8">udir_holes</text:span></text:p>
            <text:p text:style-name="P60"><text:span text:style-name="T8"><text:tab/></text:span><text:span text:style-name="T8">udirect</text:span></text:p>
          </draw:text-box>
        </draw:frame>
        <draw:custom-shape draw:style-name="gr26" draw:text-style-name="P13" xml:id="id206" draw:id="id206" draw:layer="layout" svg:width="4.747cm" svg:height="0.734cm" svg:x="3.85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48" draw:text-style-name="P27" draw:layer="layout" svg:width="7.478cm" svg:height="0.774cm" svg:x="16.557cm" svg:y="16.9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moves()</text:span></text:p>
          <draw:enhanced-geometry svg:viewBox="0 0 21600 21600" draw:type="rectangle" draw:enhanced-path="M 0 0 L 21600 0 21600 21600 0 21600 0 0 Z N"/>
        </draw:custom-shape>
        <draw:custom-shape draw:style-name="gr138" draw:text-style-name="P13" xml:id="id203" draw:id="id203" draw:layer="layout" svg:width="4.332cm" svg:height="0.734cm" svg:x="18.13cm" svg:y="14.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04" draw:id="id204" draw:layer="layout" svg:width="7.478cm" svg:height="0.734cm" svg:x="16.557cm" svg:y="1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If</text:p>
          <draw:enhanced-geometry svg:viewBox="0 0 21600 21600" draw:type="rectangle" draw:enhanced-path="M 0 0 L 21600 0 21600 21600 0 21600 0 0 Z N"/>
        </draw:custom-shape>
        <draw:connector draw:style-name="gr34" draw:layer="layout" svg:x1="20.296cm" svg:y1="15.316cm" svg:x2="20.296cm" svg:y2="16.27cm" draw:start-shape="id203" draw:start-glue-point="2" draw:end-shape="id204" draw:end-glue-point="0" svg:d="M20296 15316v954" svg:viewBox="0 0 1 955">
          <text:p/>
        </draw:connector>
        <draw:connector draw:style-name="gr222" draw:text-style-name="P4" draw:layer="layout" svg:x1="13.579cm" svg:y1="9.084cm" svg:x2="6.23cm" svg:y2="11.311cm" draw:start-shape="id205" draw:start-glue-point="2" draw:end-shape="id206" draw:end-glue-point="0" svg:d="M13579 9084v1114h-7349v1113" svg:viewBox="0 0 7350 2228">
          <text:p/>
        </draw:connector>
        <draw:connector draw:style-name="gr222" draw:text-style-name="P4" draw:layer="layout" svg:x1="13.579cm" svg:y1="9.084cm" svg:x2="11.071cm" svg:y2="11.311cm" draw:start-shape="id205" draw:start-glue-point="2" draw:end-shape="id207" draw:end-glue-point="0" svg:d="M13579 9084v1114h-2508v1113" svg:viewBox="0 0 2509 2228">
          <text:p/>
        </draw:connector>
        <draw:connector draw:style-name="gr222" draw:text-style-name="P4" draw:layer="layout" svg:x1="13.579cm" svg:y1="9.084cm" svg:x2="15.913cm" svg:y2="11.311cm" draw:start-shape="id205" draw:start-glue-point="2" draw:end-shape="id208" draw:end-glue-point="0" svg:d="M13579 9084v1114h2334v1113" svg:viewBox="0 0 2335 2228">
          <text:p/>
        </draw:connector>
        <draw:custom-shape draw:style-name="gr26" draw:text-style-name="P13" xml:id="id209" draw:id="id209" draw:layer="layout" svg:width="4.201cm" svg:height="0.734cm" svg:x="18.706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2" draw:text-style-name="P4" draw:layer="layout" svg:x1="13.579cm" svg:y1="9.084cm" svg:x2="20.806cm" svg:y2="11.311cm" draw:start-shape="id205" draw:start-glue-point="2" draw:end-shape="id209" draw:end-glue-point="0" svg:d="M13579 9084v1114h7227v1113" svg:viewBox="0 0 7228 2228">
          <text:p/>
        </draw:connector>
        <draw:custom-shape draw:style-name="gr45" draw:text-style-name="P4" xml:id="id211" draw:id="id211" draw:layer="layout" svg:width="0.317cm" svg:height="0.318cm" svg:x="13.421cm" svg:y="2.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4" draw:text-style-name="P13" xml:id="id205" draw:id="id205" draw:layer="layout" svg:width="4.204cm" svg:height="0.734cm" svg:x="11.477cm" svg:y="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41" draw:text-style-name="P62" draw:layer="layout" svg:width="4.127cm" svg:height="4.043cm" svg:x="3.222cm" svg:y="15.217cm">
          <draw:text-box>
            <text:p text:style-name="P60"><text:span text:style-name="T8">State <text:s/>variables read:</text:span></text:p>
            <text:p text:style-name="P60"><text:span text:style-name="T8"><text:tab/></text:span><text:span text:style-name="T8">blocked</text:span></text:p>
            <text:p text:style-name="P60"><text:span text:style-name="T8"><text:tab/></text:span><text:span text:style-name="T8">board</text:span></text:p>
            <text:p text:style-name="P60"><text:span text:style-name="T8"><text:tab/></text:span><text:span text:style-name="T8">owner</text:span></text:p>
            <text:p text:style-name="P60"><text:span text:style-name="T8"><text:tab/></text:span><text:span text:style-name="T8">starter</text:span></text:p>
            <text:p text:style-name="P60"><text:span text:style-name="T8"><text:tab/></text:span><text:span text:style-name="T8">store</text:span></text:p>
            <text:p text:style-name="P60"><text:span text:style-name="T8"><text:tab/></text:span><text:span text:style-name="T8">turn</text:span></text:p>
            <text:p text:style-name="P60"><text:span text:style-name="T8"><text:tab/></text:span><text:span text:style-name="T8"><text:tab/></text:span></text:p>
          </draw:text-box>
        </draw:frame>
        <draw:custom-shape draw:style-name="gr224" draw:text-style-name="P13" xml:id="id210" draw:id="id210" draw:layer="layout" svg:width="4.204cm" svg:height="0.734cm" svg:x="11.477cm" svg:y="6.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579cm" svg:y1="7.496cm" svg:x2="13.579cm" svg:y2="8.35cm" draw:start-shape="id210" draw:start-glue-point="2" draw:end-shape="id205" draw:end-glue-point="0" svg:d="M13579 7496v854" svg:viewBox="0 0 1 855">
          <text:p/>
        </draw:connector>
        <draw:custom-shape draw:style-name="gr228" draw:text-style-name="P13" xml:id="id212" draw:id="id212" draw:layer="layout" svg:width="4.204cm" svg:height="0.734cm" svg:x="8.018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All</text:span></text:p>
          <draw:enhanced-geometry svg:viewBox="0 0 21600 21600" draw:type="rectangle" draw:enhanced-path="M 0 0 L 21600 0 21600 21600 0 21600 0 0 Z N"/>
        </draw:custom-shape>
        <draw:custom-shape draw:style-name="gr228" draw:text-style-name="P13" xml:id="id213" draw:id="id213" draw:layer="layout" svg:width="4.204cm" svg:height="0.734cm" svg:x="15.21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Choose</text:span></text:p>
          <draw:enhanced-geometry svg:viewBox="0 0 21600 21600" draw:type="rectangle" draw:enhanced-path="M 0 0 L 21600 0 21600 21600 0 21600 0 0 Z N"/>
        </draw:custom-shape>
        <draw:connector draw:style-name="gr225" draw:text-style-name="P4" draw:layer="layout" svg:x1="13.58cm" svg:y1="3.029cm" svg:x2="10.12cm" svg:y2="4.767cm" draw:start-shape="id211" draw:start-glue-point="8" draw:end-shape="id212" draw:end-glue-point="0" svg:d="M13580 3029v861h-3460v877" svg:viewBox="0 0 3461 1739">
          <text:p/>
        </draw:connector>
        <draw:connector draw:style-name="gr225" draw:text-style-name="P4" draw:layer="layout" svg:x1="13.58cm" svg:y1="3.029cm" svg:x2="17.312cm" svg:y2="4.767cm" draw:start-shape="id211" draw:start-glue-point="8" draw:end-shape="id213" draw:end-glue-point="0" svg:d="M13580 3029v861h3732v877" svg:viewBox="0 0 3733 1739">
          <text:p/>
        </draw:connector>
        <draw:connector draw:style-name="gr225" draw:text-style-name="P4" draw:layer="layout" svg:x1="10.12cm" svg:y1="5.501cm" svg:x2="13.579cm" svg:y2="6.762cm" draw:start-shape="id212" draw:start-glue-point="2" draw:end-shape="id210" draw:end-glue-point="0" svg:d="M10120 5501v631h3459v630" svg:viewBox="0 0 3460 1262">
          <text:p/>
        </draw:connector>
        <draw:connector draw:style-name="gr225" draw:text-style-name="P4" draw:layer="layout" svg:x1="17.312cm" svg:y1="5.501cm" svg:x2="13.579cm" svg:y2="6.762cm" draw:start-shape="id213" draw:start-glue-point="2" draw:end-shape="id210" draw:end-glue-point="0" svg:d="M17312 5501v631h-3733v630" svg:viewBox="0 0 3734 1262">
          <text:p/>
        </draw:connector>
      </draw:page>
      <draw:page draw:name="page22" draw:style-name="dp1" draw:master-page-name="Default">
        <draw:frame draw:style-name="gr247" draw:text-style-name="P61" draw:layer="layout" svg:width="3.493cm" svg:height="3.175cm" svg:x="8.126cm" svg:y="15.009cm">
          <draw:text-box>
            <text:p text:style-name="P60"><text:span text:style-name="T8">Parameters:</text:span></text:p>
            <text:p text:style-name="P60"><text:span text:style-name="T8"><text:tab/></text:span><text:span text:style-name="T8">no_sides</text:span></text:p>
            <text:p text:style-name="P60"><text:span text:style-name="T8"><text:tab/></text:span><text:span text:style-name="T8">sow_direct</text:span></text:p>
            <text:p text:style-name="P60"><text:span text:style-name="T8"><text:tab/></text:span><text:span text:style-name="T8">udir_holes</text:span></text:p>
            <text:p text:style-name="P60"><text:span text:style-name="T8"><text:tab/></text:span><text:span text:style-name="T8">udirect</text:span></text:p>
          </draw:text-box>
        </draw:frame>
        <draw:custom-shape draw:style-name="gr249" draw:text-style-name="P13" xml:id="id217" draw:id="id217" draw:layer="layout" svg:width="3.123cm" svg:height="0.734cm" svg:x="4.8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0" draw:text-style-name="P13" xml:id="id218" draw:id="id218" draw:layer="layout" svg:width="2.833cm" svg:height="0.734cm" svg:x="1.566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28" draw:text-style-name="P20" xml:id="id216" draw:id="id216" draw:layer="layout" svg:width="4.204cm" svg:height="0.734cm" svg:x="6.256cm" svg:y="7.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1" draw:text-style-name="P27" draw:layer="layout" svg:width="7.478cm" svg:height="0.774cm" svg:x="16.699cm" svg:y="18.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direction(mdata)</text:span></text:p>
          <draw:enhanced-geometry svg:viewBox="0 0 21600 21600" draw:type="rectangle" draw:enhanced-path="M 0 0 L 21600 0 21600 21600 0 21600 0 0 Z N"/>
        </draw:custom-shape>
        <draw:custom-shape draw:style-name="gr138" draw:text-style-name="P13" xml:id="id214" draw:id="id214" draw:layer="layout" svg:width="4.332cm" svg:height="0.734cm" svg:x="18.272cm" svg:y="15.9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15" draw:id="id215" draw:layer="layout" svg:width="7.478cm" svg:height="0.734cm" svg:x="16.699cm" svg:y="17.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onnector draw:style-name="gr34" draw:layer="layout" svg:x1="20.438cm" svg:y1="16.669cm" svg:x2="20.438cm" svg:y2="17.623cm" draw:start-shape="id214" draw:start-glue-point="2" draw:end-shape="id215" draw:end-glue-point="0" svg:d="M20438 16669v954" svg:viewBox="0 0 1 955">
          <text:p/>
        </draw:connector>
        <draw:connector draw:style-name="gr222" draw:text-style-name="P4" draw:layer="layout" svg:x1="8.358cm" svg:y1="8.39cm" svg:x2="6.391cm" svg:y2="10.171cm" draw:start-shape="id216" draw:start-glue-point="2" draw:end-shape="id217" draw:end-glue-point="0" svg:d="M8358 8390v891h-1967v890" svg:viewBox="0 0 1968 1782">
          <text:p/>
        </draw:connector>
        <draw:connector draw:style-name="gr222" draw:text-style-name="P4" draw:layer="layout" svg:x1="8.358cm" svg:y1="8.39cm" svg:x2="2.982cm" svg:y2="10.171cm" draw:start-shape="id216" draw:start-glue-point="2" draw:end-shape="id218" draw:end-glue-point="0" svg:d="M8358 8390v891h-5376v890" svg:viewBox="0 0 5377 1782">
          <text:p/>
        </draw:connector>
        <draw:custom-shape draw:style-name="gr252" draw:text-style-name="P31" xml:id="id222" draw:id="id222" draw:layer="layout" svg:width="4.201cm" svg:height="0.734cm" svg:x="21.379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25" draw:id="id225" draw:layer="layout" svg:width="0.317cm" svg:height="0.318cm" svg:x="14.3cm" svg:y="3.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4" draw:text-style-name="P13" xml:id="id220" draw:id="id220" draw:layer="layout" svg:width="4.204cm" svg:height="0.734cm" svg:x="19.007cm" svg:y="7.6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5" draw:text-style-name="P4" draw:layer="layout" svg:x1="14.466cm" svg:y1="5.666cm" svg:x2="21.109cm" svg:y2="7.692cm" draw:start-shape="id219" draw:start-glue-point="2" draw:end-shape="id220" draw:end-glue-point="0" svg:d="M14466 5666v1013h6643v1013" svg:viewBox="0 0 6644 2027">
          <text:p/>
        </draw:connector>
        <draw:frame draw:style-name="gr52" draw:text-style-name="P62" draw:layer="layout" svg:width="4.127cm" svg:height="1.905cm" svg:x="3.047cm" svg:y="15.009cm">
          <draw:text-box>
            <text:p text:style-name="P60"><text:span text:style-name="T8">State <text:s/>variables read:</text:span></text:p>
            <text:p text:style-name="P60"><text:span text:style-name="T8"><text:tab/></text:span><text:span text:style-name="T8">mcount</text:span></text:p>
            <text:p text:style-name="P60"><text:span text:style-name="T8"><text:tab/></text:span><text:span text:style-name="T8">turn</text:span></text:p>
            <text:p text:style-name="P60"><text:span text:style-name="T8"><text:tab/></text:span><text:span text:style-name="T8"><text:tab/></text:span></text:p>
          </draw:text-box>
        </draw:frame>
        <draw:custom-shape draw:style-name="gr253" draw:text-style-name="P66" xml:id="id221" draw:id="id221" draw:layer="layout" svg:width="4.204cm" svg:height="0.734cm" svg:x="16.388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21.109cm" svg:y1="8.426cm" svg:x2="18.49cm" svg:y2="10.942cm" draw:start-shape="id220" draw:start-glue-point="2" draw:end-shape="id221" draw:end-glue-point="0" svg:d="M21109 8426v1258h-2619v1258" svg:viewBox="0 0 2620 2517">
          <text:p/>
        </draw:connector>
        <draw:connector draw:style-name="gr225" draw:text-style-name="P4" draw:layer="layout" svg:x1="21.109cm" svg:y1="8.426cm" svg:x2="23.479cm" svg:y2="10.942cm" draw:start-shape="id220" draw:start-glue-point="2" draw:end-shape="id222" draw:end-glue-point="0" svg:d="M21109 8426v1258h2370v1258" svg:viewBox="0 0 2371 2517">
          <text:p/>
        </draw:connector>
        <draw:connector draw:style-name="gr225" draw:text-style-name="P4" draw:layer="layout" svg:x1="14.466cm" svg:y1="5.666cm" svg:x2="8.358cm" svg:y2="7.656cm" draw:start-shape="id219" draw:start-glue-point="2" draw:end-shape="id216" draw:end-glue-point="0" svg:d="M14466 5666v995h-6108v995" svg:viewBox="0 0 6109 1991">
          <text:p/>
        </draw:connector>
        <draw:connector draw:style-name="gr25" draw:layer="layout" draw:line-skew="-0.629cm 0.615cm" svg:x1="10.46cm" svg:y1="8.023cm" svg:x2="23.479cm" svg:y2="11.676cm" draw:start-shape="id216" draw:start-glue-point="1" draw:end-shape="id222" draw:end-glue-point="2" svg:d="M10460 8023h4830v4786h8189v-1133" svg:viewBox="0 0 13020 4787">
          <text:p/>
        </draw:connector>
        <draw:connector draw:style-name="gr25" draw:layer="layout" draw:line-skew="1.893cm 0.615cm" svg:x1="10.46cm" svg:y1="8.023cm" svg:x2="18.49cm" svg:y2="11.676cm" draw:start-shape="id216" draw:start-glue-point="1" draw:end-shape="id221" draw:end-glue-point="2" svg:d="M10460 8023h4857v4786h3173v-1133" svg:viewBox="0 0 8031 4787">
          <text:p/>
        </draw:connector>
        <draw:frame draw:style-name="gr254" draw:text-style-name="P67" draw:layer="layout" svg:width="4.503cm" svg:height="1.01cm" svg:x="10.955cm" svg:y="7.366cm">
          <draw:text-box>
            <text:p><text:span text:style-name="T2">1 of (not both)</text:span></text:p>
          </draw:text-box>
        </draw:frame>
        <draw:custom-shape draw:style-name="gr250" draw:text-style-name="P13" xml:id="id223" draw:id="id223" draw:layer="layout" svg:width="2.833cm" svg:height="0.734cm" svg:x="11.79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5" draw:text-style-name="P4" draw:layer="layout" svg:x1="8.358cm" svg:y1="8.39cm" svg:x2="13.209cm" svg:y2="10.171cm" draw:start-shape="id216" draw:start-glue-point="2" draw:end-shape="id223" draw:end-glue-point="0" svg:d="M8358 8390v891h4851v890" svg:viewBox="0 0 4852 1782">
          <text:p/>
        </draw:connector>
        <draw:custom-shape draw:style-name="gr255" draw:text-style-name="P13" xml:id="id224" draw:id="id224" draw:layer="layout" svg:width="2.832cm" svg:height="0.734cm" svg:x="8.384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5" draw:text-style-name="P4" draw:layer="layout" svg:x1="8.358cm" svg:y1="8.39cm" svg:x2="9.8cm" svg:y2="10.171cm" draw:start-shape="id216" draw:start-glue-point="2" draw:end-shape="id224" draw:end-glue-point="0" svg:d="M8358 8390v891h1442v890" svg:viewBox="0 0 1443 1782">
          <text:p/>
        </draw:connector>
        <draw:custom-shape draw:style-name="gr228" draw:text-style-name="P13" xml:id="id219" draw:id="id219" draw:layer="layout" svg:width="4.204cm" svg:height="0.734cm" svg:x="12.364cm" svg:y="4.9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reDir</text:p>
          <draw:enhanced-geometry svg:viewBox="0 0 21600 21600" draw:type="rectangle" draw:enhanced-path="M 0 0 L 21600 0 21600 21600 0 21600 0 0 Z N"/>
        </draw:custom-shape>
        <draw:connector draw:style-name="gr225" draw:text-style-name="P4" draw:layer="layout" svg:x1="14.459cm" svg:y1="4.004cm" svg:x2="14.466cm" svg:y2="4.932cm" draw:start-shape="id225" draw:start-glue-point="8" draw:end-shape="id219" draw:end-glue-point="0" svg:d="M14459 4004v456h7v472" svg:viewBox="0 0 8 929">
          <text:p/>
        </draw:connector>
      </draw:page>
      <draw:page draw:name="page23" draw:style-name="dp1" draw:master-page-name="Default">
        <draw:frame draw:style-name="gr256" draw:text-style-name="P62" draw:layer="layout" svg:width="3.493cm" svg:height="1.285cm" svg:x="16.476cm" svg:y="4.211cm">
          <draw:text-box>
            <text:p text:style-name="P60"><text:span text:style-name="T8">State <text:s/>variables read:</text:span></text:p>
            <text:p text:style-name="P60"><text:span text:style-name="T8"><text:tab/></text:span><text:span text:style-name="T8">blocked</text:span></text:p>
            <text:p text:style-name="P60"><text:span text:style-name="T8"/></text:p>
          </draw:text-box>
        </draw:frame>
        <draw:frame draw:style-name="gr110" draw:text-style-name="P11" draw:layer="layout" svg:width="14.605cm" svg:height="1.839cm" svg:x="6.397cm" svg:y="1cm">
          <draw:text-box>
            <text:p text:style-name="P4"><text:span text:style-name="T6">Incrementer Decorators and Chains</text:span></text:p>
          </draw:text-box>
        </draw:frame>
        <draw:frame draw:style-name="gr257" draw:text-style-name="P61" draw:layer="layout" svg:width="3.867cm" svg:height="2.222cm" svg:x="21.304cm" svg:y="4.211cm">
          <draw:text-box>
            <text:p text:style-name="P60"><text:span text:style-name="T8">Parameters:</text:span></text:p>
            <text:p text:style-name="P60"><text:span text:style-name="T8"><text:tab/></text:span><text:span text:style-name="T8">blocks</text:span></text:p>
            <text:p text:style-name="P60"><text:span text:style-name="T8"><text:tab/></text:span><text:span text:style-name="T8">skip_start</text:span></text:p>
            <text:p text:style-name="P60"><text:span text:style-name="T8"/></text:p>
          </draw:text-box>
        </draw:frame>
        <draw:custom-shape draw:style-name="gr26" draw:text-style-name="P13" xml:id="id231" draw:id="id231" draw:layer="layout" svg:width="4.445cm" svg:height="0.734cm" svg:x="6.229cm" svg:y="16.1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8" draw:text-style-name="P20" xml:id="id230" draw:id="id230" draw:layer="layout" svg:width="4.445cm" svg:height="0.734cm" svg:x="15.733cm" svg:y="12.8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8" draw:text-style-name="P20" xml:id="id229" draw:id="id229" draw:layer="layout" svg:width="4.445cm" svg:height="0.734cm" svg:x="15.733cm" svg:y="11.1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9" draw:text-style-name="P27" xml:id="id232" draw:id="id232" draw:layer="layout" svg:width="4.938cm" svg:height="0.94cm" svg:x="5.03cm" svg:y="5.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138" draw:text-style-name="P13" xml:id="id226" draw:id="id226" draw:layer="layout" svg:width="4.332cm" svg:height="0.734cm" svg:x="5.333cm" svg:y="2.9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27" draw:id="id227" draw:layer="layout" svg:width="4.938cm" svg:height="0.852cm" svg:x="5.03cm" svg:y="4.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text:p>
          <draw:enhanced-geometry svg:viewBox="0 0 21600 21600" draw:mirror-horizontal="false" draw:mirror-vertical="false" draw:type="rectangle" draw:enhanced-path="M 0 0 L 21600 0 21600 21600 0 21600 0 0 Z N"/>
        </draw:custom-shape>
        <draw:connector draw:style-name="gr34" draw:layer="layout" svg:x1="7.499cm" svg:y1="3.696cm" svg:x2="7.499cm" svg:y2="4.707cm" draw:start-shape="id226" draw:start-glue-point="2" draw:end-shape="id227" draw:end-glue-point="0" svg:d="M7499 3696v1011" svg:viewBox="0 0 1 1012">
          <text:p/>
        </draw:connector>
        <draw:custom-shape draw:style-name="gr45" draw:text-style-name="P4" xml:id="id228" draw:id="id228" draw:layer="layout" svg:width="0.317cm" svg:height="0.318cm" svg:x="17.797cm" svg:y="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7.956cm" svg:y1="9.885cm" svg:x2="17.955cm" svg:y2="11.155cm" draw:start-shape="id228" draw:start-glue-point="8" draw:end-shape="id229" draw:end-glue-point="0" svg:d="M17956 9885v627h-1v643" svg:viewBox="0 0 2 1271">
          <text:p/>
        </draw:connector>
        <draw:connector draw:style-name="gr225" draw:text-style-name="P4" draw:layer="layout" svg:x1="17.955cm" svg:y1="11.889cm" svg:x2="17.955cm" svg:y2="12.892cm" draw:start-shape="id229" draw:start-glue-point="2" draw:end-shape="id230" draw:end-glue-point="0" svg:d="M17955 11889v1003" svg:viewBox="0 0 1 1004">
          <text:p/>
        </draw:connector>
        <draw:connector draw:style-name="gr225" draw:text-style-name="P4" draw:layer="layout" svg:x1="17.955cm" svg:y1="13.626cm" svg:x2="8.451cm" svg:y2="16.181cm" draw:start-shape="id230" draw:start-glue-point="2" draw:end-shape="id231" draw:end-glue-point="0" svg:d="M17955 13626v1278h-9504v1277" svg:viewBox="0 0 9505 2556">
          <text:p/>
        </draw:connector>
        <draw:custom-shape draw:style-name="gr260" draw:text-style-name="P27" draw:layer="layout" svg:width="4.938cm" svg:height="0.94cm" svg:x="2.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261" draw:text-style-name="P27" xml:id="id233" draw:id="id233" draw:layer="layout" svg:width="4.938cm" svg:height="0.852cm" svg:x="2.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4.499cm" svg:y2="8.187cm" draw:start-shape="id232" draw:start-glue-point="2" draw:end-shape="id233" draw:end-glue-point="0" svg:d="M7499 6455v866h-3000v866" svg:viewBox="0 0 3001 1733">
          <text:p/>
        </draw:connector>
        <draw:custom-shape draw:style-name="gr262" draw:text-style-name="P27" draw:layer="layout" svg:width="4.938cm" svg:height="0.94cm" svg:x="8.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263" draw:text-style-name="P27" xml:id="id234" draw:id="id234" draw:layer="layout" svg:width="4.938cm" svg:height="0.852cm" svg:x="8.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10.499cm" svg:y2="8.187cm" draw:start-shape="id232" draw:start-glue-point="2" draw:end-shape="id234" draw:end-glue-point="0" svg:d="M7499 6455v866h3000v866" svg:viewBox="0 0 3001 1733">
          <text:p/>
        </draw:connector>
        <draw:custom-shape draw:style-name="gr242" draw:text-style-name="P13" xml:id="id235" draw:id="id235" draw:layer="layout" svg:width="4.445cm" svg:height="0.734cm" svg:x="11.44cm" svg:y="16.1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OwnStore</text:p>
          <draw:enhanced-geometry svg:viewBox="0 0 21600 21600" draw:mirror-horizontal="false" draw:mirror-vertical="false" draw:type="rectangle" draw:enhanced-path="M 0 0 L 21600 0 21600 21600 0 21600 0 0 Z N"/>
        </draw:custom-shape>
        <draw:custom-shape draw:style-name="gr242" draw:text-style-name="P13" xml:id="id236" draw:id="id236" draw:layer="layout" svg:width="4.445cm" svg:height="0.734cm" svg:x="16.57cm" svg:y="16.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BothStores</text:p>
          <draw:enhanced-geometry svg:viewBox="0 0 21600 21600" draw:mirror-horizontal="false" draw:mirror-vertical="false" draw:type="rectangle" draw:enhanced-path="M 0 0 L 21600 0 21600 21600 0 21600 0 0 Z N"/>
        </draw:custom-shape>
        <draw:custom-shape draw:style-name="gr242" draw:text-style-name="P13" xml:id="id237" draw:id="id237" draw:layer="layout" svg:width="4.445cm" svg:height="0.734cm" svg:x="21.564cm" svg:y="16.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FromStores</text:p>
          <draw:enhanced-geometry svg:viewBox="0 0 21600 21600" draw:mirror-horizontal="false" draw:mirror-vertical="false" draw:type="rectangle" draw:enhanced-path="M 0 0 L 21600 0 21600 21600 0 21600 0 0 Z N"/>
        </draw:custom-shape>
        <draw:connector draw:style-name="gr225" draw:text-style-name="P4" draw:layer="layout" svg:x1="17.955cm" svg:y1="13.626cm" svg:x2="13.662cm" svg:y2="16.181cm" draw:start-shape="id230" draw:start-glue-point="2" draw:end-shape="id235" draw:end-glue-point="0" svg:d="M17955 13626v1278h-4293v1277" svg:viewBox="0 0 4294 2556">
          <text:p/>
        </draw:connector>
        <draw:connector draw:style-name="gr225" draw:text-style-name="P4" draw:layer="layout" svg:x1="17.955cm" svg:y1="13.626cm" svg:x2="18.792cm" svg:y2="16.174cm" draw:start-shape="id230" draw:start-glue-point="2" draw:end-shape="id236" draw:end-glue-point="0" svg:d="M17955 13626v1274h837v1274" svg:viewBox="0 0 838 2549">
          <text:p/>
        </draw:connector>
        <draw:connector draw:style-name="gr225" draw:text-style-name="P4" draw:layer="layout" svg:x1="17.955cm" svg:y1="13.626cm" svg:x2="23.786cm" svg:y2="16.175cm" draw:start-shape="id230" draw:start-glue-point="2" draw:end-shape="id237" draw:end-glue-point="0" svg:d="M17955 13626v1275h5831v1274" svg:viewBox="0 0 5832 2550">
          <text:p/>
        </draw:connector>
      </draw:page>
      <draw:page draw:name="page24" draw:style-name="dp1" draw:master-page-name="Default">
        <draw:custom-shape draw:style-name="gr264"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64" draw:text-style-name="P13" xml:id="id238" draw:id="id238" draw:layer="layout" svg:width="24.765cm" svg:height="2.905cm" svg:x="1.317cm" svg:y="12.942cm">
          <text:p text:style-name="P13">Child Rule</text:p>
          <draw:enhanced-geometry svg:viewBox="0 0 21600 21600" draw:type="rectangle" draw:enhanced-path="M 0 0 L 21600 0 21600 21600 0 21600 0 0 Z N"/>
        </draw:custom-shape>
        <draw:frame draw:style-name="gr131" draw:text-style-name="P11" draw:layer="layout" svg:width="12.065cm" svg:height="1.27cm" svg:x="7.985cm" svg:y="1cm">
          <draw:text-box>
            <text:p text:style-name="P4"><text:span text:style-name="T6">MakeChild Decorator and Chain </text:span></text:p>
          </draw:text-box>
        </draw:frame>
        <draw:custom-shape draw:style-name="gr265" draw:text-style-name="P31" xml:id="id244" draw:id="id244"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66" draw:text-style-name="P20" xml:id="id250" draw:id="id250"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43" draw:id="id243"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4" draw:text-style-name="P20" xml:id="id239" draw:id="id239"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2" draw:text-style-name="P4" draw:layer="layout" svg:x1="13.699cm" svg:y1="15.847cm" svg:x2="6.316cm" svg:y2="17.157cm" draw:start-shape="id238" draw:start-glue-point="2" draw:end-shape="id239" draw:end-glue-point="0" svg:d="M13699 15847v646h-7383v664" svg:viewBox="0 0 7384 1311">
          <text:p/>
        </draw:connector>
        <draw:custom-shape draw:style-name="gr234" draw:text-style-name="P20" xml:id="id240" draw:id="id240"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4" draw:text-style-name="P20" xml:id="id241" draw:id="id241"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45" draw:id="id245"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67" draw:text-style-name="P20" xml:id="id252" draw:id="id252"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699cm" svg:y1="15.847cm" svg:x2="11.424cm" svg:y2="17.173cm" draw:start-shape="id238" draw:start-glue-point="2" draw:end-shape="id240" draw:end-glue-point="0" svg:d="M13699 15847v654h-2275v672" svg:viewBox="0 0 2276 1327">
          <text:p/>
        </draw:connector>
        <draw:connector draw:style-name="gr225" draw:text-style-name="P4" draw:layer="layout" svg:x1="13.699cm" svg:y1="15.847cm" svg:x2="16.299cm" svg:y2="17.173cm" draw:start-shape="id238" draw:start-glue-point="2" draw:end-shape="id241" draw:end-glue-point="0" svg:d="M13699 15847v654h2600v672" svg:viewBox="0 0 2601 1327">
          <text:p/>
        </draw:connector>
        <draw:custom-shape draw:style-name="gr45" draw:text-style-name="P4" xml:id="id242" draw:id="id242"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0.528cm" svg:y1="5.093cm" svg:x2="6.31cm" svg:y2="6.68cm" draw:start-shape="id242" draw:start-glue-point="8" draw:end-shape="id243" draw:end-glue-point="0" svg:d="M10528 5093v786h-4218v801" svg:viewBox="0 0 4219 1588">
          <text:p/>
        </draw:connector>
        <draw:connector draw:style-name="gr225" draw:text-style-name="P4" draw:layer="layout" svg:x1="10.528cm" svg:y1="5.093cm" svg:x2="14.632cm" svg:y2="6.68cm" draw:start-shape="id242" draw:start-glue-point="8" draw:end-shape="id244" draw:end-glue-point="0" svg:d="M10528 5093v786h4104v801" svg:viewBox="0 0 4105 1588">
          <text:p/>
        </draw:connector>
        <draw:connector draw:style-name="gr225" draw:text-style-name="P4" draw:layer="layout" svg:x1="6.316cm" svg:y1="17.891cm" svg:x2="13.756cm" svg:y2="19.732cm" draw:start-shape="id239" draw:start-glue-point="2" draw:end-shape="id245" draw:end-glue-point="0" svg:d="M6316 17891v921h7440v920" svg:viewBox="0 0 7441 1842">
          <text:p/>
        </draw:connector>
        <draw:connector draw:style-name="gr225" draw:text-style-name="P4" draw:layer="layout" svg:x1="11.424cm" svg:y1="17.907cm" svg:x2="13.756cm" svg:y2="19.732cm" draw:start-shape="id240" draw:start-glue-point="2" draw:end-shape="id245" draw:end-glue-point="0" svg:d="M11424 17907v913h2332v912" svg:viewBox="0 0 2333 1826">
          <text:p/>
        </draw:connector>
        <draw:connector draw:style-name="gr225" draw:text-style-name="P4" draw:layer="layout" svg:x1="16.299cm" svg:y1="17.907cm" svg:x2="13.756cm" svg:y2="19.732cm" draw:start-shape="id241" draw:start-glue-point="2" draw:end-shape="id245" draw:end-glue-point="0" svg:d="M16299 17907v913h-2543v912" svg:viewBox="0 0 2544 1826">
          <text:p/>
        </draw:connector>
        <draw:custom-shape draw:style-name="gr268" draw:text-style-name="P27" draw:layer="layout" svg:width="4.62cm" svg:height="1.269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est(mdata)</text:span></text:p>
          <text:p text:style-name="P26"><text:span text:style-name="T12">static_ok(player, loc)</text:span></text:p>
          <draw:enhanced-geometry svg:viewBox="0 0 21600 21600" draw:type="rectangle" draw:enhanced-path="M 0 0 L 21600 0 21600 21600 0 21600 0 0 Z N"/>
        </draw:custom-shape>
        <draw:custom-shape draw:style-name="gr138" draw:text-style-name="P13" xml:id="id246" draw:id="id246"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47" draw:id="id247"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If</text:p>
          <draw:enhanced-geometry svg:viewBox="0 0 21600 21600" draw:type="rectangle" draw:enhanced-path="M 0 0 L 21600 0 21600 21600 0 21600 0 0 Z N"/>
        </draw:custom-shape>
        <draw:connector draw:style-name="gr34" draw:layer="layout" svg:x1="23.137cm" svg:y1="3.004cm" svg:x2="23.137cm" svg:y2="3.958cm" draw:start-shape="id246" draw:start-glue-point="2" draw:end-shape="id247" draw:end-glue-point="0" svg:d="M23137 3004v954" svg:viewBox="0 0 1 955">
          <text:p/>
        </draw:connector>
        <draw:frame draw:style-name="gr269" draw:text-style-name="P62" draw:layer="layout" svg:width="3.493cm" svg:height="2.54cm" svg:x="2.269cm" svg:y="2.27cm">
          <draw:text-box>
            <text:p text:style-name="P60"><text:span text:style-name="T8">State <text:s/>variables read:</text:span></text:p>
            <text:p text:style-name="P60"><text:span text:style-name="T8"><text:tab/></text:span><text:span text:style-name="T8">board</text:span></text:p>
            <text:p text:style-name="P60"><text:span text:style-name="T8"><text:tab/></text:span><text:span text:style-name="T8">child</text:span></text:p>
            <text:p text:style-name="P60"><text:span text:style-name="T8"><text:tab/></text:span><text:span text:style-name="T8">inhibitor</text:span></text:p>
            <text:p text:style-name="P60"><text:span text:style-name="T8"><text:tab/></text:span><text:span text:style-name="T8">owner</text:span></text:p>
            <text:p text:style-name="P60"><text:span text:style-name="T8"><text:tab/></text:span><text:span text:style-name="T8">turn</text:span></text:p>
          </draw:text-box>
        </draw:frame>
        <draw:frame draw:style-name="gr270" draw:text-style-name="P61" draw:layer="layout" svg:width="3.232cm" svg:height="2.467cm" svg:x="6.34cm" svg:y="2.27cm">
          <draw:text-box>
            <text:p text:style-name="P60"><text:span text:style-name="T8">Parameters:</text:span></text:p>
            <text:p text:style-name="P60"><text:span text:style-name="T8"><text:tab/></text:span><text:span text:style-name="T8">child_cvt</text:span></text:p>
            <text:p text:style-name="P60"><text:span text:style-name="T8"><text:tab/></text:span><text:span text:style-name="T8">child_locs</text:span></text:p>
            <text:p text:style-name="P60"><text:span text:style-name="T8"><text:tab/></text:span><text:span text:style-name="T8">child_rule</text:span></text:p>
            <text:p text:style-name="P60"><text:span text:style-name="T8"><text:tab/></text:span><text:span text:style-name="T8">child_type</text:span></text:p>
            <text:p text:style-name="P60"><text:span text:style-name="T8"/></text:p>
          </draw:text-box>
        </draw:frame>
        <draw:custom-shape draw:style-name="gr271" draw:text-style-name="P20" xml:id="id249" draw:id="id249"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72" draw:text-style-name="P20" xml:id="id251" draw:id="id251"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46" draw:text-style-name="P9" draw:layer="layout" svg:x1="11.932cm" svg:y1="9.72cm" svg:x2="14.632cm" svg:y2="11.208cm" draw:start-shape="id248" draw:start-glue-point="2" draw:end-shape="id249" draw:end-glue-point="0" svg:d="M11932 9720v743h2700v745" svg:viewBox="0 0 2701 1489">
          <text:p/>
        </draw:connector>
        <draw:custom-shape draw:style-name="gr272" draw:text-style-name="P20" xml:id="id253" draw:id="id253"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66" draw:text-style-name="P20" xml:id="id254" draw:id="id254"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5" draw:text-style-name="P4" draw:layer="layout" svg:x1="14.632cm" svg:y1="11.941cm" svg:x2="3.494cm" svg:y2="14.761cm" draw:start-shape="id249" draw:start-glue-point="2" draw:end-shape="id250" svg:d="M14632 11941v1410h-11138v1410" svg:viewBox="0 0 11139 2821">
          <text:p/>
        </draw:connector>
        <draw:connector draw:style-name="gr225" draw:text-style-name="P4" draw:layer="layout" svg:x1="14.632cm" svg:y1="11.941cm" svg:x2="7.514cm" svg:y2="14.761cm" draw:start-shape="id249" draw:start-glue-point="2" draw:end-shape="id251" svg:d="M14632 11941v1410h-7118v1410" svg:viewBox="0 0 7119 2821">
          <text:p/>
        </draw:connector>
        <draw:connector draw:style-name="gr225" draw:text-style-name="P4" draw:layer="layout" svg:x1="14.632cm" svg:y1="11.941cm" svg:x2="11.534cm" svg:y2="14.761cm" draw:start-shape="id249" draw:start-glue-point="2" draw:end-shape="id252" draw:end-glue-point="0" svg:d="M14632 11941v1409h-3098v1411" svg:viewBox="0 0 3099 2821">
          <text:p/>
        </draw:connector>
        <draw:connector draw:style-name="gr225" draw:text-style-name="P4" draw:layer="layout" svg:x1="14.632cm" svg:y1="11.941cm" svg:x2="19.575cm" svg:y2="14.761cm" draw:start-shape="id249" draw:start-glue-point="2" draw:end-shape="id253" draw:end-glue-point="0" svg:d="M14632 11941v1410h4943v1410" svg:viewBox="0 0 4944 2821">
          <text:p/>
        </draw:connector>
        <draw:connector draw:style-name="gr225" draw:text-style-name="P4" draw:layer="layout" svg:x1="14.632cm" svg:y1="11.941cm" svg:x2="23.595cm" svg:y2="14.761cm" draw:start-shape="id249" draw:start-glue-point="2" draw:end-shape="id254" draw:end-glue-point="0" svg:d="M14632 11941v1410h8963v1410" svg:viewBox="0 0 8964 2821">
          <text:p/>
        </draw:connector>
        <draw:custom-shape draw:style-name="gr271" draw:text-style-name="P20" xml:id="id248" draw:id="id248"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7.414cm" svg:x2="11.932cm" svg:y2="8.987cm" draw:start-shape="id244" draw:start-glue-point="2" draw:end-shape="id248" draw:end-glue-point="0" svg:d="M14632 7414v786h-2700v787" svg:viewBox="0 0 2701 1574">
          <text:p/>
        </draw:connector>
        <draw:custom-shape draw:style-name="gr271" draw:text-style-name="P20" xml:id="id255" draw:id="id255"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7.414cm" svg:x2="17.751cm" svg:y2="8.987cm" draw:start-shape="id244" draw:start-glue-point="2" draw:end-shape="id255" draw:end-glue-point="0" svg:d="M14632 7414v786h3119v787" svg:viewBox="0 0 3120 1574">
          <text:p/>
        </draw:connector>
        <draw:connector draw:style-name="gr225" draw:text-style-name="P4" draw:layer="layout" svg:x1="17.751cm" svg:y1="9.72cm" svg:x2="14.632cm" svg:y2="11.208cm" draw:start-shape="id255" draw:start-glue-point="2" draw:end-shape="id249" draw:end-glue-point="0" svg:d="M17751 9720v743h-3119v745" svg:viewBox="0 0 3120 1489">
          <text:p/>
        </draw:connector>
        <draw:custom-shape draw:style-name="gr273" draw:text-style-name="P20" xml:id="id256" draw:id="id256"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37" draw:layer="layout" svg:x1="14.632cm" svg:y1="11.941cm" svg:x2="15.57cm" svg:y2="14.761cm" draw:start-shape="id249" draw:start-glue-point="2" draw:end-shape="id256" draw:end-glue-point="0" svg:d="M14632 11941v1409h938v1411" svg:viewBox="0 0 939 2821">
          <text:p/>
        </draw:connector>
        <draw:custom-shape draw:style-name="gr234" draw:text-style-name="P20" xml:id="id257" draw:id="id257"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5" draw:text-style-name="P4" draw:layer="layout" svg:x1="13.699cm" svg:y1="15.847cm" svg:x2="21.499cm" svg:y2="17.173cm" draw:start-shape="id238" draw:start-glue-point="2" draw:end-shape="id257" draw:end-glue-point="0" svg:d="M13699 15847v654h7800v672" svg:viewBox="0 0 7801 1327">
          <text:p/>
        </draw:connector>
        <draw:connector draw:style-name="gr225" draw:text-style-name="P4" draw:layer="layout" svg:x1="21.499cm" svg:y1="17.907cm" svg:x2="13.756cm" svg:y2="19.732cm" draw:start-shape="id257" draw:start-glue-point="2" draw:end-shape="id245" draw:end-glue-point="0" svg:d="M21499 17907v913h-7743v912" svg:viewBox="0 0 7744 1826">
          <text:p/>
        </draw:connector>
        <draw:frame draw:style-name="gr274" draw:text-style-name="P61" draw:layer="layout" svg:width="4.567cm" svg:height="2.861cm" svg:x="22.35cm" svg:y="9.08cm">
          <draw:text-box>
            <text:p text:style-name="P60"><text:span text:style-name="T8">* decos that support static_ok, which is used by the UI to show where children could possibly made (no dynamic play-time factors are considered).</text:span></text:p>
            <text:p text:style-name="P60"><text:span text:style-name="T8"/></text:p>
          </draw:text-box>
        </draw:frame>
      </draw:page>
      <draw:page draw:name="page25" draw:style-name="dp1" draw:master-page-name="Default">
        <draw:frame draw:style-name="gr247" draw:text-style-name="P61" draw:layer="layout" svg:width="3.493cm" svg:height="3.175cm" svg:x="8.126cm" svg:y="15.97cm">
          <draw:text-box>
            <text:p text:style-name="P60"><text:span text:style-name="T8">Parameters:</text:span></text:p>
            <text:p text:style-name="P60"><text:span text:style-name="T8"><text:tab/></text:span><text:span text:style-name="T8">allow_rule</text:span></text:p>
            <text:p text:style-name="P60"><text:span text:style-name="T8"><text:tab/></text:span><text:span text:style-name="T8">mlength</text:span></text:p>
            <text:p text:style-name="P60"><text:span text:style-name="T8"><text:tab/></text:span><text:span text:style-name="T8">move_one</text:span></text:p>
            <text:p text:style-name="P60"><text:span text:style-name="T8"><text:tab/></text:span><text:span text:style-name="T8">moveunlock</text:span></text:p>
            <text:p text:style-name="P60"><text:span text:style-name="T8"><text:tab/></text:span><text:span text:style-name="T8">sow_start</text:span></text:p>
          </draw:text-box>
        </draw:frame>
        <draw:custom-shape draw:style-name="gr26" draw:text-style-name="P13" xml:id="id270" draw:id="id270" draw:layer="layout" svg:width="3.997cm" svg:height="0.734cm" svg:x="6.859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9" draw:id="id269" draw:layer="layout" svg:width="3.763cm" svg:height="0.734cm" svg:x="11.476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8" draw:id="id268" draw:layer="layout" svg:width="3.762cm" svg:height="0.734cm" svg:x="15.97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75" draw:text-style-name="P27" draw:layer="layout" svg:width="3.873cm" svg:height="0.774cm" svg:x="18.499cm" svg:y="17.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raw(loc)</text:span></text:p>
          <draw:enhanced-geometry svg:viewBox="0 0 21600 21600" draw:type="rectangle" draw:enhanced-path="M 0 0 L 21600 0 21600 21600 0 21600 0 0 Z N"/>
        </draw:custom-shape>
        <draw:custom-shape draw:style-name="gr138" draw:text-style-name="P13" xml:id="id258" draw:id="id258" draw:layer="layout" svg:width="4.332cm" svg:height="0.734cm" svg:x="18.272cm" svg:y="1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59" draw:id="id259" draw:layer="layout" svg:width="3.873cm" svg:height="0.734cm" svg:x="18.499cm" svg:y="17.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erIf</text:p>
          <draw:enhanced-geometry svg:viewBox="0 0 21600 21600" draw:type="rectangle" draw:enhanced-path="M 0 0 L 21600 0 21600 21600 0 21600 0 0 Z N"/>
        </draw:custom-shape>
        <draw:connector draw:style-name="gr34" draw:layer="layout" svg:x1="20.438cm" svg:y1="16.069cm" svg:x2="20.435cm" svg:y2="17.023cm" draw:start-shape="id258" draw:start-glue-point="2" draw:end-shape="id259" draw:end-glue-point="0" svg:d="M20438 16069v477h-3v477" svg:viewBox="0 0 4 955">
          <text:p/>
        </draw:connector>
        <draw:custom-shape draw:style-name="gr26" draw:text-style-name="P13" xml:id="id261" draw:id="id261" draw:layer="layout" svg:width="3.763cm" svg:height="0.734cm" svg:x="11.476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71" draw:id="id271" draw:layer="layout" svg:width="0.317cm" svg:height="0.318cm" svg:x="12.639cm" svg:y="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4" draw:text-style-name="P13" xml:id="id264" draw:id="id264" draw:layer="layout" svg:width="3.763cm" svg:height="0.734cm" svg:x="11.476cm" svg:y="10.0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5" draw:text-style-name="P62" draw:layer="layout" svg:width="4.127cm" svg:height="2.861cm" svg:x="3.047cm" svg:y="15.97cm">
          <draw:text-box>
            <text:p text:style-name="P60"><text:span text:style-name="T8">State <text:s/>variables:</text:span></text:p>
            <text:p text:style-name="P60"><text:span text:style-name="T8"><text:tab/></text:span><text:span text:style-name="T8">Read:</text:span></text:p>
            <text:p text:style-name="P60"><text:span text:style-name="T8"><text:tab/></text:span><text:span text:style-name="T8"><text:tab/></text:span><text:span text:style-name="T8">turn</text:span></text:p>
            <text:p text:style-name="P60"><text:span text:style-name="T8"><text:tab/></text:span><text:span text:style-name="T8">Changed:</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unlocked</text:span></text:p>
            <text:p text:style-name="P60"><text:span text:style-name="T8"><text:tab/></text:span><text:span text:style-name="T8"><text:tab/></text:span></text:p>
          </draw:text-box>
        </draw:frame>
        <draw:custom-shape draw:style-name="gr26" draw:text-style-name="P13" xml:id="id265" draw:id="id265" draw:layer="layout" svg:width="3.762cm" svg:height="0.734cm" svg:x="6.952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62" draw:id="id262" draw:layer="layout" svg:width="3.759cm" svg:height="0.734cm" svg:x="16.025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76" draw:text-style-name="P13" xml:id="id263" draw:id="id263" draw:layer="layout" svg:width="3.763cm" svg:height="0.734cm" svg:x="11.476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7" draw:text-style-name="P13" xml:id="id266" draw:id="id266" draw:layer="layout" svg:width="3.762cm" svg:height="0.734cm" svg:x="6.957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8" draw:text-style-name="P13" xml:id="id267" draw:id="id267" draw:layer="layout" svg:width="3.759cm" svg:height="0.734cm" svg:x="16.03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5" draw:text-style-name="P4" draw:layer="layout" svg:x1="12.797cm" svg:y1="5.257cm" svg:x2="13.357cm" svg:y2="6.899cm" draw:start-shape="id260" draw:start-glue-point="2" draw:end-shape="id261" svg:d="M12797 5257v821h560v821" svg:viewBox="0 0 561 1643">
          <text:p/>
        </draw:connector>
        <draw:connector draw:style-name="gr225" draw:text-style-name="P4" draw:layer="layout" svg:x1="12.797cm" svg:y1="5.257cm" svg:x2="17.904cm" svg:y2="6.899cm" draw:start-shape="id260" draw:start-glue-point="2" draw:end-shape="id262" svg:d="M12797 5257v821h5107v821" svg:viewBox="0 0 5108 1643">
          <text:p/>
        </draw:connector>
        <draw:connector draw:style-name="gr225" draw:text-style-name="P4" draw:layer="layout" svg:x1="13.357cm" svg:y1="8.385cm" svg:x2="13.357cm" svg:y2="10.003cm" draw:start-shape="id263" draw:start-glue-point="2" draw:end-shape="id264" draw:end-glue-point="0" svg:d="M13357 8385v1618" svg:viewBox="0 0 1 1619">
          <text:p/>
        </draw:connector>
        <draw:connector draw:style-name="gr225" draw:text-style-name="P4" draw:layer="layout" svg:x1="12.797cm" svg:y1="5.257cm" svg:x2="8.833cm" svg:y2="6.899cm" draw:start-shape="id260" draw:start-glue-point="2" draw:end-shape="id265" draw:end-glue-point="0" svg:d="M12797 5257v821h-3964v821" svg:viewBox="0 0 3965 1643">
          <text:p/>
        </draw:connector>
        <draw:connector draw:style-name="gr225" draw:text-style-name="P4" draw:layer="layout" svg:x1="8.838cm" svg:y1="8.385cm" svg:x2="13.357cm" svg:y2="10.003cm" draw:start-shape="id266" draw:start-glue-point="2" draw:end-shape="id264" svg:d="M8838 8385v809h4519v809" svg:viewBox="0 0 4520 1619">
          <text:p/>
        </draw:connector>
        <draw:connector draw:style-name="gr225" draw:text-style-name="P4" draw:layer="layout" svg:x1="17.909cm" svg:y1="8.385cm" svg:x2="13.357cm" svg:y2="10.003cm" draw:start-shape="id267" draw:start-glue-point="2" draw:end-shape="id264" draw:end-glue-point="0" svg:d="M17909 8385v809h-4552v809" svg:viewBox="0 0 4553 1619">
          <text:p/>
        </draw:connector>
        <draw:connector draw:style-name="gr225" draw:text-style-name="P4" draw:layer="layout" svg:x1="13.357cm" svg:y1="10.737cm" svg:x2="17.851cm" svg:y2="12.425cm" draw:start-shape="id264" draw:start-glue-point="2" draw:end-shape="id268" draw:end-glue-point="0" svg:d="M13357 10737v844h4494v844" svg:viewBox="0 0 4495 1689">
          <text:p/>
        </draw:connector>
        <draw:connector draw:style-name="gr225" draw:text-style-name="P4" draw:layer="layout" svg:x1="13.357cm" svg:y1="10.737cm" svg:x2="13.357cm" svg:y2="12.425cm" draw:start-shape="id264" draw:end-shape="id269" draw:end-glue-point="0" svg:d="M13357 10737v1688" svg:viewBox="0 0 1 1689">
          <text:p/>
        </draw:connector>
        <draw:connector draw:style-name="gr225" draw:text-style-name="P4" draw:layer="layout" svg:x1="13.357cm" svg:y1="10.737cm" svg:x2="8.857cm" svg:y2="12.425cm" draw:start-shape="id264" draw:start-glue-point="2" draw:end-shape="id270" svg:d="M13357 10737v844h-4500v844" svg:viewBox="0 0 4501 1689">
          <text:p/>
        </draw:connector>
        <draw:frame draw:style-name="gr279" draw:text-style-name="P61" draw:layer="layout" svg:width="3.493cm" svg:height="1.588cm" svg:x="21.019cm" svg:y="6.862cm">
          <draw:text-box>
            <text:p text:style-name="P60"><text:span text:style-name="T8">The drawer converts the move into board location.</text:span></text:p>
          </draw:text-box>
        </draw:frame>
        <draw:custom-shape draw:style-name="gr280" draw:text-style-name="P65" xml:id="id272" draw:id="id272" draw:layer="layout" svg:width="3.762cm" svg:height="0.734cm" svg:x="10.916cm" svg:y="3.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Store</text:p>
          <draw:enhanced-geometry svg:viewBox="0 0 21600 21600" draw:mirror-horizontal="false" draw:mirror-vertical="false" draw:type="rectangle" draw:enhanced-path="M 0 0 L 21600 0 21600 21600 0 21600 0 0 Z N"/>
        </draw:custom-shape>
        <draw:custom-shape draw:style-name="gr280" draw:text-style-name="P65" xml:id="id260" draw:id="id260" draw:layer="layout" svg:width="3.762cm" svg:height="0.734cm" svg:x="10.916cm" svg:y="4.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mirror-horizontal="false" draw:mirror-vertical="false" draw:type="rectangle" draw:enhanced-path="M 0 0 L 21600 0 21600 21600 0 21600 0 0 Z N"/>
        </draw:custom-shape>
        <draw:connector draw:style-name="gr225" draw:text-style-name="P4" draw:layer="layout" svg:x1="12.798cm" svg:y1="2.775cm" svg:x2="12.797cm" svg:y2="3.771cm" draw:start-shape="id271" draw:start-glue-point="8" draw:end-shape="id272" draw:end-glue-point="0" svg:d="M12798 2775v490h-1v506" svg:viewBox="0 0 2 997">
          <text:p/>
        </draw:connector>
      </draw:page>
      <draw:page draw:name="page26" draw:style-name="dp1" draw:master-page-name="Default">
        <draw:custom-shape draw:style-name="gr138" draw:text-style-name="P20" xml:id="id279" draw:id="id279"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ethodIf</text:span></text:p>
          <draw:enhanced-geometry svg:viewBox="0 0 21600 21600" draw:type="rectangle" draw:enhanced-path="M 0 0 L 21600 0 21600 21600 0 21600 0 0 Z N"/>
        </draw:custom-shape>
        <draw:custom-shape draw:style-name="gr281" draw:text-style-name="P27" xml:id="id273" draw:id="id273"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single_sower()</text:span></text:p>
          <text:p text:style-name="P26"><text:span text:style-name="T12">sow_seeds(mdata)</text:span></text:p>
          <draw:enhanced-geometry svg:viewBox="0 0 21600 21600" draw:type="rectangle" draw:enhanced-path="M 0 0 L 21600 0 21600 21600 0 21600 0 0 Z N"/>
        </draw:custom-shape>
        <draw:custom-shape draw:style-name="gr138" draw:text-style-name="P20" xml:id="id275" draw:id="id275"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SowerIf</text:span></text:p>
          <draw:enhanced-geometry svg:viewBox="0 0 21600 21600" draw:type="rectangle" draw:enhanced-path="M 0 0 L 21600 0 21600 21600 0 21600 0 0 Z N"/>
        </draw:custom-shape>
        <draw:custom-shape draw:style-name="gr138" draw:text-style-name="P20" xml:id="id276" draw:id="id276"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LapContinuerIf</text:span></text:p>
          <draw:enhanced-geometry svg:viewBox="0 0 21600 21600" draw:type="rectangle" draw:enhanced-path="M 0 0 L 21600 0 21600 21600 0 21600 0 0 Z N"/>
        </draw:custom-shape>
        <draw:custom-shape draw:style-name="gr282" draw:text-style-name="P27"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another_lap(mdata)</text:span></text:p>
          <draw:enhanced-geometry svg:viewBox="0 0 21600 21600" draw:type="rectangle" draw:enhanced-path="M 0 0 L 21600 0 21600 21600 0 21600 0 0 Z N"/>
        </draw:custom-shape>
        <draw:custom-shape draw:style-name="gr138" draw:text-style-name="P20" xml:id="id277" draw:id="id277"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EndOpIf</text:span></text:p>
          <draw:enhanced-geometry svg:viewBox="0 0 21600 21600" draw:type="rectangle" draw:enhanced-path="M 0 0 L 21600 0 21600 21600 0 21600 0 0 Z N"/>
        </draw:custom-shape>
        <draw:custom-shape draw:style-name="gr283" draw:text-style-name="P27"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op(mdata)</text:span></text:p>
          <draw:enhanced-geometry svg:viewBox="0 0 21600 21600" draw:type="rectangle" draw:enhanced-path="M 0 0 L 21600 0 21600 21600 0 21600 0 0 Z N"/>
        </draw:custom-shape>
        <draw:custom-shape draw:style-name="gr138" draw:text-style-name="P20" xml:id="id274" draw:id="id274"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cribedIf</text:span></text:p>
          <draw:enhanced-geometry svg:viewBox="0 0 21600 21600" draw:type="rectangle" draw:enhanced-path="M 0 0 L 21600 0 21600 21600 0 21600 0 0 Z N"/>
        </draw:custom-shape>
        <draw:custom-shape draw:style-name="gr284" draw:text-style-name="P27"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prescribed(mdata)</text:span></text:p>
          <draw:enhanced-geometry svg:viewBox="0 0 21600 21600" draw:type="rectangle" draw:enhanced-path="M 0 0 L 21600 0 21600 21600 0 21600 0 0 Z N"/>
        </draw:custom-shape>
        <draw:connector draw:style-name="gr35" draw:text-style-name="P29" draw:layer="layout" svg:x1="10.278cm" svg:y1="7.053cm" svg:x2="7.438cm" svg:y2="8.602cm" draw:start-shape="id273" draw:start-glue-point="2" draw:end-shape="id274" draw:end-glue-point="0" svg:d="M10278 7053v774h-2840v775" svg:viewBox="0 0 2841 1550">
          <text:p/>
        </draw:connector>
        <draw:connector draw:style-name="gr35" draw:text-style-name="P29" draw:layer="layout" svg:x1="10.278cm" svg:y1="7.053cm" svg:x2="12.782cm" svg:y2="8.602cm" draw:start-shape="id273" draw:start-glue-point="2" draw:end-shape="id275" draw:end-glue-point="0" svg:d="M10278 7053v774h2504v775" svg:viewBox="0 0 2505 1550">
          <text:p/>
        </draw:connector>
        <draw:connector draw:style-name="gr25" draw:text-style-name="P29" draw:layer="layout" svg:x1="14.948cm" svg:y1="8.725cm" svg:x2="17.334cm" svg:y2="10.031cm" draw:start-shape="id275" draw:start-glue-point="9" draw:end-shape="id276" draw:end-glue-point="3" svg:d="M14948 8725h1193v1306h1193" svg:viewBox="0 0 2387 1307">
          <text:p/>
        </draw:connector>
        <draw:connector draw:style-name="gr25" draw:text-style-name="P29" draw:layer="layout" draw:line-skew="-0.536cm" svg:x1="14.948cm" svg:y1="9.213cm" svg:x2="17.334cm" svg:y2="12.123cm" draw:start-shape="id275" draw:start-glue-point="8" draw:end-shape="id277" draw:end-glue-point="3" svg:d="M14948 9213h657v2910h1729" svg:viewBox="0 0 2387 2911">
          <text:p/>
        </draw:connector>
        <draw:frame draw:style-name="gr141" draw:text-style-name="P62" draw:layer="layout" svg:width="3.493cm" svg:height="4.043cm" svg:x="1.952cm" svg:y="13.467cm">
          <draw:text-box>
            <text:p text:style-name="P60"><text:span text:style-name="T8">State <text:s/>variables:</text:span></text:p>
            <text:p text:style-name="P60"><text:span text:style-name="T8"><text:tab/></text:span><text:span text:style-name="T8">Reads</text:span></text:p>
            <text:p text:style-name="P60"><text:span text:style-name="T8"><text:tab/></text:span><text:span text:style-name="T8"><text:tab/></text:span><text:span text:style-name="T8">inhibitor</text:span></text:p>
            <text:p text:style-name="P60"><text:span text:style-name="T8"><text:tab/></text:span><text:span text:style-name="T8"><text:tab/></text:span><text:span text:style-name="T8">turn</text:span></text:p>
            <text:p text:style-name="P60"><text:span text:style-name="T8"><text:tab/></text:span><text:span text:style-name="T8"><text:tab/></text:span><text:span text:style-name="T8">child</text:span></text:p>
            <text:p text:style-name="P60"><text:span text:style-name="T8"><text:tab/></text:span><text:span text:style-name="T8"><text:tab/></text:span><text:span text:style-name="T8">mcount</text:span></text:p>
            <text:p text:style-name="P60"><text:span text:style-name="T8"><text:tab/></text:span><text:span text:style-name="T8">Changes</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store</text:span></text:p>
            <text:p text:style-name="P60"><text:span text:style-name="T8"><text:tab/></text:span><text:span text:style-name="T8"><text:tab/></text:span><text:span text:style-name="T8">blocked</text:span></text:p>
          </draw:text-box>
        </draw:frame>
        <draw:frame draw:style-name="gr131" draw:text-style-name="P11" draw:layer="layout" svg:width="8.89cm" svg:height="1.27cm" svg:x="9.255cm" svg:y="1cm">
          <draw:text-box>
            <text:p text:style-name="P4"><text:span text:style-name="T6">Sower Decorators</text:span></text:p>
          </draw:text-box>
        </draw:frame>
        <draw:frame draw:style-name="gr285" draw:text-style-name="P61" draw:layer="layout" svg:width="3.232cm" svg:height="6.801cm" svg:x="6.023cm" svg:y="13.467cm">
          <draw:text-box>
            <text:p text:style-name="P60"><text:span text:style-name="T8">Parameters:</text:span></text:p>
            <text:p text:style-name="P60"><text:span text:style-name="T8"><text:tab/></text:span><text:span text:style-name="T8">capt_max</text:span></text:p>
            <text:p text:style-name="P60"><text:span text:style-name="T8"><text:tab/></text:span><text:span text:style-name="T8">capt_min</text:span></text:p>
            <text:p text:style-name="P60"><text:span text:style-name="T8"><text:tab/></text:span><text:span text:style-name="T8">capt_on</text:span></text:p>
            <text:p text:style-name="P60"><text:span text:style-name="T8"><text:tab/></text:span><text:span text:style-name="T8">child_type</text:span></text:p>
            <text:p text:style-name="P60"><text:span text:style-name="T8"><text:tab/></text:span><text:span text:style-name="T8">crosscapt</text:span></text:p>
            <text:p text:style-name="P60"><text:span text:style-name="T8"><text:tab/></text:span><text:span text:style-name="T8">evens</text:span></text:p>
            <text:p text:style-name="P60"><text:span text:style-name="T8"><text:tab/></text:span><text:span text:style-name="T8">goal</text:span></text:p>
            <text:p text:style-name="P60"><text:span text:style-name="T8"><text:tab/></text:span><text:span text:style-name="T8">gparam_one</text:span></text:p>
            <text:p text:style-name="P60"><text:span text:style-name="T8"><text:tab/></text:span><text:span text:style-name="T8">mlaps</text:span></text:p>
            <text:p text:style-name="P60"><text:span text:style-name="T8"><text:tab/></text:span><text:span text:style-name="T8">prescribed</text:span></text:p>
            <text:p text:style-name="P60"><text:span text:style-name="T8"><text:tab/></text:span><text:span text:style-name="T8">presowcapt</text:span></text:p>
            <text:p text:style-name="P60"><text:span text:style-name="T8"><text:tab/></text:span><text:span text:style-name="T8">sow_direct</text:span></text:p>
            <text:p text:style-name="P60"><text:span text:style-name="T8"><text:tab/></text:span><text:span text:style-name="T8">sow_own_store</text:span></text:p>
            <text:p text:style-name="P60"><text:span text:style-name="T8"><text:tab/></text:span><text:span text:style-name="T8">sow_param</text:span></text:p>
            <text:p text:style-name="P60"><text:span text:style-name="T8"><text:tab/></text:span><text:span text:style-name="T8">sow_rule</text:span></text:p>
            <text:p text:style-name="P60"><text:span text:style-name="T8"><text:tab/></text:span><text:span text:style-name="T8">visit_opp</text:span></text:p>
          </draw:text-box>
        </draw:frame>
        <draw:custom-shape draw:style-name="gr138" draw:text-style-name="P20" xml:id="id278" draw:id="id278"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coChainIf</text:span></text:p>
          <draw:enhanced-geometry svg:viewBox="0 0 21600 21600" draw:type="rectangle" draw:enhanced-path="M 0 0 L 21600 0 21600 21600 0 21600 0 0 Z N"/>
        </draw:custom-shape>
        <draw:connector draw:style-name="gr35" draw:text-style-name="P29" draw:layer="layout" draw:line-skew="-0.209cm" svg:x1="14.878cm" svg:y1="4.039cm" svg:x2="10.278cm" svg:y2="5.328cm" draw:start-shape="id278" draw:start-glue-point="2" draw:end-shape="id279" draw:end-glue-point="0" svg:d="M14878 4039v436h-4600v853" svg:viewBox="0 0 4601 1290">
          <text:p/>
        </draw:connector>
        <draw:connector draw:style-name="gr35" draw:text-style-name="P29" draw:layer="layout" draw:line-skew="-2.377cm" svg:x1="14.878cm" svg:y1="4.039cm" svg:x2="19.644cm" svg:y2="9.664cm" draw:start-shape="id278" draw:start-glue-point="2" draw:end-shape="id276" draw:end-glue-point="0" svg:d="M14878 4039v436h4766v5189" svg:viewBox="0 0 4767 5626">
          <text:p/>
        </draw:connector>
        <draw:custom-shape draw:style-name="gr286" draw:text-style-name="P13" xml:id="id282" draw:id="id282"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6" draw:text-style-name="P13" xml:id="id281" draw:id="id281"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6" draw:text-style-name="P13" xml:id="id283" draw:id="id283"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80" draw:id="id280"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7" draw:text-style-name="P61" draw:layer="layout" svg:width="1.962cm" svg:height="0.497cm" svg:x="17.9cm" svg:y="16.046cm">
          <draw:text-box>
            <text:p text:style-name="P60"><text:span text:style-name="T8">Mlap Op</text:span></text:p>
          </draw:text-box>
        </draw:frame>
        <draw:frame draw:style-name="gr288" draw:text-style-name="P61" draw:layer="layout" svg:width="3.549cm" svg:height="0.891cm" svg:x="22.345cm" svg:y="16.163cm">
          <draw:text-box>
            <text:p text:style-name="P60"><text:span text:style-name="T8">Not a deco chain.</text:span></text:p>
            <text:p text:style-name="P60"><text:span text:style-name="T8"/></text:p>
          </draw:text-box>
        </draw:frame>
        <draw:connector draw:style-name="gr225" draw:text-style-name="P4" draw:layer="layout" svg:x1="18.697cm" svg:y1="16.982cm" svg:x2="18.718cm" svg:y2="18.068cm" draw:start-shape="id280" draw:start-glue-point="8" draw:end-shape="id281" draw:end-glue-point="0" svg:d="M18697 16982v535h21v551" svg:viewBox="0 0 22 1087">
          <text:p/>
        </draw:connector>
        <draw:connector draw:style-name="gr225" draw:text-style-name="P4" draw:layer="layout" svg:x1="18.697cm" svg:y1="16.982cm" svg:x2="14.275cm" svg:y2="18.068cm" draw:start-shape="id280" draw:start-glue-point="8" draw:end-shape="id282" draw:end-glue-point="0" svg:d="M18697 16982v535h-4422v551" svg:viewBox="0 0 4423 1087">
          <text:p/>
        </draw:connector>
        <draw:connector draw:style-name="gr225" draw:text-style-name="P4" draw:layer="layout" svg:x1="18.697cm" svg:y1="16.982cm" svg:x2="23.346cm" svg:y2="18.068cm" draw:start-shape="id280" draw:start-glue-point="8" draw:end-shape="id283" draw:end-glue-point="0" svg:d="M18697 16982v535h4649v551" svg:viewBox="0 0 4650 1087">
          <text:p/>
        </draw:connector>
        <draw:custom-shape draw:style-name="gr289" draw:text-style-name="P31"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SowerMixin</text:span></text:p>
          <draw:enhanced-geometry svg:viewBox="0 0 21600 21600" draw:type="rectangle" draw:enhanced-path="M 0 0 L 21600 0 21600 21600 0 21600 0 0 Z N"/>
        </draw:custom-shape>
        <draw:custom-shape draw:style-name="gr290" draw:text-style-name="P27"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ower</text:span></text:p>
          <draw:enhanced-geometry svg:viewBox="0 0 21600 21600" draw:type="rectangle" draw:enhanced-path="M 0 0 L 21600 0 21600 21600 0 21600 0 0 Z N"/>
        </draw:custom-shape>
        <draw:frame draw:style-name="gr291" draw:text-style-name="P61" draw:layer="layout" svg:width="5.567cm" svg:height="1.285cm" svg:x="9.779cm" svg:y="12.618cm">
          <draw:text-box>
            <text:p text:style-name="P60"><text:span text:style-name="T8">Used for prescribed sowers that use another deco for the sowing.</text:span></text:p>
            <text:p text:style-name="P60"><text:span text:style-name="T8"/></text:p>
          </draw:text-box>
        </draw:frame>
      </draw:page>
      <draw:page draw:name="page27" draw:style-name="dp1" draw:master-page-name="Default">
        <draw:custom-shape draw:style-name="gr292" draw:text-style-name="P13" draw:layer="layout" svg:width="25.479cm" svg:height="4.127cm" svg:x="1.217cm" svg:y="4.8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64" draw:text-style-name="P13" xml:id="id290" draw:id="id290" draw:layer="layout" svg:width="17.463cm" svg:height="2.788cm" svg:x="5.079cm" svg:y="11.142cm">
          <text:p text:style-name="P13"><text:span text:style-name="T25">Presow Capture</text:span></text:p>
          <draw:enhanced-geometry svg:viewBox="0 0 21600 21600" draw:type="rectangle" draw:enhanced-path="M 0 0 L 21600 0 21600 21600 0 21600 0 0 Z N"/>
        </draw:custom-shape>
        <draw:custom-shape draw:style-name="gr293" draw:text-style-name="P20" xml:id="id294" draw:id="id294" draw:layer="layout" svg:width="3.473cm" svg:height="0.733cm" svg:x="6.253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10" draw:text-style-name="P11" draw:layer="layout" svg:width="18.415cm" svg:height="1.839cm" svg:x="4.492cm" svg:y="1cm">
          <draw:text-box>
            <text:p text:style-name="P4"><text:span text:style-name="T6">Sower Deco Chain</text:span></text:p>
          </draw:text-box>
        </draw:frame>
        <draw:custom-shape draw:style-name="gr234" draw:text-style-name="P20" xml:id="id289" draw:id="id289" draw:layer="layout" svg:width="4.332cm" svg:height="0.734cm" svg:x="11.712cm" svg:y="9.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4" draw:text-style-name="P20" xml:id="id293" draw:id="id293" draw:layer="layout" svg:width="4.094cm" svg:height="0.734cm" svg:x="22.73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5" draw:text-style-name="P20" xml:id="id292" draw:id="id292" draw:layer="layout" svg:width="3.199cm" svg:height="0.734cm" svg:x="10.90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296" draw:text-style-name="P20" xml:id="id299" draw:id="id299" draw:layer="layout" svg:width="2.21cm" svg:height="0.734cm" svg:x="3.412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7" draw:text-style-name="P20" xml:id="id291" draw:id="id291" draw:layer="layout" svg:width="4.128cm" svg:height="0.734cm" svg:x="22.737cm" svg:y="15.3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4" draw:text-style-name="P13" xml:id="id287" draw:id="id287" draw:layer="layout" svg:width="4.332cm" svg:height="0.734cm" svg:x="12.08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4" draw:text-style-name="P13" xml:id="id288" draw:id="id288" draw:layer="layout" svg:width="4.332cm" svg:height="0.734cm" svg:x="16.727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84" draw:id="id284" draw:layer="layout" svg:width="0.317cm" svg:height="0.318cm" svg:x="13.696cm" svg:y="3.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13" xml:id="id286" draw:id="id286" draw:layer="layout" svg:width="4.72cm" svg:height="1.24cm" svg:x="7.046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299" draw:text-style-name="P13" xml:id="id285" draw:id="id285" draw:layer="layout" svg:width="4.921cm" svg:height="1.24cm" svg:x="1.698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5" draw:text-style-name="P4" draw:layer="layout" draw:line-skew="0.17cm" svg:x1="13.855cm" svg:y1="4.18cm" svg:x2="4.158cm" svg:y2="6.151cm" draw:start-shape="id284" draw:start-glue-point="8" draw:end-shape="id285" draw:end-glue-point="0" svg:d="M13855 4180v1148h-9697v823" svg:viewBox="0 0 9698 1972">
          <text:p/>
        </draw:connector>
        <draw:connector draw:style-name="gr225" draw:text-style-name="P4" draw:layer="layout" draw:line-skew="0.17cm" svg:x1="13.855cm" svg:y1="4.18cm" svg:x2="9.406cm" svg:y2="6.151cm" draw:start-shape="id284" draw:start-glue-point="8" draw:end-shape="id286" svg:d="M13855 4180v1148h-4449v823" svg:viewBox="0 0 4450 1972">
          <text:p/>
        </draw:connector>
        <draw:connector draw:style-name="gr225" draw:text-style-name="P4" draw:layer="layout" svg:x1="13.855cm" svg:y1="4.18cm" svg:x2="14.246cm" svg:y2="6.404cm" draw:start-shape="id284" draw:start-glue-point="8" draw:end-shape="id287" draw:end-glue-point="0" svg:d="M13855 4180v1104h391v1120" svg:viewBox="0 0 392 2225">
          <text:p/>
        </draw:connector>
        <draw:connector draw:style-name="gr225" draw:text-style-name="P4" draw:layer="layout" svg:x1="13.855cm" svg:y1="4.18cm" svg:x2="18.893cm" svg:y2="6.404cm" draw:start-shape="id284" draw:start-glue-point="8" draw:end-shape="id288" draw:end-glue-point="0" svg:d="M13855 4180v1104h5038v1120" svg:viewBox="0 0 5039 2225">
          <text:p/>
        </draw:connector>
        <draw:connector draw:style-name="gr225" draw:text-style-name="P4" draw:layer="layout" svg:x1="4.158cm" svg:y1="7.391cm" svg:x2="13.878cm" svg:y2="9.426cm" draw:start-shape="id285" draw:start-glue-point="2" draw:end-shape="id289" draw:end-glue-point="0" svg:d="M4158 7391v1018h9720v1017" svg:viewBox="0 0 9721 2036">
          <text:p/>
        </draw:connector>
        <draw:connector draw:style-name="gr225" draw:text-style-name="P4" draw:layer="layout" svg:x1="9.406cm" svg:y1="7.391cm" svg:x2="13.878cm" svg:y2="9.426cm" draw:start-shape="id286" draw:start-glue-point="2" draw:end-shape="id289" draw:end-glue-point="0" svg:d="M9406 7391v1018h4472v1017" svg:viewBox="0 0 4473 2036">
          <text:p/>
        </draw:connector>
        <draw:connector draw:style-name="gr225" draw:text-style-name="P4" draw:layer="layout" svg:x1="14.246cm" svg:y1="7.138cm" svg:x2="13.878cm" svg:y2="9.426cm" draw:start-shape="id287" draw:start-glue-point="2" draw:end-shape="id289" draw:end-glue-point="0" svg:d="M14246 7138v1144h-368v1144" svg:viewBox="0 0 369 2289">
          <text:p/>
        </draw:connector>
        <draw:connector draw:style-name="gr225" draw:text-style-name="P4" draw:layer="layout" svg:x1="18.893cm" svg:y1="7.138cm" svg:x2="13.878cm" svg:y2="9.426cm" draw:start-shape="id288" draw:start-glue-point="2" draw:end-shape="id289" draw:end-glue-point="0" svg:d="M18893 7138v1144h-5015v1144" svg:viewBox="0 0 5016 2289">
          <text:p/>
        </draw:connector>
        <draw:connector draw:style-name="gr225" draw:text-style-name="P4" draw:layer="layout" draw:line-skew="-0.005cm" svg:x1="13.81cm" svg:y1="13.93cm" svg:x2="24.801cm" svg:y2="15.366cm" draw:start-shape="id290" draw:start-glue-point="2" draw:end-shape="id291" svg:d="M13810 13930v705h10991v731" svg:viewBox="0 0 10992 1437">
          <text:p/>
        </draw:connector>
        <draw:connector draw:style-name="gr225" draw:text-style-name="P4" draw:layer="layout" draw:line-skew="-1.098cm" svg:x1="13.81cm" svg:y1="13.93cm" svg:x2="12.506cm" svg:y2="17.552cm" draw:start-shape="id290" draw:start-glue-point="2" draw:end-shape="id292" draw:end-glue-point="0" svg:d="M13810 13930v705h-1304v2917" svg:viewBox="0 0 1305 3623">
          <text:p/>
        </draw:connector>
        <draw:connector draw:style-name="gr225" draw:text-style-name="P4" draw:layer="layout" svg:x1="24.801cm" svg:y1="16.1cm" svg:x2="24.784cm" svg:y2="17.552cm" draw:start-shape="id291" draw:start-glue-point="2" draw:end-shape="id293" draw:end-glue-point="0" svg:d="M24801 16100v726h-17v726" svg:viewBox="0 0 18 1453">
          <text:p/>
        </draw:connector>
        <draw:connector draw:style-name="gr225" draw:text-style-name="P4" draw:layer="layout" draw:line-skew="-1.097cm" svg:x1="13.81cm" svg:y1="13.93cm" svg:x2="7.989cm" svg:y2="17.552cm" draw:start-shape="id290" draw:start-glue-point="2" draw:end-shape="id294" draw:end-glue-point="0" svg:d="M13810 13930v705h-5821v2917" svg:viewBox="0 0 5822 3623">
          <text:p/>
        </draw:connector>
        <draw:connector draw:style-name="gr225" draw:text-style-name="P4" draw:layer="layout" draw:line-skew="-0.142cm" svg:x1="13.81cm" svg:y1="13.93cm" svg:x2="5.446cm" svg:y2="15.641cm" draw:start-shape="id290" draw:start-glue-point="2" draw:end-shape="id295" draw:end-glue-point="0" svg:d="M13810 13930v705h-8364v1006" svg:viewBox="0 0 8365 1712">
          <text:p/>
        </draw:connector>
        <draw:custom-shape draw:style-name="gr234" draw:text-style-name="P13" xml:id="id298" draw:id="id298" draw:layer="layout" svg:width="4.332cm" svg:height="0.734cm" svg:x="17.643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4" draw:text-style-name="P13" xml:id="id296" draw:id="id296" draw:layer="layout" svg:width="4.332cm" svg:height="0.734cm" svg:x="11.997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4" draw:text-style-name="P13" xml:id="id297" draw:id="id297" draw:layer="layout" svg:width="4.332cm" svg:height="0.734cm" svg:x="6.35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46" draw:text-style-name="P9" draw:layer="layout" draw:line-skew="0.609cm" svg:x1="13.878cm" svg:y1="10.16cm" svg:x2="14.163cm" svg:y2="12.512cm" draw:start-shape="id289" draw:start-glue-point="2" draw:end-shape="id296" draw:end-glue-point="0" svg:d="M13878 10160v1785h285v567" svg:viewBox="0 0 286 2353">
          <text:p/>
        </draw:connector>
        <draw:connector draw:style-name="gr246" draw:text-style-name="P9" draw:layer="layout" draw:line-skew="0.609cm" svg:x1="13.878cm" svg:y1="10.16cm" svg:x2="8.516cm" svg:y2="12.512cm" draw:start-shape="id289" draw:start-glue-point="2" draw:end-shape="id297" draw:end-glue-point="0" svg:d="M13878 10160v1785h-5362v567" svg:viewBox="0 0 5363 2353">
          <text:p/>
        </draw:connector>
        <draw:connector draw:style-name="gr246" draw:text-style-name="P9" draw:layer="layout" draw:line-skew="0.609cm" svg:x1="13.878cm" svg:y1="10.16cm" svg:x2="19.809cm" svg:y2="12.512cm" draw:start-shape="id289" draw:start-glue-point="2" draw:end-shape="id298" draw:end-glue-point="0" svg:d="M13878 10160v1785h5931v567" svg:viewBox="0 0 5932 2353">
          <text:p/>
        </draw:connector>
        <draw:custom-shape draw:style-name="gr297" draw:text-style-name="P20" xml:id="id295" draw:id="id295" draw:layer="layout" svg:width="4.128cm" svg:height="0.734cm" svg:x="3.382cm" svg:y="15.6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46" draw:text-style-name="P9" draw:layer="layout" svg:x1="5.446cm" svg:y1="16.375cm" svg:x2="4.517cm" svg:y2="17.552cm" draw:start-shape="id295" draw:start-glue-point="2" draw:end-shape="id299" draw:end-glue-point="0" svg:d="M5446 16375v589h-929v588" svg:viewBox="0 0 930 1178">
          <text:p/>
        </draw:connector>
        <draw:custom-shape draw:style-name="gr300" draw:text-style-name="P20" xml:id="id300" draw:id="id300" draw:layer="layout" svg:width="6.133cm" svg:height="0.734cm" svg:x="15.326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5" draw:text-style-name="P4" draw:layer="layout" draw:line-skew="-1.074cm" svg:x1="13.81cm" svg:y1="13.93cm" svg:x2="18.392cm" svg:y2="17.552cm" draw:start-shape="id290" draw:start-glue-point="2" draw:end-shape="id300" draw:end-glue-point="0" svg:d="M13810 13930v729h4582v2893" svg:viewBox="0 0 4583 3623">
          <text:p/>
        </draw:connector>
        <draw:connector draw:style-name="gr25" draw:layer="layout" svg:x1="2.682cm" svg:y1="7.391cm" svg:x2="3.412cm" svg:y2="17.919cm" draw:start-shape="id285" draw:start-glue-point="6" draw:end-shape="id299" draw:end-glue-point="3" svg:d="M2682 7391v10528h730" svg:viewBox="0 0 731 10529">
          <text:p/>
        </draw:connector>
        <draw:connector draw:style-name="gr25" draw:layer="layout" draw:line-skew="0.334cm" svg:x1="10.822cm" svg:y1="7.391cm" svg:x2="12.579cm" svg:y2="9.426cm" draw:start-shape="id286" draw:start-glue-point="7" draw:end-shape="id289" draw:end-glue-point="5" svg:d="M10822 7391v1352h1757v683" svg:viewBox="0 0 1758 2036">
          <text:p/>
        </draw:connector>
        <draw:custom-shape draw:style-name="gr234" draw:text-style-name="P13" xml:id="id301" draw:id="id301" draw:layer="layout" svg:width="4.332cm" svg:height="0.734cm" svg:x="21.886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5" draw:text-style-name="P4" draw:layer="layout" svg:x1="13.855cm" svg:y1="4.18cm" svg:x2="24.052cm" svg:y2="6.404cm" draw:start-shape="id284" draw:start-glue-point="8" draw:end-shape="id301" draw:end-glue-point="0" svg:d="M13855 4180v1104h10197v1120" svg:viewBox="0 0 10198 2225">
          <text:p/>
        </draw:connector>
        <draw:connector draw:style-name="gr225" draw:text-style-name="P4" draw:layer="layout" svg:x1="24.052cm" svg:y1="7.138cm" svg:x2="13.878cm" svg:y2="9.426cm" draw:start-shape="id301" draw:start-glue-point="2" draw:end-shape="id289" draw:end-glue-point="0" svg:d="M24052 7138v1144h-10174v1144" svg:viewBox="0 0 10175 2289">
          <text:p/>
        </draw:connector>
        <draw:frame draw:style-name="gr231" draw:text-style-name="P57" draw:layer="layout" svg:width="2.617cm" svg:height="0.612cm" svg:x="12.776cm" svg:y="1.963cm">
          <draw:text-box>
            <text:p><text:span text:style-name="T21">animation msgs</text:span></text:p>
          </draw:text-box>
        </draw:frame>
      </draw:page>
      <draw:page draw:name="page28" draw:style-name="dp1" draw:master-page-name="Default">
        <draw:custom-shape draw:style-name="gr301" draw:text-style-name="P20" xml:id="id303" draw:id="id303"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Base</text:span></text:p>
          <draw:enhanced-geometry svg:viewBox="0 0 21600 21600" draw:mirror-horizontal="false" draw:mirror-vertical="false" draw:type="rectangle" draw:enhanced-path="M 0 0 L 21600 0 21600 21600 0 21600 0 0 Z N"/>
        </draw:custom-shape>
        <draw:custom-shape draw:style-name="gr301" draw:text-style-name="P20" xml:id="id304" draw:id="id304"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Max</text:span></text:p>
          <draw:enhanced-geometry svg:viewBox="0 0 21600 21600" draw:mirror-horizontal="false" draw:mirror-vertical="false" draw:type="rectangle" draw:enhanced-path="M 0 0 L 21600 0 21600 21600 0 21600 0 0 Z N"/>
        </draw:custom-shape>
        <draw:custom-shape draw:style-name="gr302" draw:text-style-name="P20" xml:id="id306" draw:id="id306"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Child</text:span></text:p>
          <draw:enhanced-geometry svg:viewBox="0 0 21600 21600" draw:mirror-horizontal="false" draw:mirror-vertical="false" draw:type="rectangle" draw:enhanced-path="M 0 0 L 21600 0 21600 21600 0 21600 0 0 Z N"/>
        </draw:custom-shape>
        <draw:custom-shape draw:style-name="gr301" draw:text-style-name="P20" xml:id="id305" draw:id="id305"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Skips</text:span></text:p>
          <draw:enhanced-geometry svg:viewBox="0 0 21600 21600" draw:mirror-horizontal="false" draw:mirror-vertical="false" draw:type="rectangle" draw:enhanced-path="M 0 0 L 21600 0 21600 21600 0 21600 0 0 Z N"/>
        </draw:custom-shape>
        <draw:custom-shape draw:style-name="gr301" draw:text-style-name="P20" xml:id="id307" draw:id="id307"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OppChild</text:span></text:p>
          <draw:enhanced-geometry svg:viewBox="0 0 21600 21600" draw:mirror-horizontal="false" draw:mirror-vertical="false" draw:type="rectangle" draw:enhanced-path="M 0 0 L 21600 0 21600 21600 0 21600 0 0 Z N"/>
        </draw:custom-shape>
        <draw:custom-shape draw:style-name="gr303" draw:text-style-name="P27" xml:id="id302" draw:id="id302"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138" draw:text-style-name="P13"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mirror-horizontal="false" draw:mirror-vertical="false" draw:type="rectangle" draw:enhanced-path="M 0 0 L 21600 0 21600 21600 0 21600 0 0 Z N"/>
        </draw:custom-shape>
        <draw:connector draw:style-name="gr34" draw:layer="layout" svg:x1="7.418cm" svg:y1="9.053cm" svg:x2="3.509cm" svg:y2="11.607cm" draw:start-shape="id302" draw:start-glue-point="2" draw:end-shape="id303" svg:d="M7418 9053v1277h-3909v1277" svg:viewBox="0 0 3910 2555">
          <text:p/>
        </draw:connector>
        <draw:connector draw:style-name="gr34" draw:layer="layout" svg:x1="7.418cm" svg:y1="9.053cm" svg:x2="8.891cm" svg:y2="11.607cm" draw:start-shape="id302" draw:start-glue-point="2" draw:end-shape="id304" draw:end-glue-point="0" svg:d="M7418 9053v1277h1473v1277" svg:viewBox="0 0 1474 2555">
          <text:p/>
        </draw:connector>
        <draw:connector draw:style-name="gr34" draw:layer="layout" svg:x1="7.418cm" svg:y1="9.053cm" svg:x2="14.335cm" svg:y2="11.607cm" draw:start-shape="id302" draw:start-glue-point="2" draw:end-shape="id305" draw:end-glue-point="0" svg:d="M7418 9053v1277h6917v1277" svg:viewBox="0 0 6918 2555">
          <text:p/>
        </draw:connector>
        <draw:connector draw:style-name="gr34" draw:layer="layout" svg:x1="7.418cm" svg:y1="9.053cm" svg:x2="19.673cm" svg:y2="11.607cm" draw:start-shape="id302" draw:start-glue-point="2" draw:end-shape="id306" draw:end-glue-point="0" svg:d="M7418 9053v1277h12255v1277" svg:viewBox="0 0 12256 2555">
          <text:p/>
        </draw:connector>
        <draw:connector draw:style-name="gr34" draw:layer="layout" svg:x1="7.418cm" svg:y1="9.053cm" svg:x2="24.702cm" svg:y2="11.607cm" draw:start-shape="id302" draw:start-glue-point="2" draw:end-shape="id307" draw:end-glue-point="0" svg:d="M7418 9053v1277h17284v1277" svg:viewBox="0 0 17285 2555">
          <text:p/>
        </draw:connector>
        <draw:frame draw:style-name="gr110"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04" draw:text-style-name="P13" xml:id="id319" draw:id="id319" draw:layer="layout" svg:width="3.556cm" svg:height="0.733cm" svg:x="23.01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10" draw:text-style-name="P11" draw:layer="layout" svg:width="18.415cm" svg:height="1.839cm" svg:x="4.519cm" svg:y="1.053cm">
          <draw:text-box>
            <text:p text:style-name="P4"><text:span text:style-name="T6">Lap Continuer Deco Chain and Mlap Operation</text:span></text:p>
          </draw:text-box>
        </draw:frame>
        <draw:custom-shape draw:style-name="gr224" draw:text-style-name="P13" xml:id="id313" draw:id="id313" draw:layer="layout" svg:width="4.332cm" svg:height="0.734cm" svg:x="9.667cm" svg:y="4.2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4" draw:text-style-name="P13" xml:id="id308" draw:id="id308" draw:layer="layout" svg:width="4.332cm" svg:height="0.734cm" svg:x="22.521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4" draw:text-style-name="P13" xml:id="id309" draw:id="id309" draw:layer="layout" svg:width="4.332cm" svg:height="0.734cm" svg:x="12.153cm" svg:y="8.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53" draw:text-style-name="P66" xml:id="id311" draw:id="id311" draw:layer="layout" svg:width="4.332cm" svg:height="0.734cm" svg:x="11.351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5" draw:text-style-name="P65" xml:id="id314" draw:id="id314" draw:layer="layout" svg:width="4.332cm" svg:height="0.734cm" svg:x="8.6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05" draw:text-style-name="P65" xml:id="id310" draw:id="id310" draw:layer="layout" svg:width="4.332cm" svg:height="0.734cm" svg:x="12.318cm" svg:y="17.1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15" draw:id="id315" draw:layer="layout" svg:width="4.332cm" svg:height="0.734cm" svg:x="4.138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16" draw:id="id316" draw:layer="layout" svg:width="4.332cm" svg:height="0.734cm" svg:x="17.527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37" draw:layer="layout" svg:x1="24.687cm" svg:y1="6.993cm" svg:x2="14.319cm" svg:y2="8.604cm" draw:start-shape="id308" draw:start-glue-point="2" draw:end-shape="id309" draw:end-glue-point="0" svg:d="M24687 6993v806h-10368v805" svg:viewBox="0 0 10369 1612">
          <text:p/>
        </draw:connector>
        <draw:connector draw:style-name="gr237" draw:layer="layout" svg:x1="14.484cm" svg:y1="17.927cm" svg:x2="13.517cm" svg:y2="19.058cm" draw:start-shape="id310" draw:start-glue-point="2" draw:end-shape="id311" draw:end-glue-point="0" svg:d="M14484 17927v566h-967v565" svg:viewBox="0 0 968 1132">
          <text:p/>
        </draw:connector>
        <draw:connector draw:style-name="gr237" draw:layer="layout" svg:x1="11.834cm" svg:y1="2.71cm" svg:x2="11.833cm" svg:y2="4.233cm" draw:start-shape="id312" draw:start-glue-point="8" draw:end-shape="id313" draw:end-glue-point="0" svg:d="M11834 2710v754h-1v769" svg:viewBox="0 0 2 1524">
          <text:p/>
        </draw:connector>
        <draw:frame draw:style-name="gr287" draw:text-style-name="P61" draw:layer="layout" svg:width="1.28cm" svg:height="0.497cm" svg:x="10.08cm" svg:y="2.287cm">
          <draw:text-box>
            <text:p text:style-name="P60"><text:span text:style-name="T8">Lapper</text:span></text:p>
          </draw:text-box>
        </draw:frame>
        <draw:connector draw:style-name="gr225" draw:text-style-name="P4" draw:layer="layout" svg:x1="12.118cm" svg:y1="15.964cm" svg:x2="14.484cm" svg:y2="17.193cm" draw:start-shape="id314" draw:start-glue-point="7" draw:end-shape="id310" draw:end-glue-point="0" svg:d="M12118 15964v615h2366v614" svg:viewBox="0 0 2367 1230">
          <text:p/>
        </draw:connector>
        <draw:connector draw:style-name="gr225" draw:text-style-name="P4" draw:layer="layout" svg:x1="9.52cm" svg:y1="15.964cm" svg:x2="6.304cm" svg:y2="19.058cm" draw:start-shape="id314" draw:start-glue-point="6" draw:end-shape="id315" draw:end-glue-point="0" svg:d="M9520 15964v1547h-3216v1547" svg:viewBox="0 0 3217 3095">
          <text:p/>
        </draw:connector>
        <draw:connector draw:style-name="gr225" draw:text-style-name="P4" draw:layer="layout" svg:x1="14.484cm" svg:y1="17.927cm" svg:x2="19.693cm" svg:y2="19.058cm" draw:start-shape="id310" draw:start-glue-point="2" draw:end-shape="id316" draw:end-glue-point="0" svg:d="M14484 17927v566h5209v565" svg:viewBox="0 0 5210 1132">
          <text:p/>
        </draw:connector>
        <draw:custom-shape draw:style-name="gr306" draw:text-style-name="P65" xml:id="id320" draw:id="id320" draw:layer="layout" svg:width="2.949cm" svg:height="0.734cm" svg:x="1.62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7" draw:text-style-name="P65" xml:id="id318" draw:id="id318" draw:layer="layout" svg:width="4.332cm" svg:height="0.734cm" svg:x="17.79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8" draw:text-style-name="P65" xml:id="id317" draw:id="id317" draw:layer="layout" svg:width="3.042cm" svg:height="0.734cm" svg:x="5.45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37" draw:layer="layout" svg:x1="14.319cm" svg:y1="9.338cm" svg:x2="6.98cm" svg:y2="10.826cm" draw:start-shape="id309" draw:start-glue-point="2" draw:end-shape="id317" draw:end-glue-point="0" svg:d="M14319 9338v744h-7339v744" svg:viewBox="0 0 7340 1489">
          <text:p/>
        </draw:connector>
        <draw:connector draw:style-name="gr237" draw:layer="layout" svg:x1="14.319cm" svg:y1="9.338cm" svg:x2="19.964cm" svg:y2="10.826cm" draw:start-shape="id309" draw:start-glue-point="2" draw:end-shape="id318" draw:end-glue-point="0" svg:d="M14319 9338v744h5645v744" svg:viewBox="0 0 5646 1489">
          <text:p/>
        </draw:connector>
        <draw:connector draw:style-name="gr237" draw:layer="layout" svg:x1="14.319cm" svg:y1="9.338cm" svg:x2="24.797cm" svg:y2="10.826cm" draw:start-shape="id309" draw:start-glue-point="2" draw:end-shape="id319" draw:end-glue-point="0" svg:d="M14319 9338v744h10478v744" svg:viewBox="0 0 10479 1489">
          <text:p/>
        </draw:connector>
        <draw:connector draw:style-name="gr237" draw:layer="layout" svg:x1="14.319cm" svg:y1="9.338cm" svg:x2="3.102cm" svg:y2="10.826cm" draw:start-shape="id309" draw:start-glue-point="2" draw:end-shape="id320" draw:end-glue-point="0" svg:d="M14319 9338v744h-11217v744" svg:viewBox="0 0 11218 1489">
          <text:p/>
        </draw:connector>
        <draw:connector draw:style-name="gr237" draw:layer="layout" svg:x1="3.102cm" svg:y1="11.56cm" svg:x2="14.319cm" svg:y2="13.008cm" draw:start-shape="id320" draw:start-glue-point="2" draw:end-shape="id321" draw:end-glue-point="0" svg:d="M3102 11560v724h11217v724" svg:viewBox="0 0 11218 1449">
          <text:p/>
        </draw:connector>
        <draw:connector draw:style-name="gr237" draw:layer="layout" svg:x1="14.319cm" svg:y1="13.742cm" svg:x2="10.819cm" svg:y2="15.23cm" draw:start-shape="id321" draw:start-glue-point="2" draw:end-shape="id314" draw:end-glue-point="0" svg:d="M14319 13742v744h-3500v744" svg:viewBox="0 0 3501 1489">
          <text:p/>
        </draw:connector>
        <draw:connector draw:style-name="gr237" draw:layer="layout" svg:x1="19.964cm" svg:y1="11.56cm" svg:x2="14.319cm" svg:y2="13.008cm" draw:start-shape="id318" draw:start-glue-point="2" draw:end-shape="id321" draw:end-glue-point="0" svg:d="M19964 11560v724h-5645v724" svg:viewBox="0 0 5646 1449">
          <text:p/>
        </draw:connector>
        <draw:connector draw:style-name="gr237" draw:layer="layout" svg:x1="24.797cm" svg:y1="11.559cm" svg:x2="14.319cm" svg:y2="13.008cm" draw:start-shape="id319" draw:start-glue-point="2" draw:end-shape="id321" draw:end-glue-point="0" svg:d="M24797 11559v724h-10478v725" svg:viewBox="0 0 10479 1450">
          <text:p/>
        </draw:connector>
        <draw:custom-shape draw:style-name="gr309" draw:text-style-name="P65" xml:id="id322" draw:id="id322" draw:layer="layout" svg:width="3.181cm" svg:height="0.734cm" svg:x="13.712cm" svg:y="10.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5" draw:text-style-name="P4" draw:layer="layout" svg:x1="14.319cm" svg:y1="9.338cm" svg:x2="15.302cm" svg:y2="10.807cm" draw:start-shape="id309" draw:start-glue-point="2" draw:end-shape="id322" draw:end-glue-point="0" svg:d="M14319 9338v735h983v734" svg:viewBox="0 0 984 1470">
          <text:p/>
        </draw:connector>
        <draw:connector draw:style-name="gr225" draw:text-style-name="P4" draw:layer="layout" svg:x1="15.302cm" svg:y1="11.541cm" svg:x2="14.319cm" svg:y2="13.008cm" draw:start-shape="id322" draw:start-glue-point="2" draw:end-shape="id321" draw:end-glue-point="0" svg:d="M15302 11541v734h-983v733" svg:viewBox="0 0 984 1468">
          <text:p/>
        </draw:connector>
        <draw:custom-shape draw:style-name="gr234" draw:text-style-name="P13" xml:id="id323" draw:id="id323" draw:layer="layout" svg:width="4.332cm" svg:height="0.734cm" svg:x="1.167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45" draw:text-style-name="P4" xml:id="id312" draw:id="id312"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13" xml:id="id324" draw:id="id324" draw:layer="layout" svg:width="4.332cm" svg:height="0.734cm" svg:x="6.506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38" draw:text-style-name="P64" draw:layer="layout" svg:x1="11.833cm" svg:y1="4.967cm" svg:x2="3.333cm" svg:y2="6.297cm" draw:start-shape="id313" draw:start-glue-point="2" draw:end-shape="id323" draw:end-glue-point="0" svg:d="M11833 4967v665h-8500v665" svg:viewBox="0 0 8501 1331">
          <text:p/>
        </draw:connector>
        <draw:connector draw:style-name="gr238" draw:text-style-name="P64" draw:layer="layout" svg:x1="11.833cm" svg:y1="4.967cm" svg:x2="8.672cm" svg:y2="6.297cm" draw:start-shape="id313" draw:start-glue-point="2" draw:end-shape="id324" draw:end-glue-point="0" svg:d="M11833 4967v665h-3161v665" svg:viewBox="0 0 3162 1331">
          <text:p/>
        </draw:connector>
        <draw:connector draw:style-name="gr238" draw:text-style-name="P64" draw:layer="layout" svg:x1="11.833cm" svg:y1="4.967cm" svg:x2="24.687cm" svg:y2="6.259cm" draw:start-shape="id313" draw:start-glue-point="2" draw:end-shape="id308" draw:end-glue-point="0" svg:d="M11833 4967v646h12854v646" svg:viewBox="0 0 12855 1293">
          <text:p/>
        </draw:connector>
        <draw:custom-shape draw:style-name="gr310" draw:text-style-name="P65" xml:id="id325" draw:id="id325" draw:layer="layout" svg:width="3.628cm" svg:height="0.734cm" svg:x="9.416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5" draw:text-style-name="P4" draw:layer="layout" svg:x1="14.319cm" svg:y1="9.338cm" svg:x2="11.23cm" svg:y2="10.826cm" draw:start-shape="id309" draw:start-glue-point="2" draw:end-shape="id325" draw:end-glue-point="0" svg:d="M14319 9338v744h-3089v744" svg:viewBox="0 0 3090 1489">
          <text:p/>
        </draw:connector>
        <draw:connector draw:style-name="gr225" draw:text-style-name="P4" draw:layer="layout" svg:x1="11.23cm" svg:y1="11.56cm" svg:x2="14.319cm" svg:y2="13.008cm" draw:start-shape="id325" draw:start-glue-point="2" draw:end-shape="id321" draw:end-glue-point="0" svg:d="M11230 11560v724h3089v724" svg:viewBox="0 0 3090 1449">
          <text:p/>
        </draw:connector>
        <draw:custom-shape draw:style-name="gr234" draw:text-style-name="P13" xml:id="id321" draw:id="id321" draw:layer="layout" svg:width="4.332cm" svg:height="0.734cm" svg:x="12.153cm" svg:y="13.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5" draw:text-style-name="P4" draw:layer="layout" svg:x1="6.98cm" svg:y1="11.56cm" svg:x2="14.319cm" svg:y2="13.008cm" draw:start-shape="id317" draw:start-glue-point="2" draw:end-shape="id321" draw:end-glue-point="0" svg:d="M6980 11560v724h7339v724" svg:viewBox="0 0 7340 1449">
          <text:p/>
        </draw:connector>
        <draw:custom-shape draw:style-name="gr234" draw:text-style-name="P13" xml:id="id326" draw:id="id326" draw:layer="layout" svg:width="4.332cm" svg:height="0.734cm" svg:x="11.844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5" draw:text-style-name="P4" draw:layer="layout" svg:x1="11.833cm" svg:y1="4.967cm" svg:x2="14.01cm" svg:y2="6.297cm" draw:start-shape="id313" draw:start-glue-point="2" draw:end-shape="id326" draw:end-glue-point="0" svg:d="M11833 4967v665h2177v665" svg:viewBox="0 0 2178 1331">
          <text:p/>
        </draw:connector>
        <draw:custom-shape draw:style-name="gr307" draw:text-style-name="P65" xml:id="id327" draw:id="id327" draw:layer="layout" svg:width="4.332cm" svg:height="0.734cm" svg:x="14.5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25" draw:text-style-name="P4" draw:layer="layout" svg:x1="3.333cm" svg:y1="7.031cm" svg:x2="14.319cm" svg:y2="8.604cm" draw:start-shape="id323" draw:start-glue-point="2" draw:end-shape="id309" draw:end-glue-point="0" svg:d="M3333 7031v787h10986v786" svg:viewBox="0 0 10987 1574">
          <text:p/>
        </draw:connector>
        <draw:connector draw:style-name="gr225" draw:text-style-name="P4" draw:layer="layout" svg:x1="8.672cm" svg:y1="7.031cm" svg:x2="14.319cm" svg:y2="8.604cm" draw:start-shape="id324" draw:start-glue-point="2" draw:end-shape="id309" draw:end-glue-point="0" svg:d="M8672 7031v787h5647v786" svg:viewBox="0 0 5648 1574">
          <text:p/>
        </draw:connector>
        <draw:connector draw:style-name="gr225" draw:text-style-name="P4" draw:layer="layout" svg:x1="14.01cm" svg:y1="7.031cm" svg:x2="14.319cm" svg:y2="8.604cm" draw:start-shape="id326" draw:start-glue-point="2" draw:end-shape="id309" draw:end-glue-point="0" svg:d="M14010 7031v787h309v786" svg:viewBox="0 0 310 1574">
          <text:p/>
        </draw:connector>
        <draw:connector draw:style-name="gr225" draw:text-style-name="P4" draw:layer="layout" svg:x1="14.319cm" svg:y1="13.742cm" svg:x2="16.719cm" svg:y2="15.23cm" draw:start-shape="id321" draw:start-glue-point="2" draw:end-shape="id327" draw:end-glue-point="0" svg:d="M14319 13742v744h2400v744" svg:viewBox="0 0 2401 1489">
          <text:p/>
        </draw:connector>
        <draw:connector draw:style-name="gr225" draw:text-style-name="P4" draw:layer="layout" svg:x1="16.719cm" svg:y1="15.964cm" svg:x2="14.484cm" svg:y2="17.193cm" draw:start-shape="id327" draw:start-glue-point="2" draw:end-shape="id310" draw:end-glue-point="0" svg:d="M16719 15964v615h-2235v614" svg:viewBox="0 0 2236 1230">
          <text:p/>
        </draw:connector>
        <draw:custom-shape draw:style-name="gr234" draw:text-style-name="P13" xml:id="id328" draw:id="id328" draw:layer="layout" svg:width="4.332cm" svg:height="0.734cm" svg:x="17.183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25" draw:text-style-name="P4" draw:layer="layout" svg:x1="11.833cm" svg:y1="4.967cm" svg:x2="19.349cm" svg:y2="6.259cm" draw:start-shape="id313" draw:start-glue-point="2" draw:end-shape="id328" draw:end-glue-point="0" svg:d="M11833 4967v646h7516v646" svg:viewBox="0 0 7517 1293">
          <text:p/>
        </draw:connector>
        <draw:connector draw:style-name="gr225" draw:text-style-name="P4" draw:layer="layout" svg:x1="19.349cm" svg:y1="6.993cm" svg:x2="14.319cm" svg:y2="8.604cm" draw:start-shape="id328" draw:start-glue-point="2" draw:end-shape="id309" draw:end-glue-point="0" svg:d="M19349 6993v806h-5030v805" svg:viewBox="0 0 5031 1612">
          <text:p/>
        </draw:connector>
      </draw:page>
      <draw:page draw:name="page30" draw:style-name="dp1" draw:master-page-name="Default">
        <draw:frame draw:style-name="gr311" draw:text-style-name="P62" draw:layer="layout" svg:width="3.493cm" svg:height="2.183cm" svg:x="2.417cm" svg:y="8.13cm">
          <draw:text-box>
            <text:p text:style-name="P60"><text:span text:style-name="T8">State <text:s/>variables read:</text:span></text:p>
            <text:p text:style-name="P60"><text:span text:style-name="T8"><text:tab/></text:span><text:span text:style-name="T8">board</text:span></text:p>
            <text:p text:style-name="P60"><text:span text:style-name="T8"><text:tab/></text:span><text:span text:style-name="T8">child</text:span></text:p>
            <text:p text:style-name="P60"><text:span text:style-name="T8"><text:tab/></text:span><text:span text:style-name="T8">turn</text:span></text:p>
            <text:p text:style-name="P60"><text:span text:style-name="T8"><text:tab/></text:span><text:span text:style-name="T8">unlocked</text:span></text:p>
          </draw:text-box>
        </draw:frame>
        <draw:frame draw:style-name="gr110" draw:text-style-name="P11" draw:layer="layout" svg:width="14.605cm" svg:height="1.839cm" svg:x="6.397cm" svg:y="1cm">
          <draw:text-box>
            <text:p text:style-name="P4"><text:span text:style-name="T6">Capt Ok Decorators and Chains</text:span></text:p>
          </draw:text-box>
        </draw:frame>
        <draw:frame draw:style-name="gr312" draw:text-style-name="P61" draw:layer="layout" svg:width="3.867cm" svg:height="2.642cm" svg:x="6.31cm" svg:y="8.13cm">
          <draw:text-box>
            <text:p text:style-name="P60"><text:span text:style-name="T8">Parameters:</text:span></text:p>
            <text:p text:style-name="P60"><text:span text:style-name="T8"><text:tab/></text:span><text:span text:style-name="T8">capt_max</text:span></text:p>
            <text:p text:style-name="P60"><text:span text:style-name="T8"><text:tab/></text:span><text:span text:style-name="T8">capt_min</text:span><text:span text:style-name="T8"><text:tab/></text:span></text:p>
            <text:p text:style-name="P60"><text:span text:style-name="T8"><text:tab/></text:span><text:span text:style-name="T8">capt_on</text:span></text:p>
            <text:p text:style-name="P60"><text:span text:style-name="T8"><text:tab/></text:span><text:span text:style-name="T8">capt_side</text:span></text:p>
            <text:p text:style-name="P60"><text:span text:style-name="T8"><text:tab/></text:span><text:span text:style-name="T8">moveunlock</text:span><text:span text:style-name="T8"><text:tab/></text:span></text:p>
          </draw:text-box>
        </draw:frame>
        <draw:custom-shape draw:style-name="gr26" draw:text-style-name="P13" xml:id="id340" draw:id="id340" draw:layer="layout" svg:width="4.445cm" svg:height="0.734cm" svg:x="18.271cm" svg:y="18.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20" xml:id="id339" draw:id="id339" draw:layer="layout" svg:width="4.445cm" svg:height="0.734cm" svg:x="18.271cm" svg:y="16.7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4" draw:text-style-name="P13" xml:id="id338" draw:id="id338" draw:layer="layout" svg:width="4.445cm" svg:height="0.734cm" svg:x="18.271cm" svg:y="15.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8" draw:text-style-name="P13" xml:id="id337" draw:id="id337" draw:layer="layout" svg:width="4.445cm" svg:height="0.734cm" svg:x="18.271cm" svg:y="13.7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4" draw:text-style-name="P13" xml:id="id336" draw:id="id336" draw:layer="layout" svg:width="4.445cm" svg:height="0.734cm" svg:x="18.271cm" svg:y="12.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3" draw:text-style-name="P20" xml:id="id335" draw:id="id335" draw:layer="layout" svg:width="4.286cm" svg:height="0.734cm" svg:x="18.35cm" svg:y="10.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4" draw:text-style-name="P27" draw:layer="layout" svg:width="4.938cm" svg:height="0.94cm" svg:x="2.646cm" svg:y="5.9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apture_ok(mdata, loc)</text:span></text:p>
          <draw:enhanced-geometry svg:viewBox="0 0 21600 21600" draw:type="rectangle" draw:enhanced-path="M 0 0 L 21600 0 21600 21600 0 21600 0 0 Z N"/>
        </draw:custom-shape>
        <draw:custom-shape draw:style-name="gr138" draw:text-style-name="P13" xml:id="id329" draw:id="id329" draw:layer="layout" svg:width="4.332cm" svg:height="0.734cm" svg:x="2.949cm" svg:y="3.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330" draw:id="id330" draw:layer="layout" svg:width="4.938cm" svg:height="0.852cm" svg:x="2.646cm" svg:y="5.1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kIf</text:p>
          <draw:enhanced-geometry svg:viewBox="0 0 21600 21600" draw:mirror-horizontal="false" draw:mirror-vertical="false" draw:type="rectangle" draw:enhanced-path="M 0 0 L 21600 0 21600 21600 0 21600 0 0 Z N"/>
        </draw:custom-shape>
        <draw:custom-shape draw:style-name="gr26" draw:text-style-name="P13" xml:id="id332" draw:id="id332" draw:layer="layout" svg:width="4.445cm" svg:height="0.734cm" svg:x="15.471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58" draw:text-style-name="P13" xml:id="id334" draw:id="id334" draw:layer="layout" svg:width="4.445cm" svg:height="0.734cm" svg:x="18.271cm" svg:y="9.2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5.115cm" svg:y1="4.093cm" svg:x2="5.115cm" svg:y2="5.104cm" draw:start-shape="id329" draw:start-glue-point="2" draw:end-shape="id330" draw:end-glue-point="0" svg:d="M5115 4093v1011" svg:viewBox="0 0 1 1012">
          <text:p/>
        </draw:connector>
        <draw:custom-shape draw:style-name="gr45" draw:text-style-name="P4" xml:id="id331" draw:id="id331" draw:layer="layout" svg:width="0.317cm" svg:height="0.318cm" svg:x="20.335cm" svg:y="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layer="layout" svg:x1="20.494cm" svg:y1="3.878cm" svg:x2="17.693cm" svg:y2="5.347cm" draw:start-shape="id331" draw:start-glue-point="8" draw:end-shape="id332" draw:end-glue-point="0" svg:d="M20494 3878v727h-2801v742" svg:viewBox="0 0 2802 1470">
          <text:p/>
        </draw:connector>
        <draw:connector draw:style-name="gr237" draw:layer="layout" svg:x1="17.693cm" svg:y1="6.081cm" svg:x2="20.498cm" svg:y2="7.582cm" draw:start-shape="id332" draw:start-glue-point="2" draw:end-shape="id333" draw:end-glue-point="0" svg:d="M17693 6081v751h2805v750" svg:viewBox="0 0 2806 1502">
          <text:p/>
        </draw:connector>
        <draw:connector draw:style-name="gr237" draw:layer="layout" svg:x1="20.493cm" svg:y1="9.975cm" svg:x2="20.493cm" svg:y2="10.736cm" draw:start-shape="id334" draw:start-glue-point="2" draw:end-shape="id335" draw:end-glue-point="0" svg:d="M20493 9975v761" svg:viewBox="0 0 1 762">
          <text:p/>
        </draw:connector>
        <draw:connector draw:style-name="gr237" draw:layer="layout" svg:x1="20.493cm" svg:y1="11.47cm" svg:x2="20.493cm" svg:y2="12.23cm" draw:start-shape="id335" draw:start-glue-point="2" draw:end-shape="id336" draw:end-glue-point="0" svg:d="M20493 11470v760" svg:viewBox="0 0 1 761">
          <text:p/>
        </draw:connector>
        <draw:connector draw:style-name="gr237" draw:layer="layout" svg:x1="20.493cm" svg:y1="12.964cm" svg:x2="20.493cm" svg:y2="13.725cm" draw:start-shape="id336" draw:start-glue-point="2" draw:end-shape="id337" draw:end-glue-point="0" svg:d="M20493 12964v761" svg:viewBox="0 0 1 762">
          <text:p/>
        </draw:connector>
        <draw:connector draw:style-name="gr237" draw:layer="layout" svg:x1="20.493cm" svg:y1="14.459cm" svg:x2="20.493cm" svg:y2="15.219cm" draw:start-shape="id337" draw:start-glue-point="2" draw:end-shape="id338" draw:end-glue-point="0" svg:d="M20493 14459v760" svg:viewBox="0 0 1 761">
          <text:p/>
        </draw:connector>
        <draw:connector draw:style-name="gr237" draw:layer="layout" svg:x1="20.493cm" svg:y1="15.953cm" svg:x2="20.493cm" svg:y2="16.714cm" draw:start-shape="id338" draw:start-glue-point="2" draw:end-shape="id339" draw:end-glue-point="0" svg:d="M20493 15953v761" svg:viewBox="0 0 1 762">
          <text:p/>
        </draw:connector>
        <draw:connector draw:style-name="gr237" draw:layer="layout" svg:x1="20.493cm" svg:y1="17.448cm" svg:x2="20.493cm" svg:y2="18.208cm" draw:start-shape="id339" draw:start-glue-point="2" draw:end-shape="id340" draw:end-glue-point="0" svg:d="M20493 17448v760" svg:viewBox="0 0 1 761">
          <text:p/>
        </draw:connector>
        <draw:frame draw:style-name="gr315" draw:text-style-name="P68" draw:layer="layout" svg:width="4.984cm" svg:height="2.071cm" svg:x="11.179cm" svg:y="9.338cm">
          <draw:text-box>
            <text:p text:style-name="P60"><text:span text:style-name="T26">These are effectively ANDed. </text:span></text:p>
            <text:p text:style-name="P60"><text:span text:style-name="T26">If any deco condition is false, it returns false, otherwise it calls down the deco chain.</text:span></text:p>
          </draw:text-box>
        </draw:frame>
        <draw:custom-shape draw:style-name="gr242" draw:text-style-name="P13" xml:id="id347" draw:id="id347" draw:layer="layout" svg:width="4.445cm" svg:height="0.734cm" svg:x="18.271cm" svg:y="18.2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20" xml:id="id346" draw:id="id346" draw:layer="layout" svg:width="4.445cm" svg:height="0.734cm" svg:x="18.271cm" svg:y="16.7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58" draw:text-style-name="P13" xml:id="id345" draw:id="id345" draw:layer="layout" svg:width="4.445cm" svg:height="0.734cm" svg:x="18.271cm" svg:y="15.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8" draw:text-style-name="P13" xml:id="id344" draw:id="id344" draw:layer="layout" svg:width="4.445cm" svg:height="0.734cm" svg:x="18.271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58" draw:text-style-name="P13" xml:id="id343" draw:id="id343" draw:layer="layout" svg:width="4.445cm" svg:height="0.734cm" svg:x="18.271cm" svg:y="12.2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3" draw:text-style-name="P20" xml:id="id342" draw:id="id342" draw:layer="layout" svg:width="4.286cm" svg:height="0.734cm" svg:x="18.35cm" svg:y="10.7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58" draw:text-style-name="P13" xml:id="id341" draw:id="id341" draw:layer="layout" svg:width="4.445cm" svg:height="0.734cm" svg:x="18.271cm" svg:y="9.2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7" draw:layer="layout" svg:x1="20.493cm" svg:y1="9.976cm" svg:x2="20.493cm" svg:y2="10.737cm" draw:start-shape="id341" draw:start-glue-point="2" draw:end-shape="id342" draw:end-glue-point="0" svg:d="M20493 9976v761" svg:viewBox="0 0 1 762">
          <text:p/>
        </draw:connector>
        <draw:connector draw:style-name="gr237" draw:layer="layout" svg:x1="20.493cm" svg:y1="11.471cm" svg:x2="20.493cm" svg:y2="12.231cm" draw:start-shape="id342" draw:start-glue-point="2" draw:end-shape="id343" draw:end-glue-point="0" svg:d="M20493 11471v760" svg:viewBox="0 0 1 761">
          <text:p/>
        </draw:connector>
        <draw:connector draw:style-name="gr237" draw:layer="layout" svg:x1="20.493cm" svg:y1="12.965cm" svg:x2="20.493cm" svg:y2="13.726cm" draw:start-shape="id343" draw:start-glue-point="2" draw:end-shape="id344" draw:end-glue-point="0" svg:d="M20493 12965v761" svg:viewBox="0 0 1 762">
          <text:p/>
        </draw:connector>
        <draw:connector draw:style-name="gr237" draw:layer="layout" svg:x1="20.493cm" svg:y1="14.46cm" svg:x2="20.493cm" svg:y2="15.22cm" draw:start-shape="id344" draw:start-glue-point="2" draw:end-shape="id345" draw:end-glue-point="0" svg:d="M20493 14460v760" svg:viewBox="0 0 1 761">
          <text:p/>
        </draw:connector>
        <draw:connector draw:style-name="gr237" draw:layer="layout" svg:x1="20.493cm" svg:y1="15.954cm" svg:x2="20.493cm" svg:y2="16.715cm" draw:start-shape="id345" draw:start-glue-point="2" draw:end-shape="id346" draw:end-glue-point="0" svg:d="M20493 15954v761" svg:viewBox="0 0 1 762">
          <text:p/>
        </draw:connector>
        <draw:connector draw:style-name="gr237" draw:layer="layout" svg:x1="20.493cm" svg:y1="17.449cm" svg:x2="20.493cm" svg:y2="18.209cm" draw:start-shape="id346" draw:start-glue-point="2" draw:end-shape="id347" draw:end-glue-point="0" svg:d="M20493 17449v760" svg:viewBox="0 0 1 761">
          <text:p/>
        </draw:connector>
        <draw:custom-shape draw:style-name="gr258" draw:text-style-name="P13" xml:id="id333" draw:id="id333" draw:layer="layout" svg:width="4.445cm" svg:height="0.734cm" svg:x="18.276cm" svg:y="7.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5" draw:text-style-name="P4" draw:layer="layout" svg:x1="20.498cm" svg:y1="8.316cm" svg:x2="20.493cm" svg:y2="9.242cm" draw:start-shape="id333" draw:start-glue-point="2" draw:end-shape="id341" draw:end-glue-point="0" svg:d="M20498 8316v463h-5v463" svg:viewBox="0 0 6 927">
          <text:p/>
        </draw:connector>
        <draw:frame draw:style-name="gr316" draw:text-style-name="P68" draw:layer="layout" svg:width="2.202cm" svg:height="0.589cm" svg:x="19.498cm" svg:y="2.792cm">
          <draw:text-box>
            <text:p text:style-name="P60"><text:span text:style-name="T26">capt_basic</text:span></text:p>
          </draw:text-box>
        </draw:frame>
        <draw:custom-shape draw:style-name="gr242" draw:text-style-name="P13" xml:id="id351" draw:id="id351" draw:layer="layout" svg:width="4.445cm" svg:height="0.734cm" svg:x="4.686cm" svg:y="19.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2" draw:text-style-name="P13" xml:id="id349" draw:id="id349" draw:layer="layout" svg:width="4.445cm" svg:height="0.734cm" svg:x="2.186cm" svg:y="13.8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58" draw:text-style-name="P13" draw:layer="layout" svg:width="4.445cm" svg:height="0.734cm" svg:x="4.686cm" svg:y="17.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48" draw:id="id348" draw:layer="layout" svg:width="0.317cm" svg:height="0.318cm" svg:x="6.85cm" svg:y="12.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layer="layout" svg:x1="7.009cm" svg:y1="12.644cm" svg:x2="4.408cm" svg:y2="13.802cm" draw:start-shape="id348" draw:start-glue-point="8" draw:end-shape="id349" draw:end-glue-point="0" svg:d="M7009 12644v571h-2601v587" svg:viewBox="0 0 2602 1159">
          <text:p/>
        </draw:connector>
        <draw:connector draw:style-name="gr237" draw:layer="layout" svg:x1="4.408cm" svg:y1="14.536cm" svg:x2="6.913cm" svg:y2="15.948cm" draw:start-shape="id349" draw:start-glue-point="2" draw:end-shape="id350" draw:end-glue-point="0" svg:d="M4408 14536v706h2505v706" svg:viewBox="0 0 2506 1413">
          <text:p/>
        </draw:connector>
        <draw:connector draw:style-name="gr237" draw:layer="layout" svg:x1="6.908cm" svg:y1="18.414cm" svg:x2="6.908cm" svg:y2="19.174cm" draw:end-shape="id351" draw:end-glue-point="0" svg:d="M6908 18414v760" svg:viewBox="0 0 1 761">
          <text:p/>
        </draw:connector>
        <draw:custom-shape draw:style-name="gr242" draw:text-style-name="P13" xml:id="id353" draw:id="id353" draw:layer="layout" svg:width="4.445cm" svg:height="0.734cm" svg:x="4.686cm" svg:y="19.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13" xml:id="id352" draw:id="id352" draw:layer="layout" svg:width="4.445cm" svg:height="0.734cm" svg:x="4.686cm" svg:y="17.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7" draw:layer="layout" svg:x1="6.908cm" svg:y1="18.342cm" svg:x2="6.908cm" svg:y2="19.175cm" draw:start-shape="id352" draw:start-glue-point="2" draw:end-shape="id353" draw:end-glue-point="0" svg:d="M6908 18342v833" svg:viewBox="0 0 1 834">
          <text:p/>
        </draw:connector>
        <draw:custom-shape draw:style-name="gr258" draw:text-style-name="P13" xml:id="id350" draw:id="id350" draw:layer="layout" svg:width="4.445cm" svg:height="0.734cm" svg:x="4.691cm" svg:y="15.9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5" draw:text-style-name="P4" draw:layer="layout" svg:x1="6.913cm" svg:y1="16.682cm" svg:x2="6.908cm" svg:y2="17.608cm" draw:start-shape="id350" draw:start-glue-point="2" draw:end-shape="id352" draw:end-glue-point="0" svg:d="M6913 16682v463h-5v463" svg:viewBox="0 0 6 927">
          <text:p/>
        </draw:connector>
        <draw:frame draw:style-name="gr316" draw:text-style-name="P68" draw:layer="layout" svg:width="2.202cm" svg:height="0.589cm" svg:x="6.013cm" svg:y="11.558cm">
          <draw:text-box>
            <text:p text:style-name="P60"><text:span text:style-name="T26">capt_check</text:span></text:p>
          </draw:text-box>
        </draw:frame>
        <draw:custom-shape draw:style-name="gr242" draw:text-style-name="P13" xml:id="id354" draw:id="id354" draw:layer="layout" svg:width="4.445cm" svg:height="0.734cm" svg:x="21.086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42" draw:text-style-name="P13" xml:id="id355" draw:id="id355" draw:layer="layout" svg:width="4.445cm" svg:height="0.734cm" svg:x="7.533cm" svg:y="13.8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onnector draw:style-name="gr225" draw:text-style-name="P4" draw:layer="layout" svg:x1="23.308cm" svg:y1="6.081cm" svg:x2="20.498cm" svg:y2="7.582cm" draw:start-shape="id354" draw:start-glue-point="2" draw:end-shape="id333" draw:end-glue-point="0" svg:d="M23308 6081v751h-2810v750" svg:viewBox="0 0 2811 1502">
          <text:p/>
        </draw:connector>
        <draw:connector draw:style-name="gr225" draw:text-style-name="P4" draw:layer="layout" svg:x1="20.494cm" svg:y1="3.878cm" svg:x2="23.308cm" svg:y2="5.347cm" draw:start-shape="id331" draw:start-glue-point="8" draw:end-shape="id354" draw:end-glue-point="0" svg:d="M20494 3878v727h2814v742" svg:viewBox="0 0 2815 1470">
          <text:p/>
        </draw:connector>
        <draw:connector draw:style-name="gr225" draw:text-style-name="P4" draw:layer="layout" svg:x1="9.755cm" svg:y1="14.536cm" svg:x2="6.913cm" svg:y2="15.948cm" draw:start-shape="id355" draw:start-glue-point="2" draw:end-shape="id350" draw:end-glue-point="0" svg:d="M9755 14536v706h-2842v706" svg:viewBox="0 0 2843 1413">
          <text:p/>
        </draw:connector>
        <draw:connector draw:style-name="gr225" draw:text-style-name="P4" draw:layer="layout" svg:x1="7.009cm" svg:y1="12.644cm" svg:x2="9.755cm" svg:y2="13.802cm" draw:start-shape="id348" draw:start-glue-point="8" draw:end-shape="id355" svg:d="M7009 12644v571h2746v587" svg:viewBox="0 0 2747 1159">
          <text:p/>
        </draw:connector>
      </draw:page>
      <draw:page draw:name="page31" draw:style-name="dp1" draw:master-page-name="Default">
        <draw:frame draw:style-name="gr317" draw:text-style-name="P11" draw:layer="layout" svg:width="11.747cm" svg:height="1.116cm" svg:x="7.985cm" svg:y="1.054cm">
          <draw:text-box>
            <text:p text:style-name="P4"><text:span text:style-name="T6">Capturer Decorators <text:s/>and Chain</text:span></text:p>
          </draw:text-box>
        </draw:frame>
        <draw:frame draw:style-name="gr318" draw:text-style-name="P57"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19" draw:text-style-name="P57"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20" draw:text-style-name="P27"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captures(mdata)</text:span></text:p>
          <draw:enhanced-geometry svg:viewBox="0 0 21600 21600" draw:type="rectangle" draw:enhanced-path="M 0 0 L 21600 0 21600 21600 0 21600 0 0 Z N"/>
        </draw:custom-shape>
        <draw:custom-shape draw:style-name="gr138" draw:text-style-name="P13" xml:id="id356" draw:id="id356"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mirror-horizontal="false" draw:mirror-vertical="false" draw:type="rectangle" draw:enhanced-path="M 0 0 L 21600 0 21600 21600 0 21600 0 0 Z N"/>
        </draw:custom-shape>
        <draw:custom-shape draw:style-name="gr138" draw:text-style-name="P13" xml:id="id357" draw:id="id357"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ethodIf</text:p>
          <draw:enhanced-geometry svg:viewBox="0 0 21600 21600" draw:type="rectangle" draw:enhanced-path="M 0 0 L 21600 0 21600 21600 0 21600 0 0 Z N"/>
        </draw:custom-shape>
        <draw:connector draw:style-name="gr34" draw:layer="layout" svg:x1="7.22cm" svg:y1="4.64cm" svg:x2="7.22cm" svg:y2="5.594cm" draw:start-shape="id356" draw:start-glue-point="2" draw:end-shape="id357" draw:end-glue-point="0" svg:d="M7220 4640v954" svg:viewBox="0 0 1 955">
          <text:p/>
        </draw:connector>
        <draw:custom-shape draw:style-name="gr321" draw:text-style-name="P13" xml:id="id358" draw:id="id358"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4" draw:text-style-name="P13" xml:id="id359" draw:id="id359"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4" draw:text-style-name="P13" xml:id="id360" draw:id="id360"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6.181cm" svg:x2="14.632cm" svg:y2="6.765cm" draw:start-shape="id358" draw:start-glue-point="2" draw:end-shape="id359" draw:end-glue-point="0" svg:d="M14632 6181v584" svg:viewBox="0 0 1 585">
          <text:p/>
        </draw:connector>
        <draw:connector draw:style-name="gr225" draw:text-style-name="P4" draw:layer="layout" svg:x1="14.632cm" svg:y1="7.499cm" svg:x2="14.632cm" svg:y2="8.084cm" draw:start-shape="id359" draw:start-glue-point="2" draw:end-shape="id360" draw:end-glue-point="0" svg:d="M14632 7499v585" svg:viewBox="0 0 1 586">
          <text:p/>
        </draw:connector>
        <draw:custom-shape draw:style-name="gr45" draw:text-style-name="P4" xml:id="id361" draw:id="id361"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4.633cm" svg:y1="3.299cm" svg:x2="14.632cm" svg:y2="4.128cm" draw:start-shape="id361" draw:start-glue-point="8" draw:end-shape="id362" draw:end-glue-point="0" svg:d="M14633 3299v407h-1v422" svg:viewBox="0 0 2 830">
          <text:p/>
        </draw:connector>
        <draw:custom-shape draw:style-name="gr43" draw:text-style-name="P13" xml:id="id364" draw:id="id364"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2" draw:text-style-name="P69" xml:id="id365" draw:id="id365"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23" draw:text-style-name="P66" xml:id="id370" draw:id="id370"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66" draw:id="id366"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37" draw:layer="layout" svg:x1="14.632cm" svg:y1="10.136cm" svg:x2="21.591cm" svg:y2="6.639cm" draw:start-shape="id363" draw:start-glue-point="2" draw:end-shape="id364" draw:end-glue-point="0" svg:d="M14632 10136v517h3913v-4567h3046v553" svg:viewBox="0 0 6960 4568">
          <text:p/>
        </draw:connector>
        <draw:connector draw:style-name="gr237" draw:layer="layout" svg:x1="21.591cm" svg:y1="7.909cm" svg:x2="21.591cm" svg:y2="8.544cm" draw:start-shape="id364" draw:start-glue-point="2" draw:end-shape="id365" draw:end-glue-point="0" svg:d="M21591 7909v635" svg:viewBox="0 0 1 636">
          <text:p/>
        </draw:connector>
        <draw:connector draw:style-name="gr237" draw:layer="layout" svg:x1="21.591cm" svg:y1="9.814cm" svg:x2="21.591cm" svg:y2="10.449cm" draw:start-shape="id365" draw:start-glue-point="2" draw:end-shape="id366" draw:end-glue-point="0" svg:d="M21591 9814v635" svg:viewBox="0 0 1 636">
          <text:p/>
        </draw:connector>
        <draw:frame draw:style-name="gr324" draw:text-style-name="P30"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5" draw:text-style-name="P13" xml:id="id368" draw:id="id368"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5" draw:text-style-name="P13" xml:id="id367" draw:id="id367"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5" draw:text-style-name="P4" draw:layer="layout" svg:x1="21.591cm" svg:y1="11.719cm" svg:x2="18.991cm" svg:y2="12.548cm" draw:start-shape="id366" draw:start-glue-point="2" draw:end-shape="id367" draw:end-glue-point="0" svg:d="M21591 11719v432h-2600v397" svg:viewBox="0 0 2601 830">
          <text:p/>
        </draw:connector>
        <draw:connector draw:style-name="gr225" draw:text-style-name="P4" draw:layer="layout" svg:x1="18.991cm" svg:y1="13.236cm" svg:x2="21.591cm" svg:y2="14.071cm" draw:start-shape="id367" draw:start-glue-point="2" draw:end-shape="id368" draw:end-glue-point="0" svg:d="M18991 13236v418h2600v417" svg:viewBox="0 0 2601 836">
          <text:p/>
        </draw:connector>
        <draw:connector draw:style-name="gr225" draw:text-style-name="P4" draw:layer="layout" svg:x1="21.591cm" svg:y1="16.135cm" svg:x2="21.591cm" svg:y2="16.712cm" draw:start-shape="id369" draw:start-glue-point="2" draw:end-shape="id370" draw:end-glue-point="0" svg:d="M21591 16135v577" svg:viewBox="0 0 1 578">
          <text:p/>
        </draw:connector>
        <draw:custom-shape draw:style-name="gr325" draw:text-style-name="P13" xml:id="id369" draw:id="id369"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38" draw:text-style-name="P64" draw:layer="layout" svg:x1="21.591cm" svg:y1="14.759cm" svg:x2="21.591cm" svg:y2="15.447cm" draw:start-shape="id368" draw:start-glue-point="2" draw:end-shape="id369" draw:end-glue-point="0" svg:d="M21591 14759v688" svg:viewBox="0 0 1 689">
          <text:p/>
        </draw:connector>
        <draw:custom-shape draw:style-name="gr224" draw:text-style-name="P13" xml:id="id363" draw:id="id363"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8.818cm" svg:x2="14.632cm" svg:y2="9.403cm" draw:start-shape="id360" draw:start-glue-point="2" draw:end-shape="id363" draw:end-glue-point="0" svg:d="M14632 8818v585" svg:viewBox="0 0 1 586">
          <text:p/>
        </draw:connector>
        <draw:custom-shape draw:style-name="gr325" draw:text-style-name="P13" xml:id="id371" draw:id="id371"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5" draw:text-style-name="P4" draw:layer="layout" svg:x1="21.591cm" svg:y1="11.719cm" svg:x2="24.091cm" svg:y2="12.548cm" draw:start-shape="id366" draw:start-glue-point="2" draw:end-shape="id371" draw:end-glue-point="0" svg:d="M21591 11719v432h2500v397" svg:viewBox="0 0 2501 830">
          <text:p/>
        </draw:connector>
        <draw:connector draw:style-name="gr225" draw:text-style-name="P4" draw:layer="layout" svg:x1="24.091cm" svg:y1="13.236cm" svg:x2="21.591cm" svg:y2="14.071cm" draw:start-shape="id371" draw:start-glue-point="2" draw:end-shape="id368" draw:end-glue-point="0" svg:d="M24091 13236v418h-2500v417" svg:viewBox="0 0 2501 836">
          <text:p/>
        </draw:connector>
        <draw:custom-shape draw:style-name="gr321" draw:text-style-name="P13" xml:id="id362" draw:id="id362"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4.862cm" svg:x2="14.632cm" svg:y2="5.447cm" draw:start-shape="id362" draw:start-glue-point="2" draw:end-shape="id358" draw:end-glue-point="0" svg:d="M14632 4862v585" svg:viewBox="0 0 1 586">
          <text:p/>
        </draw:connector>
      </draw:page>
      <draw:page draw:name="page32" draw:style-name="dp1" draw:master-page-name="Default">
        <draw:custom-shape draw:style-name="gr264" draw:text-style-name="P13" xml:id="id381" draw:id="id381"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6" draw:text-style-name="P13" xml:id="id376" draw:id="id376"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27" draw:text-style-name="P13" xml:id="id385" draw:id="id385"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82" draw:id="id382"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10" draw:text-style-name="P11" draw:layer="layout" svg:width="7.938cm" svg:height="1.839cm" svg:x="9.889cm" svg:y="1cm">
          <draw:text-box>
            <text:p text:style-name="P4"><text:span text:style-name="T6">Capturer Deco Chains (1 of 2) </text:span></text:p>
          </draw:text-box>
        </draw:frame>
        <draw:custom-shape draw:style-name="gr26" draw:text-style-name="P13" xml:id="id384" draw:id="id384"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83" draw:id="id383"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28" draw:text-style-name="P13" xml:id="id378" draw:id="id378"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29" draw:text-style-name="P13" xml:id="id379" draw:id="id379"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30" draw:text-style-name="P13" xml:id="id377" draw:id="id377"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28" draw:text-style-name="P13" xml:id="id380" draw:id="id380"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75" draw:id="id375"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72" draw:id="id372"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73" draw:id="id373"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74" draw:id="id374"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72" draw:start-glue-point="2" draw:end-shape="id373" draw:end-glue-point="4" svg:d="M22533 4960v585h-7031v587" svg:viewBox="0 0 7032 1173">
          <text:p/>
        </draw:connector>
        <draw:connector draw:style-name="gr35" draw:layer="layout" svg:x1="22.533cm" svg:y1="4.96cm" svg:x2="11.141cm" svg:y2="6.132cm" draw:start-shape="id372" draw:start-glue-point="2" draw:end-shape="id374" draw:end-glue-point="4" svg:d="M22533 4960v585h-11392v587" svg:viewBox="0 0 11393 1173">
          <text:p/>
        </draw:connector>
        <draw:connector draw:style-name="gr35" draw:layer="layout" svg:x1="22.533cm" svg:y1="4.96cm" svg:x2="6.761cm" svg:y2="6.132cm" draw:start-shape="id372" draw:start-glue-point="2" draw:end-shape="id375" draw:end-glue-point="4" svg:d="M22533 4960v585h-15772v587" svg:viewBox="0 0 15773 1173">
          <text:p/>
        </draw:connector>
        <draw:connector draw:style-name="gr246" draw:text-style-name="P9" draw:layer="layout" draw:line-skew="1.153cm" svg:x1="14.61cm" svg:y1="15.17cm" svg:x2="14.46cm" svg:y2="16.758cm" draw:start-shape="id376" draw:start-glue-point="0" draw:end-shape="id377" draw:end-glue-point="0" svg:d="M14610 15170v652h-150v936" svg:viewBox="0 0 151 1589">
          <text:p/>
        </draw:connector>
        <draw:connector draw:style-name="gr246" draw:text-style-name="P9" draw:layer="layout" draw:line-skew="1.153cm" svg:x1="14.61cm" svg:y1="15.17cm" svg:x2="10.039cm" svg:y2="16.758cm" draw:start-shape="id376" draw:start-glue-point="0" draw:end-shape="id378" draw:end-glue-point="0" svg:d="M14610 15170v652h-4571v936" svg:viewBox="0 0 4572 1589">
          <text:p/>
        </draw:connector>
        <draw:connector draw:style-name="gr246" draw:text-style-name="P9" draw:layer="layout" draw:line-skew="1.153cm" svg:x1="14.61cm" svg:y1="15.17cm" svg:x2="5.62cm" svg:y2="16.758cm" draw:start-shape="id376" draw:end-shape="id379" draw:end-glue-point="0" svg:d="M14610 15170v652h-8990v936" svg:viewBox="0 0 8991 1589">
          <text:p/>
        </draw:connector>
        <draw:connector draw:style-name="gr246" draw:text-style-name="P9" draw:layer="layout" draw:line-skew="-1.153cm" svg:x1="5.62cm" svg:y1="17.492cm" svg:x2="14.61cm" svg:y2="18.98cm" draw:start-shape="id379" draw:start-glue-point="2" draw:end-shape="id376" draw:end-glue-point="2" svg:d="M5620 17492v836h8990v652" svg:viewBox="0 0 8991 1489">
          <text:p/>
        </draw:connector>
        <draw:connector draw:style-name="gr246" draw:text-style-name="P9" draw:layer="layout" draw:line-skew="-1.153cm" svg:x1="10.039cm" svg:y1="17.491cm" svg:x2="14.61cm" svg:y2="18.98cm" draw:start-shape="id378" draw:start-glue-point="2" draw:end-shape="id376" draw:end-glue-point="2" svg:d="M10039 17491v837h4571v652" svg:viewBox="0 0 4572 1490">
          <text:p/>
        </draw:connector>
        <draw:connector draw:style-name="gr246" draw:text-style-name="P9" draw:layer="layout" draw:line-skew="-1.153cm" svg:x1="14.46cm" svg:y1="17.491cm" svg:x2="14.61cm" svg:y2="18.98cm" draw:start-shape="id377" draw:start-glue-point="2" draw:end-shape="id376" draw:end-glue-point="2" svg:d="M14460 17491v837h150v652" svg:viewBox="0 0 151 1490">
          <text:p/>
        </draw:connector>
        <draw:connector draw:style-name="gr246" draw:text-style-name="P9" draw:layer="layout" draw:line-skew="-1.153cm" svg:x1="18.88cm" svg:y1="17.491cm" svg:x2="14.61cm" svg:y2="18.98cm" draw:start-shape="id380" draw:start-glue-point="2" draw:end-shape="id376" draw:end-glue-point="2" svg:d="M18880 17491v837h-4270v652" svg:viewBox="0 0 4271 1490">
          <text:p/>
        </draw:connector>
        <draw:connector draw:style-name="gr246" draw:text-style-name="P9" draw:layer="layout" draw:line-skew="1.153cm" svg:x1="14.61cm" svg:y1="15.17cm" svg:x2="18.88cm" svg:y2="16.758cm" draw:start-shape="id376" draw:start-glue-point="0" draw:end-shape="id380" draw:end-glue-point="0" svg:d="M14610 15170v652h4270v936" svg:viewBox="0 0 4271 1589">
          <text:p/>
        </draw:connector>
        <draw:connector draw:style-name="gr246" draw:text-style-name="P9" draw:layer="layout" draw:line-skew="1.183cm" svg:x1="14.176cm" svg:y1="9.89cm" svg:x2="11.673cm" svg:y2="11.577cm" draw:start-shape="id381" draw:start-glue-point="0" draw:end-shape="id382" draw:end-glue-point="0" svg:d="M14176 9890v682h-2503v1005" svg:viewBox="0 0 2504 1688">
          <text:p/>
        </draw:connector>
        <draw:connector draw:style-name="gr246" draw:text-style-name="P9" draw:layer="layout" draw:line-skew="1.183cm" svg:x1="14.176cm" svg:y1="9.89cm" svg:x2="17.35cm" svg:y2="11.577cm" draw:start-shape="id381" draw:start-glue-point="0" draw:end-shape="id383" draw:end-glue-point="0" svg:d="M14176 9890v682h3174v1005" svg:viewBox="0 0 3175 1688">
          <text:p/>
        </draw:connector>
        <draw:connector draw:style-name="gr246" draw:text-style-name="P9" draw:layer="layout" draw:line-skew="1.183cm" svg:x1="14.176cm" svg:y1="9.89cm" svg:x2="5.952cm" svg:y2="11.577cm" draw:start-shape="id381" draw:start-glue-point="0" draw:end-shape="id384" svg:d="M14176 9890v682h-8224v1005" svg:viewBox="0 0 8225 1688">
          <text:p/>
        </draw:connector>
        <draw:connector draw:style-name="gr246" draw:text-style-name="P9" draw:layer="layout" draw:line-skew="-1.183cm" svg:x1="5.952cm" svg:y1="12.311cm" svg:x2="14.176cm" svg:y2="13.73cm" draw:start-shape="id384" draw:start-glue-point="2" draw:end-shape="id381" draw:end-glue-point="2" svg:d="M5952 12311v737h8224v682" svg:viewBox="0 0 8225 1420">
          <text:p/>
        </draw:connector>
        <draw:connector draw:style-name="gr246" draw:text-style-name="P9" draw:layer="layout" draw:line-skew="-1.183cm" svg:x1="11.673cm" svg:y1="12.31cm" svg:x2="14.176cm" svg:y2="13.73cm" draw:start-shape="id382" draw:start-glue-point="2" draw:end-shape="id381" draw:end-glue-point="2" svg:d="M11673 12310v738h2503v682" svg:viewBox="0 0 2504 1421">
          <text:p/>
        </draw:connector>
        <draw:connector draw:style-name="gr246" draw:text-style-name="P9" draw:layer="layout" draw:line-skew="-1.183cm" svg:x1="17.35cm" svg:y1="12.31cm" svg:x2="14.176cm" svg:y2="13.73cm" draw:start-shape="id383" draw:start-glue-point="2" draw:end-shape="id381" draw:end-glue-point="2" svg:d="M17350 12310v738h-3174v682" svg:viewBox="0 0 3175 1421">
          <text:p/>
        </draw:connector>
        <draw:connector draw:style-name="gr246" draw:text-style-name="P9" draw:layer="layout" draw:line-skew="1.418cm" svg:x1="14.05cm" svg:y1="3.592cm" svg:x2="9.994cm" svg:y2="6.132cm" draw:start-shape="id385" draw:start-glue-point="0" draw:end-shape="id374" draw:end-glue-point="0" svg:d="M14050 3592v917h-4056v1623" svg:viewBox="0 0 4057 2541">
          <text:p/>
        </draw:connector>
        <draw:connector draw:style-name="gr246" draw:text-style-name="P9" draw:layer="layout" draw:line-skew="1.418cm" svg:x1="14.05cm" svg:y1="3.592cm" svg:x2="5.614cm" svg:y2="6.132cm" draw:start-shape="id385" draw:start-glue-point="0" draw:end-shape="id375" draw:end-glue-point="0" svg:d="M14050 3592v917h-8436v1623" svg:viewBox="0 0 8437 2541">
          <text:p/>
        </draw:connector>
        <draw:connector draw:style-name="gr246" draw:text-style-name="P9" draw:layer="layout" draw:line-skew="-1.153cm" svg:x1="5.614cm" svg:y1="6.865cm" svg:x2="14.05cm" svg:y2="8.62cm" draw:start-shape="id375" draw:start-glue-point="2" draw:end-shape="id385" draw:end-glue-point="2" svg:d="M5614 6865v1103h8436v652" svg:viewBox="0 0 8437 1756">
          <text:p/>
        </draw:connector>
        <draw:connector draw:style-name="gr246" draw:text-style-name="P9" draw:layer="layout" draw:line-skew="-1.153cm" svg:x1="9.994cm" svg:y1="6.865cm" svg:x2="14.05cm" svg:y2="8.62cm" draw:start-shape="id374" draw:start-glue-point="2" draw:end-shape="id385" draw:end-glue-point="2" svg:d="M9994 6865v1103h4056v652" svg:viewBox="0 0 4057 1756">
          <text:p/>
        </draw:connector>
        <draw:connector draw:style-name="gr246" draw:text-style-name="P9" draw:layer="layout" draw:line-skew="-1.153cm" svg:x1="14.355cm" svg:y1="6.865cm" svg:x2="14.05cm" svg:y2="8.62cm" draw:start-shape="id373" draw:start-glue-point="2" draw:end-shape="id385" draw:end-glue-point="2" svg:d="M14355 6865v1103h-305v652" svg:viewBox="0 0 306 1756">
          <text:p/>
        </draw:connector>
        <draw:connector draw:style-name="gr246" draw:text-style-name="P9" draw:layer="layout" draw:line-skew="1.418cm" svg:x1="14.05cm" svg:y1="3.592cm" svg:x2="14.355cm" svg:y2="6.132cm" draw:start-shape="id385" draw:start-glue-point="0" draw:end-shape="id373" draw:end-glue-point="0" svg:d="M14050 3592v917h305v1623" svg:viewBox="0 0 306 2541">
          <text:p/>
        </draw:connector>
        <draw:custom-shape draw:style-name="gr331" draw:text-style-name="P13" xml:id="id386" draw:id="id386"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46" draw:text-style-name="P9" draw:layer="layout" draw:line-skew="1.153cm" svg:x1="14.176cm" svg:y1="9.89cm" svg:x2="22.699cm" svg:y2="11.577cm" draw:start-shape="id381" draw:start-glue-point="0" draw:end-shape="id386" draw:end-glue-point="0" svg:d="M14176 9890v652h8523v1035" svg:viewBox="0 0 8524 1688">
          <text:p/>
        </draw:connector>
        <draw:connector draw:style-name="gr246" draw:text-style-name="P9" draw:layer="layout" draw:line-skew="-1.183cm" svg:x1="22.699cm" svg:y1="12.31cm" svg:x2="14.176cm" svg:y2="13.73cm" draw:start-shape="id386" draw:start-glue-point="2" draw:end-shape="id381" draw:end-glue-point="2" svg:d="M22699 12310v738h-8523v682" svg:viewBox="0 0 8524 1421">
          <text:p/>
        </draw:connector>
        <draw:custom-shape draw:style-name="gr332" draw:text-style-name="P13" xml:id="id387" draw:id="id387"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07cm" svg:x1="14.05cm" svg:y1="3.592cm" svg:x2="18.827cm" svg:y2="6.132cm" draw:start-shape="id385" draw:start-glue-point="0" draw:end-shape="id387" draw:end-glue-point="0" svg:d="M14050 3592v906h4777v1634" svg:viewBox="0 0 4778 2541">
          <text:p/>
        </draw:connector>
        <draw:connector draw:style-name="gr225" draw:text-style-name="P4" draw:layer="layout" draw:line-skew="-1.157cm" svg:x1="18.827cm" svg:y1="6.865cm" svg:x2="14.05cm" svg:y2="8.62cm" draw:start-shape="id387" draw:start-glue-point="2" draw:end-shape="id385" draw:end-glue-point="2" svg:d="M18827 6865v1099h-4777v656" svg:viewBox="0 0 4778 1756">
          <text:p/>
        </draw:connector>
        <draw:connector draw:style-name="gr35" draw:layer="layout" svg:x1="22.533cm" svg:y1="4.96cm" svg:x2="19.974cm" svg:y2="6.132cm" draw:start-shape="id372" draw:start-glue-point="2" draw:end-shape="id387" draw:end-glue-point="4" svg:d="M22533 4960v585h-2559v587" svg:viewBox="0 0 2560 1173">
          <text:p/>
        </draw:connector>
        <draw:custom-shape draw:style-name="gr328" draw:text-style-name="P13" xml:id="id388" draw:id="id388"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5" draw:text-style-name="P4" draw:layer="layout" draw:line-skew="1.153cm" svg:x1="14.61cm" svg:y1="15.17cm" svg:x2="23.417cm" svg:y2="16.758cm" draw:start-shape="id376" draw:start-glue-point="0" draw:end-shape="id388" draw:end-glue-point="0" svg:d="M14610 15170v652h8807v936" svg:viewBox="0 0 8808 1589">
          <text:p/>
        </draw:connector>
        <draw:connector draw:style-name="gr225" draw:text-style-name="P4" draw:layer="layout" draw:line-skew="-1.145cm" svg:x1="23.417cm" svg:y1="17.491cm" svg:x2="14.61cm" svg:y2="18.98cm" draw:start-shape="id388" draw:start-glue-point="2" draw:end-shape="id376" draw:end-glue-point="2" svg:d="M23417 17491v845h-8807v644" svg:viewBox="0 0 8808 1490">
          <text:p/>
        </draw:connector>
      </draw:page>
      <draw:page draw:name="page33" draw:style-name="dp1" draw:master-page-name="Default">
        <draw:custom-shape draw:style-name="gr333" draw:text-style-name="P13" xml:id="id395" draw:id="id395"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34" draw:text-style-name="P13" xml:id="id403" draw:id="id403"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35" draw:text-style-name="P13" xml:id="id399" draw:id="id399"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36" draw:text-style-name="P13" xml:id="id396" draw:id="id396"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7" draw:text-style-name="P13" xml:id="id390" draw:id="id390" draw:layer="layout" svg:width="3.894cm" svg:height="0.733cm" svg:x="18.6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8" draw:text-style-name="P13" xml:id="id392" draw:id="id392"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8" draw:text-style-name="P13" xml:id="id391" draw:id="id391"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39" draw:text-style-name="P13" xml:id="id389" draw:id="id389"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5" draw:text-style-name="P4" draw:layer="layout" svg:x1="18.356cm" svg:y1="16.943cm" svg:x2="20.561cm" svg:y2="18.399cm" draw:start-shape="id389" draw:start-glue-point="2" draw:end-shape="id390" draw:end-glue-point="0" svg:d="M18356 16943v727h2205v729" svg:viewBox="0 0 2206 1457">
          <text:p/>
        </draw:connector>
        <draw:connector draw:style-name="gr225" draw:text-style-name="P4" draw:layer="layout" svg:x1="23.002cm" svg:y1="16.943cm" svg:x2="20.561cm" svg:y2="18.399cm" draw:start-shape="id391" draw:start-glue-point="2" draw:end-shape="id390" draw:end-glue-point="0" svg:d="M23002 16943v727h-2441v729" svg:viewBox="0 0 2442 1457">
          <text:p/>
        </draw:connector>
        <draw:connector draw:style-name="gr225" draw:text-style-name="P4" draw:layer="layout" svg:x1="20.561cm" svg:y1="14.985cm" svg:x2="18.356cm" svg:y2="16.21cm" draw:start-shape="id392" draw:start-glue-point="2" draw:end-shape="id389" draw:end-glue-point="0" svg:d="M20561 14985v612h-2205v613" svg:viewBox="0 0 2206 1226">
          <text:p/>
        </draw:connector>
        <draw:connector draw:style-name="gr225" draw:text-style-name="P4" draw:layer="layout" svg:x1="20.561cm" svg:y1="14.985cm" svg:x2="23.002cm" svg:y2="16.21cm" draw:start-shape="id392" draw:start-glue-point="2" draw:end-shape="id391" draw:end-glue-point="0" svg:d="M20561 14985v612h2441v613" svg:viewBox="0 0 2442 1226">
          <text:p/>
        </draw:connector>
        <draw:frame draw:style-name="gr110" draw:text-style-name="P11" draw:layer="layout" svg:width="7.938cm" svg:height="1.839cm" svg:x="9.889cm" svg:y="1.001cm">
          <draw:text-box>
            <text:p text:style-name="P4"><text:span text:style-name="T6">Capturer Deco Chains (2 of 2) </text:span></text:p>
          </draw:text-box>
        </draw:frame>
        <draw:custom-shape draw:style-name="gr340" draw:text-style-name="P13" xml:id="id398" draw:id="id398"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41" draw:text-style-name="P66" xml:id="id394" draw:id="id394"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5" draw:text-style-name="P4" draw:layer="layout" svg:x1="14.385cm" svg:y1="15.341cm" svg:x2="18.748cm" svg:y2="11.518cm" draw:start-shape="id393" draw:start-glue-point="1" draw:end-shape="id394" draw:end-glue-point="3" svg:d="M14385 15341h2172v-3823h2191" svg:viewBox="0 0 4364 3824">
          <text:p/>
        </draw:connector>
        <draw:connector draw:style-name="gr225" draw:text-style-name="P4" draw:layer="layout" draw:line-skew="1.521cm" svg:x1="1.01cm" svg:y1="11.822cm" svg:x2="6.536cm" svg:y2="7.135cm" draw:start-shape="id395" draw:start-glue-point="3" draw:end-shape="id396" draw:end-glue-point="3" svg:d="M1010 11822h1019v-4687h4507" svg:viewBox="0 0 5527 4688">
          <text:p/>
        </draw:connector>
        <draw:connector draw:style-name="gr225" draw:text-style-name="P4" draw:layer="layout" draw:line-skew="1.521cm" svg:x1="1.01cm" svg:y1="11.822cm" svg:x2="6.534cm" svg:y2="9.748cm" draw:start-shape="id395" draw:start-glue-point="3" draw:end-shape="id397" draw:end-glue-point="3" svg:d="M1010 11822h1019v-2074h4505" svg:viewBox="0 0 5525 2075">
          <text:p/>
        </draw:connector>
        <draw:connector draw:style-name="gr225" draw:text-style-name="P4" draw:layer="layout" draw:line-skew="1.573cm" svg:x1="1.01cm" svg:y1="11.822cm" svg:x2="6.535cm" svg:y2="8.442cm" draw:start-shape="id395" draw:start-glue-point="3" draw:end-shape="id398" draw:end-glue-point="3" svg:d="M1010 11822h1071v-3380h4454" svg:viewBox="0 0 5526 3381">
          <text:p/>
        </draw:connector>
        <draw:connector draw:style-name="gr225" draw:text-style-name="P4" draw:layer="layout" svg:x1="14.385cm" svg:y1="15.341cm" svg:x2="18.614cm" svg:y2="14.618cm" draw:start-shape="id393" draw:start-glue-point="1" draw:end-shape="id392" draw:end-glue-point="3" svg:d="M14385 15341h2106v-723h2123" svg:viewBox="0 0 4230 724">
          <text:p/>
        </draw:connector>
        <draw:connector draw:style-name="gr225" draw:text-style-name="P4" draw:layer="layout" draw:line-skew="1.47cm" svg:x1="1.01cm" svg:y1="11.822cm" svg:x2="6.534cm" svg:y2="5.828cm" draw:start-shape="id395" draw:start-glue-point="3" draw:end-shape="id399" draw:end-glue-point="3" svg:d="M1010 11822h968v-5994h4556" svg:viewBox="0 0 5525 5995">
          <text:p/>
        </draw:connector>
        <draw:custom-shape draw:style-name="gr335" draw:text-style-name="P13" xml:id="id397" draw:id="id397"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42" draw:text-style-name="P13" xml:id="id400" draw:id="id400"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5" draw:text-style-name="P4" draw:layer="layout" draw:line-skew="1.573cm" svg:x1="1.01cm" svg:y1="11.822cm" svg:x2="6.204cm" svg:y2="11.055cm" draw:start-shape="id395" draw:start-glue-point="3" draw:end-shape="id400" draw:end-glue-point="3" svg:d="M1010 11822h1071v-767h4123" svg:viewBox="0 0 5195 768">
          <text:p/>
        </draw:connector>
        <draw:custom-shape draw:style-name="gr343" draw:text-style-name="P65" xml:id="id401" draw:id="id401"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44" draw:text-style-name="P65" xml:id="id402" draw:id="id402"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18cm" svg:x1="1.01cm" svg:y1="11.822cm" svg:x2="6.212cm" svg:y2="14.649cm" draw:start-shape="id395" draw:start-glue-point="3" draw:end-shape="id401" svg:d="M1010 11822h916v2827h4286" svg:viewBox="0 0 5203 2828">
          <text:p/>
        </draw:connector>
        <draw:connector draw:style-name="gr225" draw:text-style-name="P4" draw:layer="layout" draw:line-skew="1.393cm" svg:x1="1.01cm" svg:y1="11.822cm" svg:x2="6.204cm" svg:y2="15.893cm" draw:start-shape="id395" draw:start-glue-point="3" draw:end-shape="id402" draw:end-glue-point="3" svg:d="M1010 11822h891v4071h4303" svg:viewBox="0 0 5195 4072">
          <text:p/>
        </draw:connector>
        <draw:connector draw:style-name="gr225" draw:text-style-name="P4" draw:layer="layout" svg:x1="10.164cm" svg:y1="15.893cm" svg:x2="13.896cm" svg:y2="15.341cm" draw:start-shape="id402" draw:end-shape="id393" draw:end-glue-point="3" svg:d="M10164 15893h1874v-552h1858" svg:viewBox="0 0 3733 553">
          <text:p/>
        </draw:connector>
        <draw:connector draw:style-name="gr225" draw:text-style-name="P4" draw:layer="layout" svg:x1="14.385cm" svg:y1="15.341cm" svg:x2="18.879cm" svg:y2="13.047cm" draw:start-shape="id393" draw:start-glue-point="1" draw:end-shape="id403" svg:d="M14385 15341h2238v-2294h2256" svg:viewBox="0 0 4495 2295">
          <text:p/>
        </draw:connector>
        <draw:connector draw:style-name="gr225" draw:text-style-name="P4" draw:layer="layout" svg:x1="10.156cm" svg:y1="14.649cm" svg:x2="13.896cm" svg:y2="15.341cm" draw:start-shape="id401" draw:end-shape="id393" draw:end-glue-point="3" svg:d="M10156 14649h1878v692h1862" svg:viewBox="0 0 3741 693">
          <text:p/>
        </draw:connector>
        <draw:custom-shape draw:style-name="gr345" draw:text-style-name="P66" xml:id="id404" draw:id="id404"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46" draw:text-style-name="P4" xml:id="id393" draw:id="id393" draw:layer="layout" svg:width="0.489cm" svg:height="0.385cm" svg:x="13.896cm" svg:y="15.149cm">
          <text:p/>
          <draw:enhanced-geometry svg:viewBox="0 0 21600 21600" draw:type="rectangle" draw:enhanced-path="M 0 0 L 21600 0 21600 21600 0 21600 0 0 Z N"/>
        </draw:custom-shape>
        <draw:connector draw:style-name="gr225" draw:text-style-name="P4" draw:layer="layout" draw:line-skew="1.418cm" svg:x1="1.01cm" svg:y1="11.822cm" svg:x2="6.196cm" svg:y2="12.362cm" draw:start-shape="id395" draw:start-glue-point="3" draw:end-shape="id404" svg:d="M1010 11822h916v540h4270" svg:viewBox="0 0 5187 541">
          <text:p/>
        </draw:connector>
        <draw:custom-shape draw:style-name="gr344" draw:text-style-name="P65" xml:id="id405" draw:id="id405" draw:layer="layout" svg:width="3.96cm" svg:height="0.688cm" svg:x="6.204cm" svg:y="16.9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andwichCapt</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18cm" svg:x1="1.01cm" svg:y1="11.822cm" svg:x2="6.204cm" svg:y2="17.293cm" draw:start-shape="id395" draw:start-glue-point="3" draw:end-shape="id405" draw:end-glue-point="3" svg:d="M1010 11822h916v5471h4278" svg:viewBox="0 0 5195 5472">
          <text:p/>
        </draw:connector>
        <draw:connector draw:style-name="gr225" draw:text-style-name="P4" draw:layer="layout" svg:x1="10.164cm" svg:y1="17.293cm" svg:x2="13.896cm" svg:y2="15.341cm" draw:start-shape="id405" draw:start-glue-point="1" draw:end-shape="id393" draw:end-glue-point="3" svg:d="M10164 17293h1874v-1952h1858" svg:viewBox="0 0 3733 1953">
          <text:p/>
        </draw:connector>
      </draw:page>
      <draw:page draw:name="page34" draw:style-name="dp1" draw:master-page-name="Default">
        <draw:frame draw:style-name="gr141" draw:text-style-name="P62" draw:layer="layout" svg:width="3.493cm" svg:height="4.043cm" svg:x="2.27cm" svg:y="2.839cm">
          <draw:text-box>
            <text:p text:style-name="P60"><text:span text:style-name="T8">State <text:s/>variables:</text:span></text:p>
            <text:p text:style-name="P60"><text:span text:style-name="T8"><text:tab/></text:span><text:span text:style-name="T8">Reads:</text:span></text:p>
            <text:p text:style-name="P60"><text:span text:style-name="T8"><text:tab/></text:span><text:span text:style-name="T8"><text:tab/></text:span><text:span text:style-name="T8">child</text:span></text:p>
            <text:p text:style-name="P60"><text:span text:style-name="T8"><text:tab/></text:span><text:span text:style-name="T8"><text:tab/></text:span><text:span text:style-name="T8">owner</text:span></text:p>
            <text:p text:style-name="P60"><text:span text:style-name="T8"><text:tab/></text:span><text:span text:style-name="T8"><text:tab/></text:span><text:span text:style-name="T8">turn</text:span></text:p>
            <text:p text:style-name="P60"><text:span text:style-name="T8"><text:tab/></text:span><text:span text:style-name="T8">Changes:</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store</text:span></text:p>
            <text:p text:style-name="P60"><text:span text:style-name="T8"><text:tab/></text:span><text:span text:style-name="T8"><text:tab/></text:span></text:p>
          </draw:text-box>
        </draw:frame>
        <draw:frame draw:style-name="gr110" draw:text-style-name="P11" draw:layer="layout" svg:width="25.876cm" svg:height="1.839cm" svg:x="1.032cm" svg:y="1cm">
          <draw:text-box>
            <text:p text:style-name="P4"><text:span text:style-name="T6">Ender &amp; Quiter Decorators and Chains</text:span></text:p>
          </draw:text-box>
        </draw:frame>
        <draw:frame draw:style-name="gr347" draw:text-style-name="P61" draw:layer="layout" svg:width="3.232cm" svg:height="8.377cm" svg:x="6.398cm" svg:y="2.839cm">
          <draw:text-box>
            <text:p text:style-name="P60"><text:span text:style-name="T8">Parameters:</text:span></text:p>
            <text:p text:style-name="P60"><text:span text:style-name="T8"><text:tab/></text:span><text:span text:style-name="T8">capt_min</text:span><text:span text:style-name="T8"><text:tab/></text:span></text:p>
            <text:p text:style-name="P60"><text:span text:style-name="T8"><text:tab/></text:span><text:span text:style-name="T8">capt_next</text:span><text:span text:style-name="T8"><text:tab/></text:span></text:p>
            <text:p text:style-name="P60"><text:span text:style-name="T8"><text:tab/></text:span><text:span text:style-name="T8">capt_on</text:span><text:span text:style-name="T8"><text:tab/></text:span></text:p>
            <text:p text:style-name="P60"><text:span text:style-name="T8"><text:tab/></text:span><text:span text:style-name="T8">capttwoout</text:span><text:span text:style-name="T8"><text:tab/></text:span></text:p>
            <text:p text:style-name="P60"><text:span text:style-name="T8"><text:tab/></text:span><text:span text:style-name="T8">child_cvt</text:span></text:p>
            <text:p text:style-name="P60"><text:span text:style-name="T8"><text:tab/></text:span><text:span text:style-name="T8">child_type</text:span></text:p>
            <text:p text:style-name="P60"><text:span text:style-name="T8"><text:tab/></text:span><text:span text:style-name="T8">crosscapt</text:span><text:span text:style-name="T8"><text:tab/></text:span></text:p>
            <text:p text:style-name="P60"><text:span text:style-name="T8"><text:tab/></text:span><text:span text:style-name="T8">evens</text:span></text:p>
            <text:p text:style-name="P60"><text:span text:style-name="T8"><text:tab/></text:span><text:span text:style-name="T8">goal</text:span></text:p>
            <text:p text:style-name="P60"><text:span text:style-name="T8"><text:tab/></text:span><text:span text:style-name="T8">gparam_one</text:span></text:p>
            <text:p text:style-name="P60"><text:span text:style-name="T8"><text:tab/></text:span><text:span text:style-name="T8">min_move</text:span></text:p>
            <text:p text:style-name="P60"><text:span text:style-name="T8"><text:tab/></text:span><text:span text:style-name="T8">mlaps</text:span></text:p>
            <text:p text:style-name="P60"><text:span text:style-name="T8"><text:tab/></text:span><text:span text:style-name="T8">mustpass</text:span></text:p>
            <text:p text:style-name="P60"><text:span text:style-name="T8"><text:tab/></text:span><text:span text:style-name="T8">mustshare</text:span></text:p>
            <text:p text:style-name="P60"><text:span text:style-name="T8"><text:tab/></text:span><text:span text:style-name="T8">no_sides</text:span></text:p>
            <text:p text:style-name="P60"><text:span text:style-name="T8"><text:tab/></text:span><text:span text:style-name="T8">round_fill</text:span></text:p>
            <text:p text:style-name="P60"><text:span text:style-name="T8"><text:tab/></text:span><text:span text:style-name="T8">rounds</text:span></text:p>
            <text:p text:style-name="P60"><text:span text:style-name="T8"><text:tab/></text:span><text:span text:style-name="T8">sow_own_store</text:span></text:p>
            <text:p text:style-name="P60"><text:span text:style-name="T8"><text:tab/></text:span><text:span text:style-name="T8">stores</text:span></text:p>
            <text:p text:style-name="P60"><text:span text:style-name="T8"><text:tab/></text:span><text:span text:style-name="T8">unclaimed</text:span></text:p>
          </draw:text-box>
        </draw:frame>
        <draw:custom-shape draw:style-name="gr348" draw:text-style-name="P27"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_ended(mdata)</text:span></text:p>
          <draw:enhanced-geometry svg:viewBox="0 0 21600 21600" draw:type="rectangle" draw:enhanced-path="M 0 0 L 21600 0 21600 21600 0 21600 0 0 Z N"/>
        </draw:custom-shape>
        <draw:custom-shape draw:style-name="gr138" draw:text-style-name="P13" xml:id="id406" draw:id="id406"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407" draw:id="id407"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If</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406" draw:start-glue-point="2" draw:end-shape="id407" draw:end-glue-point="0" svg:d="M15635 5543v1011" svg:viewBox="0 0 1 1012">
          <text:p/>
        </draw:connector>
        <draw:custom-shape draw:style-name="gr349" draw:text-style-name="P31" xml:id="id412" draw:id="id412"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14" draw:id="id414"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9.727cm" svg:y1="15.273cm" svg:x2="7.044cm" svg:y2="16.829cm" draw:start-shape="id408" draw:start-glue-point="2" draw:end-shape="id409" draw:end-glue-point="0" svg:d="M9727 15273v778h-2683v778" svg:viewBox="0 0 2684 1557">
          <text:p/>
        </draw:connector>
        <draw:custom-shape draw:style-name="gr350" draw:text-style-name="P31" xml:id="id413" draw:id="id413"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9.727cm" svg:y1="15.273cm" svg:x2="12.368cm" svg:y2="16.829cm" draw:start-shape="id408" draw:start-glue-point="2" draw:end-shape="id410" draw:end-glue-point="0" svg:d="M9727 15273v778h2641v778" svg:viewBox="0 0 2642 1557">
          <text:p/>
        </draw:connector>
        <draw:frame draw:style-name="gr351" draw:text-style-name="P67" draw:layer="layout" svg:width="1.378cm" svg:height="0.577cm" svg:x="8.998cm" svg:y="12.747cm">
          <draw:text-box>
            <text:p><text:span text:style-name="T2">Quitter</text:span></text:p>
          </draw:text-box>
        </draw:frame>
        <draw:custom-shape draw:style-name="gr352" draw:text-style-name="P27"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laim_seeds()</text:span></text:p>
          <draw:enhanced-geometry svg:viewBox="0 0 21600 21600" draw:type="rectangle" draw:enhanced-path="M 0 0 L 21600 0 21600 21600 0 21600 0 0 Z N"/>
        </draw:custom-shape>
        <draw:custom-shape draw:style-name="gr138" draw:text-style-name="P13" xml:id="id411" draw:id="id411"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aimSeedsIf</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407" draw:start-glue-point="1" draw:end-shape="id411" draw:end-glue-point="3" svg:d="M18104 6980h1694" svg:viewBox="0 0 1695 1">
          <text:p/>
        </draw:connector>
        <draw:frame draw:style-name="gr353" draw:text-style-name="P30" draw:layer="layout" svg:width="1.327cm" svg:height="0.497cm" svg:x="18.263cm" svg:y="7.137cm">
          <draw:text-box>
            <text:p><text:span text:style-name="T9">optional</text:span></text:p>
          </draw:text-box>
        </draw:frame>
        <draw:frame draw:style-name="gr270" draw:text-style-name="P61" draw:layer="layout" svg:width="7.947cm" svg:height="2.467cm" svg:x="16.845cm" svg:y="17.777cm">
          <draw:text-box>
            <text:p text:style-name="P60"><text:span text:style-name="T8">Note:</text:span></text:p>
            <text:p text:style-name="P60"><text:span text:style-name="T8">* For EndGameWinner in the quitter: a claimer, taker or divvier is selected based on the quitter, child_type and store properties (see next page).</text:span></text:p>
            <text:p text:style-name="P60"><text:span text:style-name="T8"/></text:p>
            <text:p text:style-name="P60"><text:span text:style-name="T8"/></text:p>
          </draw:text-box>
        </draw:frame>
        <draw:custom-shape draw:style-name="gr354" draw:text-style-name="P27"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ceder</text:span></text:p>
          <draw:enhanced-geometry svg:viewBox="0 0 21600 21600" draw:type="rectangle" draw:enhanced-path="M 0 0 L 21600 0 21600 21600 0 21600 0 0 Z N"/>
        </draw:custom-shape>
        <draw:custom-shape draw:style-name="gr355" draw:text-style-name="P27"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cedeMixin</text:span></text:p>
          <draw:enhanced-geometry svg:viewBox="0 0 21600 21600" draw:mirror-horizontal="false" draw:mirror-vertical="false" draw:type="rectangle" draw:enhanced-path="M 0 0 L 21600 0 21600 21600 0 21600 0 0 Z N"/>
        </draw:custom-shape>
        <draw:frame draw:style-name="gr356" draw:text-style-name="P61" draw:layer="layout" svg:width="5.486cm" svg:height="1.679cm" svg:x="16.95cm" svg:y="11.614cm">
          <draw:text-box>
            <text:p text:style-name="P60"><text:span text:style-name="T8">Used for enders that use a different criteria for ending when the user concedes a game.</text:span></text:p>
            <text:p text:style-name="P60"><text:span text:style-name="T8"/></text:p>
          </draw:text-box>
        </draw:frame>
        <draw:custom-shape draw:style-name="gr234" draw:text-style-name="P20" xml:id="id410" draw:id="id410"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4" draw:text-style-name="P20" xml:id="id409" draw:id="id409"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7.044cm" svg:y1="17.563cm" svg:x2="7.044cm" svg:y2="19.275cm" draw:start-shape="id409" draw:start-glue-point="2" draw:end-shape="id412" draw:end-glue-point="0" svg:d="M7044 17563v1712" svg:viewBox="0 0 1 1713">
          <text:p/>
        </draw:connector>
        <draw:connector draw:style-name="gr225" draw:text-style-name="P4" draw:layer="layout" svg:x1="7.044cm" svg:y1="17.563cm" svg:x2="12.368cm" svg:y2="19.275cm" draw:start-shape="id409" draw:start-glue-point="2" draw:end-shape="id413" draw:end-glue-point="0" svg:d="M7044 17563v856h5324v856" svg:viewBox="0 0 5325 1713">
          <text:p/>
        </draw:connector>
        <draw:connector draw:style-name="gr225" draw:text-style-name="P4" draw:layer="layout" svg:x1="12.368cm" svg:y1="17.563cm" svg:x2="7.044cm" svg:y2="19.275cm" draw:start-shape="id410" draw:start-glue-point="2" draw:end-shape="id412" draw:end-glue-point="0" svg:d="M12368 17563v856h-5324v856" svg:viewBox="0 0 5325 1713">
          <text:p/>
        </draw:connector>
        <draw:connector draw:style-name="gr225" draw:text-style-name="P4" draw:layer="layout" svg:x1="12.368cm" svg:y1="17.563cm" svg:x2="12.368cm" svg:y2="19.275cm" draw:start-shape="id410" draw:start-glue-point="2" draw:end-shape="id413" draw:end-glue-point="0" svg:d="M12368 17563v1712" svg:viewBox="0 0 1 1713">
          <text:p/>
        </draw:connector>
        <draw:custom-shape draw:style-name="gr234" draw:text-style-name="P20" xml:id="id408" draw:id="id408"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9.738cm" svg:y1="13.877cm" svg:x2="9.727cm" svg:y2="14.539cm" draw:start-shape="id414" draw:start-glue-point="8" draw:end-shape="id408" draw:end-glue-point="0" svg:d="M9738 13877v323h-11v339" svg:viewBox="0 0 12 663">
          <text:p/>
        </draw:connector>
      </draw:page>
      <draw:page draw:name="page35" draw:style-name="dp1" draw:master-page-name="Default">
        <draw:frame draw:style-name="gr357"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17" draw:id="id417"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6.468cm" svg:y1="9.313cm" svg:x2="4.685cm" svg:y2="11.27cm" draw:start-shape="id415" draw:start-glue-point="2" draw:end-shape="id416" draw:end-glue-point="0" svg:d="M6468 9313v961h-1783v996" svg:viewBox="0 0 1784 1958">
          <text:p/>
        </draw:connector>
        <draw:frame draw:style-name="gr358" draw:text-style-name="P67" draw:layer="layout" svg:width="1.239cm" svg:height="0.577cm" svg:x="5.741cm" svg:y="6.439cm">
          <draw:text-box>
            <text:p><text:span text:style-name="T2">Ender</text:span></text:p>
          </draw:text-box>
        </draw:frame>
        <draw:connector draw:style-name="gr237" draw:layer="layout" svg:x1="6.469cm" svg:y1="7.642cm" svg:x2="6.468cm" svg:y2="8.579cm" draw:start-shape="id417" draw:start-glue-point="8" draw:end-shape="id415" draw:end-glue-point="0" svg:d="M6469 7642v461h-1v476" svg:viewBox="0 0 2 938">
          <text:p/>
        </draw:connector>
        <draw:frame draw:style-name="gr110" draw:text-style-name="P11" draw:layer="layout" svg:width="25.886cm" svg:height="1.839cm" svg:x="1.048cm" svg:y="0.974cm">
          <draw:text-box>
            <text:p text:style-name="P4"><text:span text:style-name="T6">Ender Deco Chain</text:span></text:p>
          </draw:text-box>
        </draw:frame>
        <draw:custom-shape draw:style-name="gr234" draw:text-style-name="P20" xml:id="id415" draw:id="id415"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38" draw:text-style-name="P64" draw:layer="layout" svg:x1="6.468cm" svg:y1="9.313cm" svg:x2="8.099cm" svg:y2="11.27cm" draw:start-shape="id415" draw:start-glue-point="2" draw:end-shape="id418" draw:end-glue-point="0" svg:d="M6468 9313v961h1631v996" svg:viewBox="0 0 1632 1958">
          <text:p/>
        </draw:connector>
        <draw:custom-shape draw:style-name="gr43" draw:text-style-name="P13" xml:id="id416" draw:id="id416"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18" draw:id="id418"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frame draw:style-name="gr231" draw:text-style-name="P57" draw:layer="layout" svg:width="2.617cm" svg:height="0.612cm" svg:x="3.851cm" svg:y="9.313cm">
          <draw:text-box>
            <text:p><text:span text:style-name="T21">animation msgs</text:span></text:p>
          </draw:text-box>
        </draw:frame>
      </draw:page>
      <draw:page draw:name="page36" draw:style-name="dp1" draw:master-page-name="Default">
        <draw:custom-shape draw:style-name="gr359" draw:text-style-name="P73" xml:id="id423" draw:id="id423"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4" draw:text-style-name="P20" xml:id="id424" draw:id="id424"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4" draw:text-style-name="P20" xml:id="id419" draw:id="id419"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50" draw:text-style-name="P31" xml:id="id421" draw:id="id421"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0" draw:text-style-name="P13" xml:id="id422" draw:id="id422"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50" draw:text-style-name="P31" xml:id="id425" draw:id="id425"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61" draw:text-style-name="P20" xml:id="id426" draw:id="id426"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069cm" svg:y1="6.008cm" svg:x2="8.448cm" svg:y2="7.359cm" draw:start-shape="id419" draw:start-glue-point="2" draw:end-shape="id420" draw:end-glue-point="0" svg:d="M13069 6008v676h-4621v675" svg:viewBox="0 0 4622 1352">
          <text:p/>
        </draw:connector>
        <draw:custom-shape draw:style-name="gr362" draw:text-style-name="P27" xml:id="id428" draw:id="id428"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EndGameWinner </text:span><text:span text:style-name="T30">TAKER</text:span></text:p>
          <draw:enhanced-geometry svg:viewBox="0 0 21600 21600" draw:type="rectangle" draw:enhanced-path="M 0 0 L 21600 0 21600 21600 0 21600 0 0 Z N"/>
        </draw:custom-shape>
        <draw:custom-shape draw:style-name="gr240" draw:text-style-name="P13" xml:id="id427" draw:id="id427"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2" draw:text-style-name="P4" draw:layer="layout" svg:x1="14.045cm" svg:y1="10.215cm" svg:x2="14.045cm" svg:y2="10.888cm" draw:start-shape="id421" draw:start-glue-point="2" draw:end-shape="id422" draw:end-glue-point="0" svg:d="M14045 10215v673" svg:viewBox="0 0 1 674">
          <text:p/>
        </draw:connector>
        <draw:connector draw:style-name="gr225" draw:text-style-name="P4" draw:layer="layout" draw:line-skew="0.798cm" svg:x1="14.035cm" svg:y1="2.792cm" svg:x2="14.045cm" svg:y2="3.487cm" draw:start-shape="id423" draw:start-glue-point="0" draw:end-shape="id424" draw:end-glue-point="0" svg:d="M14035 2792v297h10v398" svg:viewBox="0 0 11 696">
          <text:p/>
        </draw:connector>
        <draw:connector draw:style-name="gr225" draw:text-style-name="P4" draw:layer="layout" svg:x1="14.045cm" svg:y1="11.622cm" svg:x2="14.045cm" svg:y2="12.394cm" draw:start-shape="id422" draw:start-glue-point="2" draw:end-shape="id425" draw:end-glue-point="0" svg:d="M14045 11622v772" svg:viewBox="0 0 1 773">
          <text:p/>
        </draw:connector>
        <draw:connector draw:style-name="gr225" draw:text-style-name="P4" draw:layer="layout" svg:x1="14.045cm" svg:y1="13.128cm" svg:x2="14.045cm" svg:y2="13.701cm" draw:start-shape="id425" draw:start-glue-point="2" draw:end-shape="id426" draw:end-glue-point="0" svg:d="M14045 13128v573" svg:viewBox="0 0 1 574">
          <text:p/>
        </draw:connector>
        <draw:connector draw:style-name="gr225" draw:text-style-name="P4" draw:layer="layout" svg:x1="14.045cm" svg:y1="14.435cm" svg:x2="11.659cm" svg:y2="15.852cm" draw:start-shape="id426" draw:start-glue-point="2" draw:end-shape="id427" draw:end-glue-point="0" svg:d="M14045 14435v709h-2386v708" svg:viewBox="0 0 2387 1418">
          <text:p/>
        </draw:connector>
        <draw:connector draw:style-name="gr225" draw:text-style-name="P4" draw:layer="layout" svg:x1="11.659cm" svg:y1="16.586cm" svg:x2="14.045cm" svg:y2="18.015cm" draw:start-shape="id427" draw:start-glue-point="2" draw:end-shape="id428" draw:end-glue-point="0" svg:d="M11659 16586v715h2386v714" svg:viewBox="0 0 2387 1430">
          <text:p/>
        </draw:connector>
        <draw:custom-shape draw:style-name="gr234" draw:text-style-name="P20" xml:id="id429" draw:id="id429"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4.221cm" svg:x2="7.789cm" svg:y2="5.274cm" draw:start-shape="id424" draw:start-glue-point="2" draw:end-shape="id429" draw:end-glue-point="0" svg:d="M14045 4221v527h-6256v526" svg:viewBox="0 0 6257 1054">
          <text:p/>
        </draw:connector>
        <draw:connector draw:style-name="gr225" draw:text-style-name="P4" draw:layer="layout" svg:x1="7.789cm" svg:y1="6.008cm" svg:x2="8.448cm" svg:y2="7.359cm" draw:start-shape="id429" draw:start-glue-point="2" draw:end-shape="id420" draw:end-glue-point="0" svg:d="M7789 6008v676h659v675" svg:viewBox="0 0 660 1352">
          <text:p/>
        </draw:connector>
        <draw:frame draw:style-name="gr363" draw:text-style-name="P11" draw:layer="layout" svg:width="25.807cm" svg:height="1.354cm" svg:x="1.048cm" svg:y="0.974cm">
          <draw:text-box>
            <text:p text:style-name="P4"><text:span text:style-name="T6">Non-Eliminate Ender Deco Chain</text:span></text:p>
          </draw:text-box>
        </draw:frame>
        <draw:custom-shape draw:style-name="gr234" draw:text-style-name="P20" xml:id="id420" draw:id="id420"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37" draw:layer="layout" svg:x1="14.045cm" svg:y1="4.221cm" svg:x2="13.069cm" svg:y2="5.274cm" draw:start-shape="id424" draw:start-glue-point="2" draw:end-shape="id419" draw:end-glue-point="0" svg:d="M14045 4221v527h-976v526" svg:viewBox="0 0 977 1054">
          <text:p/>
        </draw:connector>
        <draw:custom-shape draw:style-name="gr364" draw:text-style-name="P13" xml:id="id430" draw:id="id430"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14.435cm" svg:x2="16.651cm" svg:y2="15.852cm" draw:start-shape="id426" draw:start-glue-point="2" draw:end-shape="id430" draw:end-glue-point="0" svg:d="M14045 14435v709h2606v708" svg:viewBox="0 0 2607 1418">
          <text:p/>
        </draw:connector>
        <draw:connector draw:style-name="gr225" draw:text-style-name="P4" draw:layer="layout" svg:x1="16.651cm" svg:y1="16.586cm" svg:x2="14.045cm" svg:y2="18.015cm" draw:start-shape="id430" draw:start-glue-point="2" draw:end-shape="id428" draw:end-glue-point="0" svg:d="M16651 16586v715h-2606v714" svg:viewBox="0 0 2607 1430">
          <text:p/>
        </draw:connector>
        <draw:custom-shape draw:style-name="gr234" draw:text-style-name="P20" xml:id="id431" draw:id="id431"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dSideEnder</text:span></text:p>
          <draw:enhanced-geometry svg:viewBox="0 0 21600 21600" draw:mirror-horizontal="false" draw:mirror-vertical="false" draw:type="rectangle" draw:enhanced-path="M 0 0 L 21600 0 21600 21600 0 21600 0 0 Z N"/>
        </draw:custom-shape>
        <draw:custom-shape draw:style-name="gr234" draw:text-style-name="P20" xml:id="id432" draw:id="id432"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3cm" svg:y1="8.093cm" svg:x2="14.045cm" svg:y2="9.481cm" draw:start-shape="id431" draw:start-glue-point="2" draw:end-shape="id421" draw:end-glue-point="0" svg:d="M14030 8093v694h15v694" svg:viewBox="0 0 16 1389">
          <text:p/>
        </draw:connector>
        <draw:connector draw:style-name="gr225" draw:text-style-name="P4" draw:layer="layout" svg:x1="7.789cm" svg:y1="6.008cm" svg:x2="14.03cm" svg:y2="7.359cm" draw:start-shape="id429" draw:start-glue-point="2" draw:end-shape="id431" draw:end-glue-point="0" svg:d="M7789 6008v676h6241v675" svg:viewBox="0 0 6242 1352">
          <text:p/>
        </draw:connector>
        <draw:connector draw:style-name="gr225" draw:text-style-name="P4" draw:layer="layout" svg:x1="7.789cm" svg:y1="6.008cm" svg:x2="19.031cm" svg:y2="7.359cm" draw:start-shape="id429" draw:start-glue-point="2" draw:end-shape="id432" draw:end-glue-point="0" svg:d="M7789 6008v676h11242v675" svg:viewBox="0 0 11243 1352">
          <text:p/>
        </draw:connector>
        <draw:connector draw:style-name="gr225" draw:text-style-name="P4" draw:layer="layout" svg:x1="8.448cm" svg:y1="8.093cm" svg:x2="14.045cm" svg:y2="9.481cm" draw:start-shape="id420" draw:start-glue-point="2" draw:end-shape="id421" draw:end-glue-point="0" svg:d="M8448 8093v694h5597v694" svg:viewBox="0 0 5598 1389">
          <text:p/>
        </draw:connector>
        <draw:connector draw:style-name="gr225" draw:text-style-name="P4" draw:layer="layout" svg:x1="19.031cm" svg:y1="8.093cm" svg:x2="14.045cm" svg:y2="9.481cm" draw:start-shape="id432" draw:start-glue-point="2" draw:end-shape="id421" draw:end-glue-point="0" svg:d="M19031 8093v694h-4986v694" svg:viewBox="0 0 4987 1389">
          <text:p/>
        </draw:connector>
        <draw:custom-shape draw:style-name="gr365" draw:text-style-name="P20" xml:id="id433" draw:id="id433"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4.221cm" svg:x2="18.993cm" svg:y2="5.274cm" draw:start-shape="id424" draw:start-glue-point="2" draw:end-shape="id433" draw:end-glue-point="0" svg:d="M14045 4221v527h4948v526" svg:viewBox="0 0 4949 1054">
          <text:p/>
        </draw:connector>
        <draw:connector draw:style-name="gr225" draw:text-style-name="P4" draw:layer="layout" svg:x1="18.993cm" svg:y1="6.008cm" svg:x2="19.031cm" svg:y2="7.359cm" draw:start-shape="id433" draw:start-glue-point="2" draw:end-shape="id432" draw:end-glue-point="0" svg:d="M18993 6008v676h38v675" svg:viewBox="0 0 39 1352">
          <text:p/>
        </draw:connector>
        <draw:connector draw:style-name="gr225" draw:text-style-name="P4" draw:layer="layout" svg:x1="18.993cm" svg:y1="6.008cm" svg:x2="14.03cm" svg:y2="7.359cm" draw:start-shape="id433" draw:start-glue-point="2" draw:end-shape="id431" draw:end-glue-point="0" svg:d="M18993 6008v676h-4963v675" svg:viewBox="0 0 4964 1352">
          <text:p/>
        </draw:connector>
        <draw:connector draw:style-name="gr225" draw:text-style-name="P4" draw:layer="layout" svg:x1="18.993cm" svg:y1="6.008cm" svg:x2="8.448cm" svg:y2="7.359cm" draw:start-shape="id433" draw:start-glue-point="2" draw:end-shape="id420" draw:end-glue-point="0" svg:d="M18993 6008v676h-10545v675" svg:viewBox="0 0 10546 1352">
          <text:p/>
        </draw:connector>
      </draw:page>
      <draw:page draw:name="page37" draw:style-name="dp1" draw:master-page-name="Default">
        <draw:custom-shape draw:style-name="gr366" draw:text-style-name="P75" xml:id="id437" draw:id="id437"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67" draw:text-style-name="P31" xml:id="id434" draw:id="id434"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01cm" svg:y1="6.576cm" svg:x2="5.149cm" svg:y2="7.844cm" draw:end-shape="id434" draw:end-glue-point="0" svg:d="M14001 6576v375h-8852v893" svg:viewBox="0 0 8853 1269">
          <text:p/>
        </draw:connector>
        <draw:custom-shape draw:style-name="gr368" draw:text-style-name="P31" xml:id="id439" draw:id="id439"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69" draw:text-style-name="P11" draw:layer="layout" svg:width="25.781cm" svg:height="1.143cm" svg:x="1.048cm" svg:y="0.974cm">
          <draw:text-box>
            <text:p text:style-name="P4"><text:span text:style-name="T6">Eliminate Ender Deco Chains</text:span></text:p>
          </draw:text-box>
        </draw:frame>
        <draw:custom-shape draw:style-name="gr240" draw:text-style-name="P13" xml:id="id436" draw:id="id436"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67" draw:text-style-name="P66" xml:id="id435" draw:id="id435"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37" draw:layer="layout" svg:x1="14.001cm" svg:y1="6.576cm" svg:x2="13.441cm" svg:y2="7.844cm" draw:end-shape="id435" draw:end-glue-point="0" svg:d="M14001 6576v375h-560v893" svg:viewBox="0 0 561 1269">
          <text:p/>
        </draw:connector>
        <draw:connector draw:style-name="gr237" draw:layer="layout" svg:x1="5.149cm" svg:y1="8.867cm" svg:x2="5.149cm" svg:y2="9.476cm" draw:start-shape="id434" draw:start-glue-point="2" draw:end-shape="id436" draw:end-glue-point="0" svg:d="M5149 8867v609" svg:viewBox="0 0 1 610">
          <text:p/>
        </draw:connector>
        <draw:connector draw:style-name="gr238" draw:text-style-name="P64" draw:layer="layout" draw:line-skew="1.057cm" svg:x1="13.89cm" svg:y1="4.022cm" svg:x2="13.901cm" svg:y2="5.842cm" draw:start-shape="id437" draw:start-glue-point="0" draw:end-shape="id438" draw:end-glue-point="0" svg:d="M13890 4022v556h11v1264" svg:viewBox="0 0 12 1821">
          <text:p/>
        </draw:connector>
        <draw:custom-shape draw:style-name="gr234" draw:text-style-name="P20" xml:id="id438" draw:id="id438"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01cm" svg:y1="6.576cm" svg:x2="23.053cm" svg:y2="7.844cm" draw:end-shape="id439" draw:end-glue-point="0" svg:d="M14001 6576v375h9052v893" svg:viewBox="0 0 9053 1269">
          <text:p/>
        </draw:connector>
        <draw:custom-shape draw:style-name="gr240" draw:text-style-name="P13" xml:id="id440" draw:id="id440"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0" draw:text-style-name="P13" xml:id="id441" draw:id="id441"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70" draw:layer="layout" draw:line-skew="-1.095cm" svg:x1="7.689cm" svg:y1="8.355cm" svg:x2="13.14cm" svg:y2="12.024cm" draw:start-shape="id434" draw:start-glue-point="1" draw:end-shape="id440" draw:end-glue-point="3" svg:d="M7689 8355h1630v3669h3821" svg:viewBox="0 0 5452 3670">
          <text:p/>
        </draw:connector>
        <draw:connector draw:style-name="gr370" draw:layer="layout" draw:line-skew="0.328cm" svg:x1="15.981cm" svg:y1="8.355cm" svg:x2="13.14cm" svg:y2="12.024cm" draw:start-shape="id435" draw:start-glue-point="1" draw:end-shape="id440" draw:end-glue-point="3" svg:d="M15981 8355h845v1907h-4204v1762h518" svg:viewBox="0 0 4205 3670">
          <text:p/>
        </draw:connector>
        <draw:connector draw:style-name="gr370" draw:layer="layout" svg:x1="23.053cm" svg:y1="8.867cm" svg:x2="23.053cm" svg:y2="11.657cm" draw:start-shape="id439" draw:start-glue-point="2" draw:end-shape="id441"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24</text:page-number></text:span></text:p>
        </draw:text-box>
      </draw:frame>
      <draw:frame draw:style-name="Mgr2" draw:text-style-name="MP1" draw:layer="backgroundobjects" svg:width="1.992cm" svg:height="0.421cm" svg:x="23.976cm" svg:y="20.169cm">
        <draw:text-box>
          <text:p><text:span text:style-name="MT1">4 Nov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8H57M49S</meta:editing-duration>
    <meta:editing-cycles>321</meta:editing-cycles>
    <meta:generator>LibreOffice/7.3.2.2$Windows_X86_64 LibreOffice_project/49f2b1bff42cfccbd8f788c8dc32c1c309559be0</meta:generator>
    <dc:date>2025-11-04T07:23:00.053000000</dc:date>
    <meta:document-statistic meta:object-count="1116"/>
  </office:meta>
</office:document-meta>
</file>